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MT" svg:font-family="TimesNewRomanPSMT" style:font-family-generic="roman"/>
    <style:font-face style:name="Consolas" svg:font-family="Consolas" style:font-family-generic="swiss" style:font-pitch="fixed"/>
    <style:font-face style:name="Courier New" svg:font-family="'Courier New'"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214cm" fo:margin-left="0cm" fo:margin-right="-0.012cm" table:align="margins" fo:keep-with-next="always"/>
    </style:style>
    <style:style style:name="Table1.A" style:family="table-column">
      <style:table-column-properties style:column-width="2.545cm" style:rel-column-width="10966*"/>
    </style:style>
    <style:style style:name="Table1.B" style:family="table-column">
      <style:table-column-properties style:column-width="2.533cm" style:rel-column-width="10913*"/>
    </style:style>
    <style:style style:name="Table1.F" style:family="table-column">
      <style:table-column-properties style:column-width="2.535cm" style:rel-column-width="10917*"/>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F1" style:family="table-cell">
      <style:table-cell-properties style:vertical-align="middle" fo:padding="0.097cm" fo:border="0.002cm solid #000000"/>
    </style:style>
    <style:style style:name="Table1.A2" style:family="table-cell">
      <style:table-cell-properties style:vertical-align="middle" fo:padding="0.097cm" fo:border-left="0.002cm solid #000000" fo:border-right="none" fo:border-top="none" fo:border-bottom="0.002cm solid #000000"/>
    </style:style>
    <style:style style:name="Table1.F2"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5.201cm" table:align="margins" fo:keep-with-next="always"/>
    </style:style>
    <style:style style:name="Table2.A" style:family="table-column">
      <style:table-column-properties style:column-width="2.533cm" style:rel-column-width="10922*"/>
    </style:style>
    <style:style style:name="Table2.F" style:family="table-column">
      <style:table-column-properties style:column-width="2.535cm" style:rel-column-width="10925*"/>
    </style:style>
    <style:style style:name="Table2.A1" style:family="table-cell">
      <style:table-cell-properties style:vertical-align="middle" fo:padding="0.097cm" fo:border-left="0.002cm solid #000000" fo:border-right="none" fo:border-top="0.002cm solid #000000" fo:border-bottom="0.002cm solid #000000"/>
    </style:style>
    <style:style style:name="Table2.F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F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5.201cm" table:align="margins" fo:keep-with-next="always"/>
    </style:style>
    <style:style style:name="Table3.A" style:family="table-column">
      <style:table-column-properties style:column-width="2.533cm" style:rel-column-width="10919*"/>
    </style:style>
    <style:style style:name="Table3.C" style:family="table-column">
      <style:table-column-properties style:column-width="2.535cm" style:rel-column-width="10927*"/>
    </style:style>
    <style:style style:name="Table3.F" style:family="table-column">
      <style:table-column-properties style:column-width="2.536cm" style:rel-column-width="10932*"/>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F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F2" style:family="table-cell">
      <style:table-cell-properties style:vertical-align="middle" fo:padding="0.097cm" fo:border-left="0.002cm solid #000000" fo:border-right="0.002cm solid #000000" fo:border-top="none" fo:border-bottom="0.002cm solid #000000"/>
    </style:style>
    <style:style style:name="ResultadoMédio" style:family="table">
      <style:table-properties style:width="15.201cm" table:align="margins" fo:keep-with-next="always"/>
    </style:style>
    <style:style style:name="ResultadoMédio.A" style:family="table-column">
      <style:table-column-properties style:column-width="2.533cm" style:rel-column-width="10921*"/>
    </style:style>
    <style:style style:name="ResultadoMédio.B" style:family="table-column">
      <style:table-column-properties style:column-width="2.533cm" style:rel-column-width="10923*"/>
    </style:style>
    <style:style style:name="ResultadoMédio.E" style:family="table-column">
      <style:table-column-properties style:column-width="2.533cm" style:rel-column-width="10922*"/>
    </style:style>
    <style:style style:name="ResultadoMédio.F" style:family="table-column">
      <style:table-column-properties style:column-width="2.535cm" style:rel-column-width="10925*"/>
    </style:style>
    <style:style style:name="ResultadoMédio.A1" style:family="table-cell">
      <style:table-cell-properties style:vertical-align="middle" fo:padding="0.097cm" fo:border-left="0.002cm solid #000000" fo:border-right="none" fo:border-top="0.002cm solid #000000" fo:border-bottom="0.002cm solid #000000"/>
    </style:style>
    <style:style style:name="ResultadoMédio.F1" style:family="table-cell">
      <style:table-cell-properties style:vertical-align="middle" fo:padding="0.097cm" fo:border="0.002cm solid #000000"/>
    </style:style>
    <style:style style:name="ResultadoMédio.A2" style:family="table-cell">
      <style:table-cell-properties style:vertical-align="middle" fo:padding="0.097cm" fo:border-left="0.002cm solid #000000" fo:border-right="none" fo:border-top="none" fo:border-bottom="0.002cm solid #000000"/>
    </style:style>
    <style:style style:name="ResultadoMédio.F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BPO-Título">
      <style:text-properties fo:font-variant="normal" fo:text-transform="none" fo:font-size="11pt" style:font-size-asian="11pt" style:font-size-complex="11pt"/>
    </style:style>
    <style:style style:name="P2" style:family="paragraph" style:parent-style-name="References">
      <style:paragraph-properties fo:margin-left="0cm" fo:margin-right="0cm" fo:margin-top="0cm" fo:margin-bottom="0cm" fo:text-align="start" style:justify-single-word="false" fo:orphans="2" fo:widows="2" fo:text-indent="0cm" style:auto-text-indent="false"/>
      <style:text-properties style:font-name="Times New Roman" fo:font-size="11pt" style:font-size-asian="11pt" style:font-size-complex="11pt"/>
    </style:style>
    <style:style style:name="P3" style:family="paragraph" style:parent-style-name="References">
      <style:paragraph-properties fo:margin-left="0cm" fo:margin-right="0cm" fo:margin-top="0cm" fo:margin-bottom="0cm" fo:text-align="start" style:justify-single-word="false" fo:orphans="2" fo:widows="2" fo:text-indent="0cm" style:auto-text-indent="false"/>
      <style:text-properties style:font-name="Times New Roman" fo:font-size="11pt" fo:font-weight="bold" style:font-size-asian="11pt" style:font-weight-asian="bold" style:font-size-complex="11pt" style:font-weight-complex="bold"/>
    </style:style>
    <style:style style:name="P4" style:family="paragraph" style:parent-style-name="References">
      <style:paragraph-properties fo:margin-left="0cm" fo:margin-right="0cm" fo:margin-top="0cm" fo:margin-bottom="0cm" fo:text-align="start" style:justify-single-word="false" fo:orphans="2" fo:widows="2" fo:text-indent="0cm" style:auto-text-indent="false"/>
      <style:text-properties fo:font-variant="normal" fo:text-transform="none" fo:color="#222222" style:font-name="Times New Roman" fo:font-size="11pt" fo:letter-spacing="normal" fo:language="pt" fo:country="BR" fo:font-style="normal" fo:font-weight="normal" style:font-size-asian="11pt" style:font-weight-asian="normal" style:font-name-complex="Times New Roman" style:font-size-complex="11pt" style:font-weight-complex="normal"/>
    </style:style>
    <style:style style:name="P5" style:family="paragraph" style:parent-style-name="References">
      <style:paragraph-properties fo:margin-left="0cm" fo:margin-right="0cm" fo:margin-top="0cm" fo:margin-bottom="0cm" fo:text-align="start" style:justify-single-word="false" fo:orphans="2" fo:widows="2" fo:text-indent="0cm" style:auto-text-indent="false"/>
      <style:text-properties fo:font-variant="normal" fo:text-transform="none" fo:color="#222222" style:font-name="Times New Roman" fo:font-size="11pt" fo:letter-spacing="normal" fo:language="pt" fo:country="BR" fo:font-style="normal" fo:font-weight="normal" style:font-size-asian="11pt" style:font-style-asian="italic" style:font-weight-asian="normal" style:font-name-complex="Times New Roman" style:font-size-complex="11pt" style:font-style-complex="italic" style:font-weight-complex="normal"/>
    </style:style>
    <style:style style:name="P6" style:family="paragraph" style:parent-style-name="Standard">
      <style:paragraph-properties fo:margin-left="0cm" fo:margin-right="0cm" fo:margin-top="0cm" fo:margin-bottom="0cm" fo:text-align="start" style:justify-single-word="false" fo:orphans="2" fo:widows="2" fo:text-indent="0cm" style:auto-text-indent="false"/>
      <style:text-properties style:font-name="Times New Roman" fo:font-size="11pt" fo:font-weight="bold" style:font-size-asian="11pt" style:font-weight-asian="bold" style:font-size-complex="11pt" style:font-weight-complex="bold"/>
    </style:style>
    <style:style style:name="P7" style:family="paragraph" style:parent-style-name="Heading_20_1">
      <style:paragraph-properties fo:margin-left="0cm" fo:margin-right="0cm" fo:margin-top="0cm" fo:margin-bottom="0cm" fo:text-align="start" style:justify-single-word="false" fo:orphans="2" fo:widows="2" fo:text-indent="0cm" style:auto-text-indent="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8" style:family="paragraph" style:parent-style-name="Text_20_body">
      <style:paragraph-properties fo:margin-left="0cm" fo:margin-right="0cm" fo:margin-top="0cm" fo:margin-bottom="0cm" fo:text-align="start" style:justify-single-word="false" fo:orphans="2" fo:widows="2" fo:text-indent="0cm" style:auto-text-indent="false"/>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222222" style:font-name="Times New Roman" fo:font-size="11pt" fo:letter-spacing="normal" fo:language="pt" fo:country="BR" fo:font-style="italic" fo:font-weight="bold" style:font-size-asian="11pt" style:font-style-asian="italic" style:font-weight-asian="bold" style:font-name-complex="Times New Roman" style:font-size-complex="11pt" style:font-style-complex="italic" style:font-weight-complex="bold"/>
    </style:style>
    <style:style style:name="P10" style:family="paragraph" style:parent-style-name="Standard">
      <style:paragraph-properties fo:margin-left="0cm" fo:margin-right="0cm" fo:text-align="start" style:justify-single-word="false" fo:text-indent="0cm" style:auto-text-indent="false" style:text-autospace="none"/>
      <style:text-properties fo:font-size="12pt" fo:font-weight="normal" style:font-size-asian="12pt" style:font-weight-asian="normal" style:font-size-complex="12pt" style:font-weight-complex="normal"/>
    </style:style>
    <style:style style:name="P11" style:family="paragraph" style:parent-style-name="Plain_20_Text">
      <style:text-properties style:font-name="Times New Roman" fo:font-size="11pt" style:font-size-asian="11pt" style:font-name-complex="Times New Roman" style:font-size-complex="11pt"/>
    </style:style>
    <style:style style:name="P12" style:family="paragraph" style:parent-style-name="Plain_20_Text">
      <style:paragraph-properties fo:text-align="center" style:justify-single-word="false"/>
      <style:text-properties style:font-name="Times New Roman" fo:font-size="11pt" style:font-size-asian="11pt" style:font-name-complex="Times New Roman" style:font-size-complex="11pt"/>
    </style:style>
    <style:style style:name="P13" style:family="paragraph" style:parent-style-name="Table_20_Contents">
      <style:paragraph-properties fo:text-align="center" style:justify-single-word="false"/>
      <style:text-properties style:font-name="Times New Roman" fo:font-size="11pt" style:font-size-asian="11pt" style:font-name-complex="Times New Roman" style:font-size-complex="11pt"/>
    </style:style>
    <style:style style:name="P14" style:family="paragraph" style:parent-style-name="Table_20_Contents">
      <style:paragraph-properties fo:text-align="center" style:justify-single-word="false"/>
      <style:text-properties style:font-name="Times New Roman" fo:font-size="11pt" style:font-size-asian="11pt" style:font-name-complex="Courier New" style:font-size-complex="11pt"/>
    </style:style>
    <style:style style:name="P15" style:family="paragraph" style:parent-style-name="Standard">
      <style:paragraph-properties fo:text-align="center" style:justify-single-word="false"/>
      <style:text-properties fo:font-size="11pt" style:font-size-asian="11pt" style:font-size-complex="11pt"/>
    </style:style>
    <style:style style:name="P16" style:family="paragraph" style:parent-style-name="Author_26_Address">
      <style:paragraph-properties fo:orphans="2" fo:widows="2"/>
      <style:text-properties style:font-name="Times New Roman" fo:font-size="11pt" fo:font-weight="normal" style:font-size-asian="11pt" style:font-weight-asian="normal" style:font-name-complex="Times New Roman" style:font-size-complex="11pt"/>
    </style:style>
    <style:style style:name="P17" style:family="paragraph" style:parent-style-name="SBPO-Título">
      <style:paragraph-properties fo:break-before="page"/>
      <style:text-properties fo:font-variant="normal" fo:text-transform="none" fo:font-size="13pt" style:font-size-asian="13pt" style:font-size-complex="13pt"/>
    </style:style>
    <style:style style:name="P18" style:family="paragraph" style:parent-style-name="SBPO-e-mail">
      <style:text-properties fo:font-size="11pt" fo:language="en" fo:country="US" style:font-size-asian="11pt" style:language-asian="pt" style:country-asian="BR" style:font-size-complex="11pt" style:font-style-complex="italic"/>
    </style:style>
    <style:style style:name="P19" style:family="paragraph" style:parent-style-name="Keywords">
      <style:text-properties fo:font-size="11pt" style:font-size-asian="11pt" style:font-size-complex="11pt"/>
    </style:style>
    <style:style style:name="P20" style:family="paragraph" style:parent-style-name="Text_20_body">
      <style:paragraph-properties fo:margin-top="0.212cm" fo:margin-bottom="0cm" fo:text-align="justify" style:justify-single-word="false" fo:orphans="2" fo:widows="2"/>
      <style:text-properties style:text-position="0% 100%" fo:font-size="11pt" fo:language="pt" fo:country="BR" fo:font-weight="normal" style:font-size-asian="11pt" style:font-weight-asian="normal" style:font-name-complex="Times New Roman" style:font-size-complex="11pt" style:font-weight-complex="normal"/>
    </style:style>
    <style:style style:name="P21" style:family="paragraph" style:parent-style-name="Text_20_body">
      <style:paragraph-properties fo:margin-top="0.212cm" fo:margin-bottom="0cm" fo:text-align="justify" style:justify-single-word="false" fo:orphans="2" fo:widows="2"/>
      <style:text-properties style:text-position="0% 100%" fo:font-size="11pt" fo:language="pt" fo:country="BR" fo:font-weight="normal" style:font-size-asian="11pt" style:font-weight-asian="normal" style:font-size-complex="11pt" style:font-weight-complex="normal"/>
    </style:style>
    <style:style style:name="P22" style:family="paragraph" style:parent-style-name="Text_20_body">
      <style:paragraph-properties fo:margin-top="0.212cm" fo:margin-bottom="0cm" fo:text-align="justify" style:justify-single-word="false" fo:orphans="2" fo:widows="2"/>
      <style:text-properties style:text-position="0% 100%" fo:font-size="11pt" fo:language="pt" fo:country="BR" fo:font-style="normal" fo:font-weight="normal" style:font-size-asian="11pt" style:font-style-asian="normal" style:font-weight-asian="normal" style:font-size-complex="11pt" style:font-style-complex="normal" style:font-weight-complex="normal"/>
    </style:style>
    <style:style style:name="P23" style:family="paragraph" style:parent-style-name="Text_20_body">
      <style:paragraph-properties fo:margin-top="0.212cm" fo:margin-bottom="0cm" fo:text-align="justify" style:justify-single-word="false" fo:orphans="2" fo:widows="2"/>
      <style:text-properties style:text-position="0% 100%" fo:font-size="12pt" fo:language="pt" fo:country="BR" fo:font-weight="bold" style:font-size-asian="12pt" style:font-weight-asian="bold" style:font-size-complex="12pt" style:font-weight-complex="bold"/>
    </style:style>
    <style:style style:name="P24" style:family="paragraph" style:parent-style-name="Text_20_body">
      <style:paragraph-properties fo:margin-top="0.212cm" fo:margin-bottom="0cm" fo:text-align="justify" style:justify-single-word="false" fo:orphans="2" fo:widows="2"/>
      <style:text-properties style:text-position="0% 100%" fo:font-size="12pt" fo:language="pt" fo:country="BR" fo:font-style="normal" fo:font-weight="bold" style:font-size-asian="12pt" style:font-style-asian="normal" style:font-weight-asian="bold" style:font-size-complex="12pt" style:font-style-complex="normal" style:font-weight-complex="bold"/>
    </style:style>
    <style:style style:name="P25" style:family="paragraph" style:parent-style-name="Text_20_body">
      <style:paragraph-properties fo:margin-top="0.212cm" fo:margin-bottom="0cm" fo:text-align="justify" style:justify-single-word="false" fo:orphans="2" fo:widows="2"/>
      <style:text-properties fo:font-size="11pt" fo:language="pt" fo:country="BR" style:font-size-asian="11pt" style:font-size-complex="11pt" style:font-weight-complex="bold"/>
    </style:style>
    <style:style style:name="P26" style:family="paragraph" style:parent-style-name="Text_20_body">
      <style:paragraph-properties fo:margin-top="0.212cm" fo:margin-bottom="0cm" fo:text-align="justify" style:justify-single-word="false" fo:orphans="2" fo:widows="2"/>
      <style:text-properties fo:font-size="11pt" fo:language="pt" fo:country="BR" fo:font-weight="normal" style:font-size-asian="11pt" style:font-weight-asian="normal" style:font-name-complex="Times New Roman" style:font-size-complex="11pt" style:font-weight-complex="normal"/>
    </style:style>
    <style:style style:name="P27" style:family="paragraph" style:parent-style-name="Text_20_body">
      <style:paragraph-properties fo:margin-top="0.212cm" fo:margin-bottom="0cm" fo:text-align="justify" style:justify-single-word="false" fo:orphans="2" fo:widows="2"/>
      <style:text-properties fo:font-size="12pt" fo:language="pt" fo:country="BR" fo:font-weight="bold" style:font-size-asian="12pt" style:font-weight-asian="bold" style:font-name-complex="Times New Roman" style:font-size-complex="12pt" style:font-weight-complex="bold"/>
    </style:style>
    <style:style style:name="P28" style:family="paragraph" style:parent-style-name="Table">
      <style:paragraph-properties fo:text-align="center" style:justify-single-word="false"/>
    </style:style>
    <style:style style:name="P29" style:family="paragraph" style:parent-style-name="Plain_20_Text">
      <style:paragraph-properties fo:text-align="justify" style:justify-single-word="false"/>
      <style:text-properties style:font-name="Times New Roman" fo:font-size="11pt" style:font-size-asian="11pt" style:font-name-complex="Times New Roman" style:font-size-complex="11pt"/>
    </style:style>
    <style:style style:name="P30" style:family="paragraph" style:parent-style-name="Plain_20_Text">
      <style:text-properties style:font-name="Times New Roman" fo:font-size="11pt" fo:font-weight="normal" style:font-size-asian="11pt" style:font-weight-asian="normal" style:font-name-complex="Times New Roman" style:font-size-complex="11pt" style:font-weight-complex="normal"/>
    </style:style>
    <style:style style:name="P31" style:family="paragraph" style:parent-style-name="Plain_20_Text">
      <style:paragraph-properties fo:text-align="justify" style:justify-single-word="false"/>
      <style:text-properties style:font-name="Times New Roman" fo:font-size="11pt" fo:font-weight="normal" style:font-size-asian="11pt" style:font-weight-asian="normal" style:font-name-complex="Times New Roman" style:font-size-complex="11pt" style:font-weight-complex="normal"/>
    </style:style>
    <style:style style:name="P32" style:family="paragraph" style:parent-style-name="Plain_20_Text">
      <style:paragraph-properties fo:text-align="justify" style:justify-single-word="false"/>
      <style:text-properties style:font-name="Times New Roman" fo:font-size="11pt" style:font-size-asian="11pt" style:font-name-complex="Times New Roman" style:font-size-complex="11pt"/>
    </style:style>
    <style:style style:name="P33" style:family="paragraph" style:parent-style-name="Plain_20_Text">
      <style:paragraph-properties fo:margin-top="0.21cm" fo:margin-bottom="0cm" fo:text-align="justify" style:justify-single-word="false"/>
      <style:text-properties style:font-name="Times New Roman" fo:font-size="11pt" style:font-size-asian="11pt" style:font-name-complex="Times New Roman" style:font-size-complex="11pt"/>
    </style:style>
    <style:style style:name="P34" style:family="paragraph" style:parent-style-name="Plain_20_Text">
      <style:paragraph-properties fo:margin-top="0.21cm" fo:margin-bottom="0cm" fo:text-align="justify" style:justify-single-word="false"/>
      <style:text-properties style:font-name="Times New Roman" fo:font-size="11pt" fo:font-weight="normal" style:font-size-asian="11pt" style:font-weight-asian="normal" style:font-name-complex="Times New Roman" style:font-size-complex="11pt" style:font-weight-complex="normal"/>
    </style:style>
    <style:style style:name="P35" style:family="paragraph" style:parent-style-name="Plain_20_Text" style:master-page-name="">
      <style:paragraph-properties fo:margin-left="1.799cm" fo:margin-right="0cm" fo:margin-top="0.21cm" fo:margin-bottom="0cm" fo:text-align="start" style:justify-single-word="false" fo:text-indent="0cm" style:auto-text-indent="false" style:page-number="auto"/>
      <style:text-properties style:font-name="Times New Roman" fo:font-size="11pt" fo:font-weight="bold" style:font-size-asian="11pt" style:font-weight-asian="bold" style:font-name-complex="Times New Roman" style:font-size-complex="11pt" style:font-weight-complex="bold"/>
    </style:style>
    <style:style style:name="P36" style:family="paragraph" style:parent-style-name="Plain_20_Text">
      <style:paragraph-properties fo:margin-left="1.799cm" fo:margin-right="0cm" fo:margin-top="0.21cm" fo:margin-bottom="0cm" fo:text-align="start" style:justify-single-word="false" fo:text-indent="0cm" style:auto-text-indent="false"/>
      <style:text-properties style:font-name="Times New Roman" fo:font-size="11pt" fo:font-weight="bold" style:font-size-asian="11pt" style:font-weight-asian="bold" style:font-name-complex="Times New Roman" style:font-size-complex="11pt" style:font-weight-complex="bold"/>
    </style:style>
    <style:style style:name="P37" style:family="paragraph" style:parent-style-name="Heading_20_3">
      <style:paragraph-properties fo:margin-top="1.058cm" fo:margin-bottom="0cm"/>
      <style:text-properties fo:font-size="11pt" style:font-size-asian="11pt" style:font-size-complex="11pt"/>
    </style:style>
    <style:style style:name="P38" style:family="paragraph" style:parent-style-name="Heading_20_2">
      <style:text-properties fo:font-size="12pt" style:font-size-asian="12pt" style:font-name-complex="Times New Roman" style:font-size-complex="12pt"/>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10pt" style:font-name-asian="Consolas" style:font-size-asian="10pt" style:font-name-complex="Consolas"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Consolas" fo:font-size="8pt" style:font-name-asian="Consolas" style:font-size-asian="8pt" style:font-name-complex="Consolas" style:font-size-complex="8pt"/>
    </style:style>
    <style:style style:name="P41"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1pt" style:font-name-asian="Consolas" style:font-size-asian="11pt" style:font-name-complex="Consolas" style:font-size-complex="11pt"/>
    </style:style>
    <style:style style:name="P42" style:family="paragraph" style:parent-style-name="Standard">
      <style:paragraph-properties fo:margin-left="0cm" fo:margin-right="0cm" fo:text-align="start" style:justify-single-word="false" fo:text-indent="0cm" style:auto-text-indent="false" style:text-autospace="none"/>
      <style:text-properties style:font-name="Consolas" fo:font-size="8pt" fo:font-weight="normal" style:font-name-asian="Consolas" style:font-size-asian="8pt" style:font-weight-asian="normal" style:font-name-complex="Consolas" style:font-size-complex="8pt" style:font-weight-complex="normal"/>
    </style:style>
    <style:style style:name="P43" style:family="paragraph" style:parent-style-name="Standard">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44" style:family="paragraph" style:parent-style-name="Standard" style:list-style-name="">
      <style:paragraph-properties fo:margin-left="0cm" fo:margin-right="0cm" fo:text-align="start" style:justify-single-word="false" fo:text-indent="0cm" style:auto-text-indent="false" style:text-autospace="none"/>
      <style:text-properties style:font-name="Consolas" fo:font-size="8pt" style:font-name-asian="Consolas" style:font-size-asian="8pt" style:font-name-complex="Consolas" style:font-size-complex="8pt"/>
    </style:style>
    <style:style style:name="P45" style:family="paragraph" style:parent-style-name="Standard">
      <style:text-properties style:font-name="Consolas" fo:font-size="8pt" fo:language="pt" fo:country="BR" style:font-name-asian="Consolas" style:font-size-asian="8pt" style:font-name-complex="Consolas" style:font-size-complex="8pt"/>
    </style:style>
    <style:style style:name="P46" style:family="paragraph" style:parent-style-name="Text_20_body">
      <style:paragraph-properties fo:margin-top="0.212cm" fo:margin-bottom="0cm" fo:text-align="justify" style:justify-single-word="false" fo:orphans="2" fo:widows="2"/>
      <style:text-properties style:text-position="0% 100%" style:font-name="Times New Roman" fo:font-size="11pt" fo:language="pt" fo:country="BR" fo:font-style="normal" fo:font-weight="normal" style:font-size-asian="11pt" style:font-style-asian="normal" style:font-weight-asian="normal" style:font-name-complex="Times New Roman" style:font-size-complex="11pt" style:font-style-complex="normal" style:font-weight-complex="normal"/>
    </style:style>
    <style:style style:name="P47" style:family="paragraph" style:parent-style-name="Text_20_body">
      <style:paragraph-properties fo:margin-top="0.212cm" fo:margin-bottom="0cm" fo:text-align="justify" style:justify-single-word="false" fo:orphans="2" fo:widows="2"/>
      <style:text-properties style:text-position="0% 100%" fo:font-size="12pt" fo:language="pt" fo:country="BR" fo:font-style="normal" fo:font-weight="bold" style:font-size-asian="12pt" style:font-style-asian="normal" style:font-weight-asian="bold" style:font-size-complex="12pt" style:font-style-complex="normal" style:font-weight-complex="bold"/>
    </style:style>
    <style:style style:name="P48" style:family="paragraph" style:parent-style-name="Text_20_body">
      <style:paragraph-properties fo:margin-top="0.212cm" fo:margin-bottom="0cm" fo:text-align="justify" style:justify-single-word="false" fo:orphans="2" fo:widows="2"/>
      <style:text-properties style:text-position="0% 100%" fo:font-size="12pt" fo:language="pt" fo:country="BR" fo:font-style="normal" fo:font-weight="normal" style:font-size-asian="12pt" style:font-style-asian="normal" style:font-weight-asian="normal" style:font-size-complex="12pt" style:font-style-complex="normal" style:font-weight-complex="normal"/>
    </style:style>
    <style:style style:name="P49" style:family="paragraph" style:parent-style-name="Text_20_body">
      <style:paragraph-properties fo:margin-top="0.212cm" fo:margin-bottom="0cm" fo:text-align="justify" style:justify-single-word="false" fo:orphans="2" fo:widows="2"/>
      <style:text-properties fo:font-size="11pt" fo:language="pt" fo:country="BR" style:font-size-asian="11pt" style:font-name-complex="Times New Roman" style:font-size-complex="11pt" style:font-weight-complex="bold"/>
    </style:style>
    <style:style style:name="P50" style:family="paragraph" style:parent-style-name="Text_20_body">
      <style:paragraph-properties fo:margin-left="0cm" fo:margin-right="0cm" fo:margin-top="0.212cm" fo:margin-bottom="0cm" fo:text-align="justify" style:justify-single-word="false" fo:orphans="2" fo:widows="2" fo:text-indent="0cm" style:auto-text-indent="false" style:text-autospace="none"/>
      <style:text-properties style:text-position="0% 100%" style:font-name="Times New Roman" fo:font-size="11pt" fo:language="pt" fo:country="BR" fo:font-style="normal" fo:font-weight="normal" style:font-size-asian="11pt" style:font-style-asian="normal" style:font-weight-asian="normal" style:font-name-complex="Times New Roman" style:font-size-complex="11pt" style:font-style-complex="normal" style:font-weight-complex="normal"/>
    </style:style>
    <style:style style:name="P51" style:family="paragraph" style:parent-style-name="Table">
      <style:paragraph-properties fo:text-align="center" style:justify-single-word="false"/>
    </style:style>
    <style:style style:name="T1" style:family="text">
      <style:text-properties fo:font-variant="normal" fo:text-transform="none" fo:color="#222222" fo:letter-spacing="normal" fo:language="pt" fo:country="BR" fo:font-style="normal" fo:font-weight="bold" style:font-weight-asian="bold" style:font-name-complex="Times New Roman" style:font-weight-complex="bold"/>
    </style:style>
    <style:style style:name="T2" style:family="text">
      <style:text-properties fo:font-variant="normal" fo:text-transform="none" fo:color="#222222" fo:letter-spacing="normal" fo:language="pt" fo:country="BR" fo:font-style="normal" fo:font-weight="bold" style:font-style-asian="normal" style:font-weight-asian="bold" style:font-name-complex="Times New Roman" style:font-style-complex="normal" style:font-weight-complex="bold"/>
    </style:style>
    <style:style style:name="T3" style:family="text">
      <style:text-properties fo:font-variant="normal" fo:text-transform="none" fo:color="#222222" fo:letter-spacing="normal" fo:language="pt" fo:country="BR" fo:font-style="normal" fo:font-weight="normal" style:font-name-complex="Times New Roman"/>
    </style:style>
    <style:style style:name="T4" style:family="text">
      <style:text-properties fo:font-variant="normal" fo:text-transform="none" fo:color="#222222" fo:letter-spacing="normal" fo:language="pt" fo:country="BR" fo:font-style="normal" fo:font-weight="normal" style:font-weight-asian="normal" style:font-name-complex="Times New Roman" style:font-weight-complex="normal"/>
    </style:style>
    <style:style style:name="T5" style:family="text">
      <style:text-properties fo:font-variant="normal" fo:text-transform="none" fo:color="#222222" fo:letter-spacing="normal" fo:language="pt" fo:country="BR" fo:font-style="normal" fo:font-weight="normal" style:font-name-asian="TimesNewRomanPSMT" style:font-weight-asian="normal" style:font-name-complex="Times New Roman" style:font-weight-complex="normal"/>
    </style:style>
    <style:style style:name="T6" style:family="text">
      <style:text-properties fo:font-variant="normal" fo:text-transform="none" fo:color="#222222" fo:letter-spacing="normal" fo:language="pt" fo:country="BR" fo:font-style="normal" fo:font-weight="normal" style:font-name-asian="TimesNewRomanPSMT" style:font-style-asian="normal" style:font-weight-asian="normal" style:font-name-complex="Times New Roman" style:font-style-complex="normal" style:font-weight-complex="normal"/>
    </style:style>
    <style:style style:name="T7" style:family="text">
      <style:text-properties fo:font-variant="normal" fo:text-transform="none" fo:color="#222222" fo:letter-spacing="normal" fo:language="pt" fo:country="BR" fo:font-style="normal" style:font-name-complex="Times New Roman"/>
    </style:style>
    <style:style style:name="T8" style:family="text">
      <style:text-properties fo:font-variant="normal" fo:text-transform="none" fo:color="#222222" fo:letter-spacing="normal" fo:language="pt" fo:country="BR" fo:font-style="normal" style:font-style-asian="normal" style:font-name-complex="Times New Roman" style:font-style-complex="normal"/>
    </style:style>
    <style:style style:name="T9" style:family="text">
      <style:text-properties fo:font-variant="normal" fo:text-transform="none" fo:color="#222222" fo:letter-spacing="normal" fo:language="pt" fo:country="BR" fo:font-style="italic" fo:font-weight="normal" style:font-name-complex="Times New Roman"/>
    </style:style>
    <style:style style:name="T10" style:family="text">
      <style:text-properties fo:font-variant="normal" fo:text-transform="none" fo:color="#222222" fo:letter-spacing="normal" fo:language="pt" fo:country="BR" fo:font-style="italic" fo:font-weight="normal" style:font-name-asian="TimesNewRomanPSMT" style:font-style-asian="italic" style:font-weight-asian="normal" style:font-name-complex="Times New Roman" style:font-style-complex="italic" style:font-weight-complex="normal"/>
    </style:style>
    <style:style style:name="T11" style:family="text">
      <style:text-properties fo:font-variant="normal" fo:text-transform="none" fo:color="#222222" fo:letter-spacing="normal" fo:language="pt" fo:country="BR" style:font-name-complex="Times New Roman"/>
    </style:style>
    <style:style style:name="T12" style:family="text">
      <style:text-properties fo:font-style="italic"/>
    </style:style>
    <style:style style:name="T13" style:family="text">
      <style:text-properties fo:font-style="italic"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weight="normal" style:font-weight-asian="normal" style:font-weight-complex="normal"/>
    </style:style>
    <style:style style:name="T16" style:family="text">
      <style:text-properties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bold" style:font-weight-asian="bold" style:font-weight-complex="bold"/>
    </style:style>
    <style:style style:name="T20" style:family="text">
      <style:text-properties fo:font-weight="bold" style:font-style-asian="normal" style:font-weight-asian="bold" style:font-style-complex="normal" style:font-weight-complex="bold"/>
    </style:style>
    <style:style style:name="T21" style:family="text">
      <style:text-properties style:text-underline-style="none" fo:font-weight="bold" style:font-weight-asian="bold" style:font-weight-complex="bold"/>
    </style:style>
    <style:style style:name="T22" style:family="text">
      <style:text-properties fo:color="#7f0055" fo:font-weight="bold" style:font-weight-asian="bold" style:font-weight-complex="bold"/>
    </style:style>
    <style:style style:name="T23" style:family="text">
      <style:text-properties fo:color="#000000"/>
    </style:style>
    <style:style style:name="T24" style:family="text">
      <style:text-properties fo:color="#000000" fo:font-style="italic" style:font-style-asian="italic" style:font-style-complex="italic"/>
    </style:style>
    <style:style style:name="T25" style:family="text">
      <style:text-properties fo:color="#800000" fo:font-weight="bold" style:font-weight-asian="bold" style:font-weight-complex="bold"/>
    </style:style>
    <style:style style:name="T26" style:family="text">
      <style:text-properties fo:color="#0000c0"/>
    </style:style>
    <style:style style:name="T27" style:family="text">
      <style:text-properties fo:color="#0000c0" fo:font-style="italic" fo:font-weight="bold" style:font-style-asian="italic" style:font-weight-asian="bold" style:font-style-complex="italic" style:font-weight-complex="bold"/>
    </style:style>
    <style:style style:name="T28" style:family="text">
      <style:text-properties fo:color="#6a3e3e"/>
    </style:style>
    <style:style style:name="T29" style:family="text">
      <style:text-properties fo:font-size="12pt" style:font-size-asian="12pt" style:font-size-complex="12pt"/>
    </style:style>
    <style:style style:name="T30" style:family="text">
      <style:text-properties fo:color="#3f7f5f"/>
    </style:style>
    <style:style style:name="T31" style:family="text">
      <style:text-properties fo:color="#3f7f5f" style:text-underline-style="solid" style:text-underline-width="auto" style:text-underline-color="font-color"/>
    </style:style>
    <style:style style:name="T32" style:family="text">
      <style:text-properties fo:color="#2a00ff"/>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Meta-Heurísticas para a Solução do Problema do Caixeiro Viajante</text:p>
      <text:p text:style-name="P15"/>
      <text:p text:style-name="P1">Igor Bello Batista</text:p>
      <text:p text:style-name="P18">igorbbatis@gmail.com</text:p>
      <text:p text:style-name="P16"/>
      <text:h text:style-name="P37" text:outline-level="3">RESUMO</text:h>
      <text:p text:style-name="P25">O objetivo deste trabalho é apresentar uma série de possíveis meta-heuristicas para a solução do problema do caixeiro viajante (TSP). O objetivo deste problema, em termos simples, é, dado um grafo completo onde cada nó representa uma cidade, obter o menor circuito possível passando por cada cidade apenas uma vez. Para este fim usamos GRASP, Busca Tabu (BT) e Otimização por Colonia de Formigas (CF), para no fim, comparar a sua eficiencia na resolução do problema. Consideramos também a efetividade da Cluster Search (CS), uma meta-heuristica híbrida que se prova extremamente eficiente para a resolução de problemas NP-Difíceis como o TSP.</text:p>
      <text:p text:style-name="P19">PALAVARAS CHAVE. Caixeiro Viajante, GRASP, Colonia de Formigas, Meta-Heuristicas, Otimização.</text:p>
      <text:h text:style-name="P38" text:outline-level="2">1. Introdução</text:h>
      <text:p text:style-name="P26">Para esse trabalho produzimos um gerador simples de grafos completos obedecendo a regra da desigualdade triangular e utilizamos estes grafos como entradas de um problema do caixeiro viajante. Implementamos três metaheuristicas diferentes para sua resolução. Nessa sessão introduzimos o problema tema do trabalho e as metaheurísticas utilizadas nele. </text:p>
      <text:p text:style-name="P27">1.1 O Problema do Caixeiro Viajante</text:p>
      <text:p text:style-name="P20">O problema do caixeiro viajante é um dos problemas clássicos da ciência da computação. Sua premissa é bem simples: dada uma lista de cidades e as distancias entre elas, qual a menor rota possível que visita todas as cidades apenas uma vez e retorna à cidade de origem. Ele pertence à classe NP-Difícil dos problemas de otimização combinatorial e é usado para diversos fins.</text:p>
      <text:p text:style-name="P20">Em sua forma pura, o TSP já apresenta diversas aplicações: Na área de logística e planejamento onde é usado principalmente no roteamento de veículos, e também para a fabricação de placas de circuito impresso. Quando adaptado, pode ser usado no sequenciamento de DNA, e em vários problemas de agendamento.</text:p>
      <text:p text:style-name="P23">1.2 GRASP</text:p>
      <text:p text:style-name="P21">GRASP é uma metaheuristica bastante comum aplicada a problemas de otimização combinatorial. Sua execução típica é composta por dois passos principais, primeiramente uma <text:s/>construção gulosa e aleatória de uma solução inicial, sobre a qual o algoritmo executa uma série de iterações de busca local. A diferença principal entre o GRASP e uma busca local comum é a forma como as soluções são postas na lista de candidatos. As soluções na vizinhança da solução inicial são ranqueadas por uma função gulosa e postas em uma lista restrita de candidatos, de onde são escolhidas aleatóriamente as próximas soluções. </text:p>
      <text:p text:style-name="P24">1.3 A Busca Tabu</text:p>
      <text:p text:style-name="P22">Algoritmos de busca local são algoritmos que, dada uma solução inicial para um problema, procuram melhorá-la buscando outras soluções em sua vizinhança. O grande problema desse tipo de algoritmo é que estes tendem a se prenderem à soluções sub-ótimas em vales ou platôs de sua função objetivo onde todas as soluções na vizinhança são igualmente boas.</text:p>
      <text:p text:style-name="P22"/>
      <text:p text:style-name="P22"><text:soft-page-break/>A Busca Tabu melhora estes algoritmos relaxando sua regra básica: A cada passo do algoritmo movimentos de <text:span text:style-name="T14">piora</text:span> são aceitos, de forma a escapar de ótimos locais. Além disso, o algoritmo usa uma estrutura de memória de forma a não retornar à soluções préviamente visitadas ou que quebrem alguma regra, que são chamadas de Tabu.</text:p>
      <text:p text:style-name="P22"/>
      <text:p text:style-name="P22">Existem várias maneiras diferentes de definir a vizinhança de um algoritmo de busca local. Para nossa solução, usamos uma das mais simples: A cada iteração trocamos dois nós da solução atual para gerar a nova vizinhança.</text:p>
      <text:p text:style-name="P24">1.4 Otimização por Colonia de Formigas</text:p>
      <text:p text:style-name="P48">A otimização por Colônia de Formigas é um paradigma usado para construção de soluções para problemas de otimização que usa tanto informações previamente disponíveis sobre a estrutura do grafo proposto, e informações posteriores obtidas através de soluções obtidas anteriormente.</text:p>
      <text:p text:style-name="P48">A ideia por trás deste algoritmo é derivada do comportamento de uma colônia de formigas real, onde, em termos computacionais, há uma busca em paralelo sobre uma estrutura de memória contendo informações sobre resultados préviamente obtidos. Onde cada formiga primeiro executa uma busca aleatória sobre o grafo até encontrar “comida” ou seja, uma solução, e ao retornar para a colônia, deixa feromônios que servirão de guia para as próximas formigas a fazerem a busca. Como os feromônios “evaporam” com o tempo eventualmente apenas as melhores soluções, ou seja, as soluções com um caminho mais curto, serão visitadas ao fim da execução.</text:p>
      <text:p text:style-name="P24">1.5 Dados de Teste</text:p>
      <text:p text:style-name="P22">Os dados usados para teste neste trabalho são gerados a partir de um gerador de grafos completos simples, que obedece a lei de desigualdade dos triangulos. Por simplicidade, seus valores variam entre 2 e 10. O gerador apresenta uma boa eficiencia para grafos dos tamanhos pedidos, demorando apenas 2 milisegundos para instancias de tamanho 100 e 0.25 segundo em média para gerar grafos de tamanho 500. Sua complexidade aumenta exponencialmente entretanto, levando em média 6 segundos para grafos de tamanho 1000 e mais de um minuto para grafos de tamanho 2000.</text:p>
      <text:h text:style-name="P38" text:outline-level="2">2. Revisão da Literatura</text:h>
      <text:p text:style-name="P49">Como um dos problemas clássicos de otimização na área de ciência da computação, o problema do caixeiro viajante é um problema com diversas aplicações no mundo real, especialmente em suas adaptações, por isso um grande número de artigos existe a respeito dele. Exatamente por esse fato foi difícil obter artigos relevantes para nosso trabalho, que é em essencia apenas uma revisão sobte o tema.</text:p>
      <text:p text:style-name="P49">Como referencias citamos alguns artigos e páginas web que oferecem uma visão de alto nível bem apresentada a respeito do problema tema e os algoritmos implementados, especialmente a respeito do método de otimização por colônia de formigas. </text:p>
      <text:h text:style-name="P38" text:outline-level="2">3. Metodologia</text:h>
      <text:p text:style-name="P29">Nosso método de avaliação dos algoritmos propostos foi bem simples: Executar os algoritmos para 10 instancias de cada tamanho de grafo proposto, e examinar seus resultados. Ao fim das execuções, o GRASP se provou o melhor entre os três, com o melhor tempo de execução e os melhores resultados. Nossa implementação da colônia de formigas se provou o menos eficiente, levando um tempo desproporcional para ser executado e oferecendo soluções pobres.</text:p>
      <text:p text:style-name="P24">3.1 Gerador de Instancias</text:p>
      <text:p text:style-name="P46"><text:soft-page-break/>Nosso gerador de instancias é uma aplicação bem simples que cria uma matriz de tamanho N e a preenche com valores entre 2 e 10. E então faz uma segunda passagem certificando-se de que a matriz gerada atenda a regra de desigualdade dos triângulos.</text:p>
      <text:p text:style-name="P46">Por ser uma implementação inocente do problema, apesar de bem eficiente para instancias dos tamanhos apresentados no nosso trabalho, é extremamente ineficiente para instancias maiores que 2000. Se a progressão de tempo obtida se mantiver, o programa levará 10 minutos para instancias de tamanho 4000, e 100 minutos para instancias de tamnho 8000. Ou seja, para um aumento de duas vezes no tamanho da instancia o tempo tomado aumenta em uma unidade de grandeza.</text:p>
      <text:p text:style-name="P30"/>
      <text:p text:style-name="P45"><text:span text:style-name="T22">package</text:span><text:span text:style-name="T23"> problem;</text:span></text:p>
      <text:p text:style-name="P43"/>
      <text:p text:style-name="P43"><text:span text:style-name="T22">import</text:span><text:span text:style-name="T23"> java.util.Random;</text:span></text:p>
      <text:p text:style-name="P43"/>
      <text:p text:style-name="P43"><text:span text:style-name="T22">public</text:span><text:span text:style-name="T23"> </text:span><text:span text:style-name="T22">class</text:span><text:span text:style-name="T23"> </text:span><text:span text:style-name="T25">GraphGenerator</text:span><text:span text:style-name="T23"> {</text:span></text:p>
      <text:p text:style-name="P43"/>
      <text:p text:style-name="P43"><text:span text:style-name="T23"><text:tab/></text:span><text:span text:style-name="T25">Random</text:span><text:span text:style-name="T23"> </text:span><text:span text:style-name="T26">R</text:span><text:span text:style-name="T23">;</text:span></text:p>
      <text:p text:style-name="P40"><text:tab/></text:p>
      <text:p text:style-name="P43"><text:span text:style-name="T23"><text:tab/></text:span><text:span text:style-name="T22">public</text:span><text:span text:style-name="T23"> GraphGenerator(){</text:span></text:p>
      <text:p text:style-name="P43"><text:span text:style-name="T23"><text:tab/><text:tab/></text:span><text:span text:style-name="T22">this</text:span><text:span text:style-name="T23">.</text:span><text:span text:style-name="T26">R</text:span><text:span text:style-name="T23"> = </text:span><text:span text:style-name="T22">new</text:span><text:span text:style-name="T23"> </text:span><text:span text:style-name="T25">Random</text:span><text:span text:style-name="T23">();</text:span></text:p>
      <text:p text:style-name="P40"><text:tab/>}</text:p>
      <text:p text:style-name="P40"><text:tab/></text:p>
      <text:p text:style-name="P43"><text:span text:style-name="T23"><text:tab/></text:span><text:span text:style-name="T22">private</text:span><text:span text:style-name="T23"> </text:span><text:span text:style-name="T22">double</text:span><text:span text:style-name="T23">[][] assertTriangleInequality(</text:span><text:span text:style-name="T22">double</text:span><text:span text:style-name="T23">[][] </text:span><text:span text:style-name="T28">Graph</text:span><text:span text:style-name="T23">, </text:span><text:span text:style-name="T22">int</text:span><text:span text:style-name="T23"> </text:span><text:span text:style-name="T28">Size</text:span><text:span text:style-name="T23">){</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Size</text:span><text:span text:style-name="T23">; </text:span><text:span text:style-name="T28">i</text:span><text:span text:style-name="T23">++){</text:span></text:p>
      <text:p text:style-name="P43"><text:span text:style-name="T23"><text:tab/><text:tab/><text:tab/></text:span><text:span text:style-name="T22">for</text:span><text:span text:style-name="T23">(</text:span><text:span text:style-name="T22">int</text:span><text:span text:style-name="T23"> </text:span><text:span text:style-name="T28">j</text:span><text:span text:style-name="T23"> = 0; </text:span><text:span text:style-name="T28">j</text:span><text:span text:style-name="T23"> &lt;= </text:span><text:span text:style-name="T28">i</text:span><text:span text:style-name="T23">; </text:span><text:span text:style-name="T28">j</text:span><text:span text:style-name="T23">++){</text:span></text:p>
      <text:p text:style-name="P43"><text:span text:style-name="T23"><text:tab/><text:tab/><text:tab/><text:tab/></text:span><text:span text:style-name="T22">if</text:span><text:span text:style-name="T23">(</text:span><text:span text:style-name="T28">i</text:span><text:span text:style-name="T23"> != </text:span><text:span text:style-name="T28">j</text:span><text:span text:style-name="T23">)</text:span></text:p>
      <text:p text:style-name="P43"><text:span text:style-name="T23"><text:tab/><text:tab/><text:tab/><text:tab/><text:tab/></text:span><text:span text:style-name="T22">for</text:span><text:span text:style-name="T23">(</text:span><text:span text:style-name="T22">int</text:span><text:span text:style-name="T23"> </text:span><text:span text:style-name="T28">k</text:span><text:span text:style-name="T23"> = 0; </text:span><text:span text:style-name="T28">k</text:span><text:span text:style-name="T23"> &lt; </text:span><text:span text:style-name="T28">Size</text:span><text:span text:style-name="T23">; </text:span><text:span text:style-name="T28">k</text:span><text:span text:style-name="T23">++){</text:span></text:p>
      <text:p text:style-name="P43"><text:span text:style-name="T23"><text:tab/><text:tab/><text:tab/><text:tab/><text:tab/><text:tab/></text:span><text:span text:style-name="T22">if</text:span><text:span text:style-name="T23">(!(</text:span><text:span text:style-name="T28">Graph</text:span><text:span text:style-name="T23">[</text:span><text:span text:style-name="T28">i</text:span><text:span text:style-name="T23">][</text:span><text:span text:style-name="T28">j</text:span><text:span text:style-name="T23">] &lt;= </text:span><text:span text:style-name="T28">Graph</text:span><text:span text:style-name="T23">[</text:span><text:span text:style-name="T28">i</text:span><text:span text:style-name="T23">][</text:span><text:span text:style-name="T28">k</text:span><text:span text:style-name="T23">] + </text:span><text:span text:style-name="T28">Graph</text:span><text:span text:style-name="T23">[</text:span><text:span text:style-name="T28">k</text:span><text:span text:style-name="T23">][</text:span><text:span text:style-name="T28">j</text:span><text:span text:style-name="T23">]))</text:span></text:p>
      <text:p text:style-name="P43"><text:span text:style-name="T23"><text:tab/><text:tab/><text:tab/><text:tab/><text:tab/><text:tab/><text:tab/></text:span><text:span text:style-name="T22">while</text:span><text:span text:style-name="T23">(</text:span><text:span text:style-name="T28">Graph</text:span><text:span text:style-name="T23">[</text:span><text:span text:style-name="T28">i</text:span><text:span text:style-name="T23">][</text:span><text:span text:style-name="T28">j</text:span><text:span text:style-name="T23">] &gt; </text:span><text:span text:style-name="T28">Graph</text:span><text:span text:style-name="T23">[</text:span><text:span text:style-name="T28">i</text:span><text:span text:style-name="T23">][</text:span><text:span text:style-name="T28">k</text:span><text:span text:style-name="T23">] + </text:span><text:span text:style-name="T28">Graph</text:span><text:span text:style-name="T23">[</text:span><text:span text:style-name="T28">k</text:span><text:span text:style-name="T23">][</text:span><text:span text:style-name="T28">j</text:span><text:span text:style-name="T23">]){</text:span></text:p>
      <text:p text:style-name="P44"><text:span text:style-name="T23"><text:tab/><text:tab/><text:tab/><text:tab/><text:tab/><text:tab/><text:tab/><text:tab/></text:span><text:span text:style-name="T28">Graph</text:span><text:span text:style-name="T23">[</text:span><text:span text:style-name="T28">i</text:span><text:span text:style-name="T23">][</text:span><text:span text:style-name="T28">j</text:span><text:span text:style-name="T23">] = </text:span><text:span text:style-name="T28">Graph</text:span><text:span text:style-name="T23">[</text:span><text:span text:style-name="T28">j</text:span><text:span text:style-name="T23">][</text:span><text:span text:style-name="T28">i</text:span><text:span text:style-name="T23">] = </text:span><text:span text:style-name="T26">R</text:span><text:span text:style-name="T23">.nextDouble()*10;</text:span></text:p>
      <text:p text:style-name="P44"><text:span text:style-name="T23"><text:tab/><text:tab/><text:tab/><text:tab/><text:tab/><text:tab/><text:tab/><text:tab/></text:span><text:span text:style-name="T22">if</text:span><text:span text:style-name="T23">(</text:span><text:span text:style-name="T28">Graph</text:span><text:span text:style-name="T23">[</text:span><text:span text:style-name="T28">i</text:span><text:span text:style-name="T23">][</text:span><text:span text:style-name="T28">j</text:span><text:span text:style-name="T23">] &lt; 2)</text:span></text:p>
      <text:p text:style-name="P44"><text:span text:style-name="T23"><text:tab/><text:tab/><text:tab/><text:tab/><text:tab/><text:tab/><text:tab/><text:tab/><text:tab/></text:span><text:span text:style-name="T28">Graph</text:span><text:span text:style-name="T23">[</text:span><text:span text:style-name="T28">i</text:span><text:span text:style-name="T23">][</text:span><text:span text:style-name="T28">j</text:span><text:span text:style-name="T23">] = </text:span><text:span text:style-name="T28">Graph</text:span><text:span text:style-name="T23">[</text:span><text:span text:style-name="T28">j</text:span><text:span text:style-name="T23">][</text:span><text:span text:style-name="T28">i</text:span><text:span text:style-name="T23">] += 2;</text:span></text:p>
      <text:p text:style-name="P44"><text:span text:style-name="T23"><text:tab/><text:tab/><text:tab/><text:tab/><text:tab/><text:tab/><text:tab/>}</text:span></text:p>
      <text:p text:style-name="P40"><text:tab/><text:tab/><text:tab/><text:tab/><text:tab/>}</text:p>
      <text:p text:style-name="P40"><text:tab/><text:tab/><text:tab/>}</text:p>
      <text:p text:style-name="P40"><text:tab/><text:tab/>}</text:p>
      <text:p text:style-name="P43"><text:span text:style-name="T23"><text:tab/><text:tab/></text:span><text:span text:style-name="T22">return</text:span><text:span text:style-name="T23"> </text:span><text:span text:style-name="T28">Graph</text:span><text:span text:style-name="T23">;</text:span></text:p>
      <text:p text:style-name="P40"><text:tab/>}</text:p>
      <text:p text:style-name="P41"/>
      <text:p text:style-name="P41">Como podemos ver aqui, a função que verifica a desigualdade triangular é uma função com um custo extremamente alto.</text:p>
      <text:p text:style-name="P41"><text:tab/></text:p>
      <text:p text:style-name="P43"><text:span text:style-name="T23"><text:tab/></text:span><text:span text:style-name="T22">public</text:span><text:span text:style-name="T23"> </text:span><text:span text:style-name="T22">double</text:span><text:span text:style-name="T23">[][] Run(</text:span><text:span text:style-name="T22">int</text:span><text:span text:style-name="T23"> </text:span><text:span text:style-name="T28">Size</text:span><text:span text:style-name="T23">){</text:span></text:p>
      <text:p text:style-name="P43"><text:span text:style-name="T23"><text:tab/><text:tab/></text:span><text:span text:style-name="T22">double</text:span><text:span text:style-name="T23">[][] </text:span><text:span text:style-name="T28">Graph</text:span><text:span text:style-name="T23"> = </text:span><text:span text:style-name="T22">new</text:span><text:span text:style-name="T23"> </text:span><text:span text:style-name="T22">double</text:span><text:span text:style-name="T23">[</text:span><text:span text:style-name="T28">Size</text:span><text:span text:style-name="T23">][</text:span><text:span text:style-name="T28">Size</text:span><text:span text:style-name="T23">];</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Size</text:span><text:span text:style-name="T23">; </text:span><text:span text:style-name="T28">i</text:span><text:span text:style-name="T23">++){</text:span></text:p>
      <text:p text:style-name="P43"><text:span text:style-name="T23"><text:tab/><text:tab/><text:tab/></text:span><text:span text:style-name="T22">for</text:span><text:span text:style-name="T23">(</text:span><text:span text:style-name="T22">int</text:span><text:span text:style-name="T23"> </text:span><text:span text:style-name="T28">j</text:span><text:span text:style-name="T23"> = 0; </text:span><text:span text:style-name="T28">j</text:span><text:span text:style-name="T23"> &lt; </text:span><text:span text:style-name="T28">Size</text:span><text:span text:style-name="T23">; </text:span><text:span text:style-name="T28">j</text:span><text:span text:style-name="T23">++){</text:span></text:p>
      <text:p text:style-name="P43"><text:span text:style-name="T23"><text:tab/><text:tab/><text:tab/><text:tab/></text:span><text:span text:style-name="T22">if</text:span><text:span text:style-name="T23">(</text:span><text:span text:style-name="T28">i</text:span><text:span text:style-name="T23"> == </text:span><text:span text:style-name="T28">j</text:span><text:span text:style-name="T23">)</text:span></text:p>
      <text:p text:style-name="P43"><text:span text:style-name="T23"><text:tab/><text:tab/><text:tab/><text:tab/><text:tab/></text:span><text:span text:style-name="T28">Graph</text:span><text:span text:style-name="T23">[</text:span><text:span text:style-name="T28">i</text:span><text:span text:style-name="T23">][</text:span><text:span text:style-name="T28">j</text:span><text:span text:style-name="T23">] = 0.0;</text:span></text:p>
      <text:p text:style-name="P43"><text:span text:style-name="T23"><text:tab/><text:tab/><text:tab/><text:tab/></text:span><text:span text:style-name="T22">else</text:span><text:span text:style-name="T23"> {</text:span></text:p>
      <text:p text:style-name="P43"><text:span text:style-name="T23"><text:tab/><text:tab/><text:tab/><text:tab/><text:tab/></text:span><text:span text:style-name="T25">Double</text:span><text:span text:style-name="T23"> </text:span><text:span text:style-name="T28">Distance</text:span><text:span text:style-name="T23"> = </text:span><text:span text:style-name="T26">R</text:span><text:span text:style-name="T23">.nextDouble()*10;</text:span></text:p>
      <text:p text:style-name="P43"><text:span text:style-name="T23"><text:tab/><text:tab/><text:tab/><text:tab/><text:tab/></text:span><text:span text:style-name="T22">if</text:span><text:span text:style-name="T23">(</text:span><text:span text:style-name="T28">Distance</text:span><text:span text:style-name="T23"> &lt; 2)</text:span></text:p>
      <text:p text:style-name="P43"><text:span text:style-name="T23"><text:tab/><text:tab/><text:tab/><text:tab/><text:tab/><text:tab/></text:span><text:span text:style-name="T28">Distance</text:span><text:span text:style-name="T23"> += 2;</text:span></text:p>
      <text:p text:style-name="P43"><text:span text:style-name="T23"><text:tab/><text:tab/><text:tab/><text:tab/><text:tab/></text:span><text:span text:style-name="T28">Graph</text:span><text:span text:style-name="T23">[</text:span><text:span text:style-name="T28">i</text:span><text:span text:style-name="T23">][</text:span><text:span text:style-name="T28">j</text:span><text:span text:style-name="T23">] = </text:span><text:span text:style-name="T28">Graph</text:span><text:span text:style-name="T23">[</text:span><text:span text:style-name="T28">j</text:span><text:span text:style-name="T23">][</text:span><text:span text:style-name="T28">i</text:span><text:span text:style-name="T23">] = </text:span><text:span text:style-name="T28">Distance</text:span><text:span text:style-name="T23">;</text:span></text:p>
      <text:p text:style-name="P40"><text:tab/><text:tab/><text:tab/><text:tab/>}</text:p>
      <text:p text:style-name="P40"><text:tab/><text:tab/><text:tab/>}<text:tab/><text:tab/><text:tab/></text:p>
      <text:p text:style-name="P40"><text:tab/><text:tab/>}</text:p>
      <text:p text:style-name="P43"><text:span text:style-name="T23"><text:tab/><text:tab/></text:span><text:span text:style-name="T22">return</text:span><text:span text:style-name="T23"> assertTriangleInequality(</text:span><text:span text:style-name="T28">Graph</text:span><text:span text:style-name="T23">,</text:span><text:span text:style-name="T28">Size</text:span><text:span text:style-name="T23">);</text:span></text:p>
      <text:p text:style-name="P40"><text:tab/>}</text:p>
      <text:p text:style-name="P43"/>
      <text:p text:style-name="P40">}</text:p>
      <text:p text:style-name="P39"/>
      <text:p text:style-name="P39"/>
      <text:p text:style-name="P24">3.2 Implementação do GRASP</text:p>
      <text:p text:style-name="P50"><text:soft-page-break/><text:span text:style-name="T29">Nossa implementação do GRASP se mostrou bastante eficiente, sendo executada rapidamente até para as maiores instancias testadas como também tendo um resultado final melhor entre os três algoritmos nesse trabalho.</text:span></text:p>
      <text:p text:style-name="P50"><text:span text:style-name="T29">Fizemos uma pequena mudança na função que faz a seleção do próximo passo na lista restrita na fase de construção do algoritmo. Ao invés de selecionar o elemento de forma completamente aleatória, o algoritmo usa uma função adaptada da seleção de torneio, normalmente utilizada para seleção de cromossomos a serem reproduzidos em algoritmos genéticos, colocando todos os candidatos em uma lista e dando uma chance aos piores de serem selecionados enquanto dá uma prioridade maior para os candidatos melhor avaliados.</text:span></text:p>
      <text:p text:style-name="P50"><text:span text:style-name="T29"/></text:p>
      <text:p text:style-name="P42"><text:span text:style-name="T22">package</text:span><text:span text:style-name="T23"> grasp;</text:span></text:p>
      <text:p text:style-name="P43"/>
      <text:p text:style-name="P43"><text:span text:style-name="T22">import</text:span><text:span text:style-name="T23"> java.util.ArrayList;</text:span></text:p>
      <text:p text:style-name="P43"><text:span text:style-name="T22">import</text:span><text:span text:style-name="T23"> java.util.Collections;</text:span></text:p>
      <text:p text:style-name="P43"><text:span text:style-name="T22">import</text:span><text:span text:style-name="T23"> java.util.HashSet;</text:span></text:p>
      <text:p text:style-name="P43"><text:span text:style-name="T22">import</text:span><text:span text:style-name="T23"> java.util.Random;</text:span></text:p>
      <text:p text:style-name="P43"/>
      <text:p text:style-name="P43"><text:span text:style-name="T22">import</text:span><text:span text:style-name="T23"> problem.TravelingSalesman;</text:span></text:p>
      <text:p text:style-name="P43"/>
      <text:p text:style-name="P43"><text:span text:style-name="T22">public</text:span><text:span text:style-name="T23"> </text:span><text:span text:style-name="T22">class</text:span><text:span text:style-name="T23"> </text:span><text:span text:style-name="T25">GRASP</text:span><text:span text:style-name="T23"> {</text:span></text:p>
      <text:p text:style-name="P43"/>
      <text:p text:style-name="P43"><text:span text:style-name="T23"><text:tab/></text:span><text:span text:style-name="T22">private</text:span><text:span text:style-name="T23"> </text:span><text:span text:style-name="T25">TravelingSalesman</text:span><text:span text:style-name="T23"> </text:span><text:span text:style-name="T26">TSP</text:span><text:span text:style-name="T23">;</text:span></text:p>
      <text:p text:style-name="P40"><text:tab/></text:p>
      <text:p text:style-name="P43"><text:span text:style-name="T23"><text:tab/></text:span><text:span text:style-name="T22">private</text:span><text:span text:style-name="T23"> </text:span><text:span text:style-name="T25">Random</text:span><text:span text:style-name="T23"> </text:span><text:span text:style-name="T26">R</text:span><text:span text:style-name="T23">;</text:span></text:p>
      <text:p text:style-name="P43"><text:span text:style-name="T23"><text:tab/></text:span><text:span text:style-name="T22">private</text:span><text:span text:style-name="T23"> </text:span><text:span text:style-name="T22">int</text:span><text:span text:style-name="T23"> </text:span><text:span text:style-name="T26">K</text:span><text:span text:style-name="T23"> = 5;</text:span></text:p>
      <text:p text:style-name="P43"><text:span text:style-name="T23"><text:tab/></text:span><text:span text:style-name="T22">private</text:span><text:span text:style-name="T23"> </text:span><text:span text:style-name="T22">double</text:span><text:span text:style-name="T23"> </text:span><text:span text:style-name="T26">selectionRate</text:span><text:span text:style-name="T23"> = 0.8;</text:span></text:p>
      <text:p text:style-name="P43"><text:span text:style-name="T23"><text:tab/></text:span><text:span text:style-name="T22">private</text:span><text:span text:style-name="T23"> </text:span><text:span text:style-name="T25">HashSet</text:span><text:span text:style-name="T23">&lt;</text:span><text:span text:style-name="T25">Integer</text:span><text:span text:style-name="T23">[]&gt; </text:span><text:span text:style-name="T26">Neighborhood</text:span><text:span text:style-name="T23">;</text:span></text:p>
      <text:p text:style-name="P40"><text:tab/></text:p>
      <text:p text:style-name="P43"><text:span text:style-name="T23"><text:tab/></text:span><text:span text:style-name="T22">private</text:span><text:span text:style-name="T23"> </text:span><text:span text:style-name="T25">Integer</text:span><text:span text:style-name="T23"> SelectMove(</text:span><text:span text:style-name="T22">int</text:span><text:span text:style-name="T23"> </text:span><text:span text:style-name="T28">origin</text:span><text:span text:style-name="T23">, </text:span><text:span text:style-name="T25">ArrayList</text:span><text:span text:style-name="T23">&lt;</text:span><text:span text:style-name="T25">Integer</text:span><text:span text:style-name="T23">&gt; </text:span><text:span text:style-name="T28">Competitors</text:span><text:span text:style-name="T23">, </text:span><text:span text:style-name="T22">double</text:span><text:span text:style-name="T23"> </text:span><text:span text:style-name="T28">rate</text:span><text:span text:style-name="T23">){</text:span></text:p>
      <text:p text:style-name="P43"><text:span text:style-name="T23"><text:tab/><text:tab/></text:span><text:span text:style-name="T25">Collections</text:span><text:span text:style-name="T23">.</text:span><text:span text:style-name="T24">sort</text:span><text:span text:style-name="T23">(</text:span><text:span text:style-name="T28">Competitors</text:span><text:span text:style-name="T23">, </text:span><text:span text:style-name="T22">new</text:span><text:span text:style-name="T23"> </text:span><text:span text:style-name="T25">GRASPComparator</text:span><text:span text:style-name="T23">(</text:span><text:span text:style-name="T28">origin</text:span><text:span text:style-name="T23">, </text:span><text:span text:style-name="T26">TSP</text:span><text:span text:style-name="T23">.Distances()));</text:span></text:p>
      <text:p text:style-name="P43"/>
      <text:p text:style-name="P43"><text:span text:style-name="T23"><text:tab/><text:tab/></text:span><text:span text:style-name="T22">double</text:span><text:span text:style-name="T23"> </text:span><text:span text:style-name="T28">Winning</text:span><text:span text:style-name="T23"> = </text:span><text:span text:style-name="T26">R</text:span><text:span text:style-name="T23">.nextDouble();</text:span></text:p>
      <text:p text:style-name="P43"><text:span text:style-name="T23"><text:tab/><text:tab/></text:span><text:span text:style-name="T22">int</text:span><text:span text:style-name="T23"> </text:span><text:span text:style-name="T28">ChanceModifier</text:span><text:span text:style-name="T23"> = </text:span><text:span text:style-name="T26">K</text:span><text:span text:style-name="T23">-1;</text:span></text:p>
      <text:p text:style-name="P40"><text:tab/><text:tab/></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Competitors</text:span><text:span text:style-name="T23">.size(); </text:span><text:span text:style-name="T28">i</text:span><text:span text:style-name="T23">++) {</text:span></text:p>
      <text:p text:style-name="P43"><text:span text:style-name="T23"><text:tab/><text:tab/><text:tab/></text:span><text:span text:style-name="T22">if</text:span><text:span text:style-name="T23">(</text:span><text:span text:style-name="T28">Winning</text:span><text:span text:style-name="T23"> &lt;= </text:span><text:span text:style-name="T28">rate</text:span><text:span text:style-name="T23">*(</text:span><text:span text:style-name="T25">Math</text:span><text:span text:style-name="T23">.</text:span><text:span text:style-name="T24">pow</text:span><text:span text:style-name="T23">((1 - </text:span><text:span text:style-name="T28">rate</text:span><text:span text:style-name="T23">), </text:span><text:span text:style-name="T28">ChanceModifier</text:span><text:span text:style-name="T23">))){</text:span></text:p>
      <text:p text:style-name="P43"><text:span text:style-name="T23"><text:tab/><text:tab/><text:tab/><text:tab/></text:span><text:span text:style-name="T22">return</text:span><text:span text:style-name="T23"> </text:span><text:span text:style-name="T28">Competitors</text:span><text:span text:style-name="T23">.get(</text:span><text:span text:style-name="T28">i</text:span><text:span text:style-name="T23">);</text:span></text:p>
      <text:p text:style-name="P40"><text:tab/><text:tab/><text:tab/>}</text:p>
      <text:p text:style-name="P43"><text:span text:style-name="T23"><text:tab/><text:tab/><text:tab/></text:span><text:span text:style-name="T28">ChanceModifier</text:span><text:span text:style-name="T23">--;</text:span></text:p>
      <text:p text:style-name="P40"><text:tab/><text:tab/>}</text:p>
      <text:p text:style-name="P43"><text:span text:style-name="T23"><text:tab/><text:tab/></text:span><text:span text:style-name="T22">return</text:span><text:span text:style-name="T23"> </text:span><text:span text:style-name="T28">Competitors</text:span><text:span text:style-name="T23">.get(0);</text:span></text:p>
      <text:p text:style-name="P40"><text:tab/>}</text:p>
      <text:p text:style-name="P40"><text:tab/></text:p>
      <text:p text:style-name="P43"><text:span text:style-name="T23"><text:tab/></text:span><text:span text:style-name="T22">private</text:span><text:span text:style-name="T23"> </text:span><text:span text:style-name="T25">Integer</text:span><text:span text:style-name="T23">[] Construct(){</text:span></text:p>
      <text:p text:style-name="P43"><text:span text:style-name="T23"><text:tab/><text:tab/></text:span><text:span text:style-name="T25">ArrayList</text:span><text:span text:style-name="T23">&lt;</text:span><text:span text:style-name="T25">Integer</text:span><text:span text:style-name="T23">&gt; </text:span><text:span text:style-name="T28">cities</text:span><text:span text:style-name="T23"> = </text:span><text:span text:style-name="T22">new</text:span><text:span text:style-name="T23"> </text:span><text:span text:style-name="T25">ArrayList</text:span><text:span text:style-name="T23">&lt;</text:span><text:span text:style-name="T25">Integer</text:span><text:span text:style-name="T23">&gt;();</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6">TSP</text:span><text:span text:style-name="T23">.Size(); </text:span><text:span text:style-name="T28">i</text:span><text:span text:style-name="T23">++)</text:span></text:p>
      <text:p text:style-name="P43"><text:span text:style-name="T23"><text:tab/><text:tab/><text:tab/></text:span><text:span text:style-name="T28">cities</text:span><text:span text:style-name="T23">.add(</text:span><text:span text:style-name="T28">i</text:span><text:span text:style-name="T23">);</text:span></text:p>
      <text:p text:style-name="P40"><text:tab/><text:tab/></text:p>
      <text:p text:style-name="P43"><text:span text:style-name="T23"><text:tab/><text:tab/></text:span><text:span text:style-name="T25">Integer</text:span><text:span text:style-name="T23">[] </text:span><text:span text:style-name="T28">InitialSolution</text:span><text:span text:style-name="T23"> = </text:span><text:span text:style-name="T22">new</text:span><text:span text:style-name="T23"> </text:span><text:span text:style-name="T25">Integer</text:span><text:span text:style-name="T23">[</text:span><text:span text:style-name="T26">TSP</text:span><text:span text:style-name="T23">.Size()];</text:span></text:p>
      <text:p text:style-name="P40"><text:tab/><text:tab/></text:p>
      <text:p text:style-name="P43"><text:span text:style-name="T23"><text:tab/><text:tab/></text:span><text:span text:style-name="T28">InitialSolution</text:span><text:span text:style-name="T23">[0] = </text:span><text:span text:style-name="T28">cities</text:span><text:span text:style-name="T23">.remove(</text:span><text:span text:style-name="T26">R</text:span><text:span text:style-name="T23">.nextInt(</text:span><text:span text:style-name="T28">cities</text:span><text:span text:style-name="T23">.size()));</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1; </text:span><text:span text:style-name="T28">i</text:span><text:span text:style-name="T23"> &lt; </text:span><text:span text:style-name="T28">InitialSolution</text:span><text:span text:style-name="T23">.</text:span><text:span text:style-name="T26">length</text:span><text:span text:style-name="T23">; </text:span><text:span text:style-name="T28">i</text:span><text:span text:style-name="T23">++){</text:span></text:p>
      <text:p text:style-name="P43"><text:span text:style-name="T23"><text:tab/><text:tab/><text:tab/></text:span><text:span text:style-name="T28">InitialSolution</text:span><text:span text:style-name="T23">[</text:span><text:span text:style-name="T28">i</text:span><text:span text:style-name="T23">] = SelectMove(</text:span><text:span text:style-name="T28">InitialSolution</text:span><text:span text:style-name="T23">[</text:span><text:span text:style-name="T28">i</text:span><text:span text:style-name="T23">-1],</text:span><text:span text:style-name="T28">cities</text:span><text:span text:style-name="T23">,</text:span><text:span text:style-name="T26">selectionRate</text:span><text:span text:style-name="T23">);</text:span></text:p>
      <text:p text:style-name="P43"><text:span text:style-name="T23"><text:tab/><text:tab/><text:tab/></text:span><text:span text:style-name="T28">cities</text:span><text:span text:style-name="T23">.remove(</text:span><text:span text:style-name="T28">InitialSolution</text:span><text:span text:style-name="T23">[</text:span><text:span text:style-name="T28">i</text:span><text:span text:style-name="T23">]);</text:span></text:p>
      <text:p text:style-name="P40"><text:tab/><text:tab/>}</text:p>
      <text:p text:style-name="P40"><text:tab/><text:tab/></text:p>
      <text:p text:style-name="P43"><text:span text:style-name="T23"><text:tab/><text:tab/></text:span><text:span text:style-name="T22">return</text:span><text:span text:style-name="T23"> </text:span><text:span text:style-name="T28">InitialSolution</text:span><text:span text:style-name="T23">;</text:span></text:p>
      <text:p text:style-name="P40"><text:tab/>}</text:p>
      <text:p text:style-name="P40"><text:tab/></text:p>
      <text:p text:style-name="P43"><text:span text:style-name="T23"><text:tab/></text:span><text:span text:style-name="T22">private</text:span><text:span text:style-name="T23"> </text:span><text:span text:style-name="T22">void</text:span><text:span text:style-name="T23"> makeNeighborhood(</text:span><text:span text:style-name="T25">Integer</text:span><text:span text:style-name="T23">[] </text:span><text:span text:style-name="T28">x</text:span><text:span text:style-name="T23">){</text:span></text:p>
      <text:p text:style-name="P43"><text:span text:style-name="T23"><text:tab/><text:tab/></text:span><text:span text:style-name="T30">// Inserts all Neighbors of the given solution into the Neighborhood vector</text:span></text:p>
      <text:p text:style-name="P43"><text:span text:style-name="T23"><text:tab/><text:tab/></text:span><text:span text:style-name="T25">Integer</text:span><text:span text:style-name="T23">[] </text:span><text:span text:style-name="T28">newSol</text:span><text:span text:style-name="T23"> = </text:span><text:span text:style-name="T22">new</text:span><text:span text:style-name="T23"> </text:span><text:span text:style-name="T25">Integer</text:span><text:span text:style-name="T23">[</text:span><text:span text:style-name="T26">TSP</text:span><text:span text:style-name="T23">.Size()];</text:span></text:p>
      <text:p text:style-name="P43"><text:span text:style-name="T23"><text:tab/><text:tab/></text:span><text:span text:style-name="T25">System</text:span><text:span text:style-name="T23">.</text:span><text:span text:style-name="T24">arraycopy</text:span><text:span text:style-name="T23">(</text:span><text:span text:style-name="T28">x</text:span><text:span text:style-name="T23">, 0, </text:span><text:span text:style-name="T28">newSol</text:span><text:span text:style-name="T23">, 0, </text:span><text:span text:style-name="T26">TSP</text:span><text:span text:style-name="T23">.Size());<text:tab/><text:tab/></text:span></text:p>
      <text:p text:style-name="P43"><text:soft-page-break/><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x</text:span><text:span text:style-name="T23">.</text:span><text:span text:style-name="T26">length</text:span><text:span text:style-name="T23">; </text:span><text:span text:style-name="T28">i</text:span><text:span text:style-name="T23">++){</text:span></text:p>
      <text:p text:style-name="P43"><text:span text:style-name="T23"><text:tab/><text:tab/><text:tab/></text:span><text:span text:style-name="T22">for</text:span><text:span text:style-name="T23">(</text:span><text:span text:style-name="T22">int</text:span><text:span text:style-name="T23"> </text:span><text:span text:style-name="T28">j</text:span><text:span text:style-name="T23"> = 0; </text:span><text:span text:style-name="T28">j</text:span><text:span text:style-name="T23"> &lt; </text:span><text:span text:style-name="T28">x</text:span><text:span text:style-name="T23">.</text:span><text:span text:style-name="T26">length</text:span><text:span text:style-name="T23">; </text:span><text:span text:style-name="T28">j</text:span><text:span text:style-name="T23">++){</text:span></text:p>
      <text:p text:style-name="P43"><text:span text:style-name="T23"><text:tab/><text:tab/><text:tab/><text:tab/></text:span><text:span text:style-name="T22">int</text:span><text:span text:style-name="T23"> </text:span><text:span text:style-name="T28">aux</text:span><text:span text:style-name="T23"> = </text:span><text:span text:style-name="T28">x</text:span><text:span text:style-name="T23">[</text:span><text:span text:style-name="T28">i</text:span><text:span text:style-name="T23">];</text:span></text:p>
      <text:p text:style-name="P43"><text:span text:style-name="T23"><text:tab/><text:tab/><text:tab/><text:tab/></text:span><text:span text:style-name="T28">x</text:span><text:span text:style-name="T23">[</text:span><text:span text:style-name="T28">i</text:span><text:span text:style-name="T23">] = </text:span><text:span text:style-name="T28">x</text:span><text:span text:style-name="T23">[</text:span><text:span text:style-name="T28">j</text:span><text:span text:style-name="T23">];</text:span></text:p>
      <text:p text:style-name="P43"><text:span text:style-name="T23"><text:tab/><text:tab/><text:tab/><text:tab/></text:span><text:span text:style-name="T28">x</text:span><text:span text:style-name="T23">[</text:span><text:span text:style-name="T28">j</text:span><text:span text:style-name="T23">] = </text:span><text:span text:style-name="T28">aux</text:span><text:span text:style-name="T23">;</text:span></text:p>
      <text:p text:style-name="P40"><text:tab/><text:tab/><text:tab/>}</text:p>
      <text:p text:style-name="P43"><text:span text:style-name="T23"><text:tab/><text:tab/><text:tab/></text:span><text:span text:style-name="T26">Neighborhood</text:span><text:span text:style-name="T23">.add(</text:span><text:span text:style-name="T28">newSol</text:span><text:span text:style-name="T23">.clone());</text:span></text:p>
      <text:p text:style-name="P43"><text:span text:style-name="T23"><text:tab/><text:tab/><text:tab/></text:span><text:span text:style-name="T25">System</text:span><text:span text:style-name="T23">.</text:span><text:span text:style-name="T24">arraycopy</text:span><text:span text:style-name="T23">(</text:span><text:span text:style-name="T28">x</text:span><text:span text:style-name="T23">, 0, </text:span><text:span text:style-name="T28">newSol</text:span><text:span text:style-name="T23">, 0, </text:span><text:span text:style-name="T26">TSP</text:span><text:span text:style-name="T23">.Size());</text:span></text:p>
      <text:p text:style-name="P40"><text:tab/><text:tab/>}</text:p>
      <text:p text:style-name="P40"><text:tab/>}</text:p>
      <text:p text:style-name="P40"><text:tab/></text:p>
      <text:p text:style-name="P43"><text:span text:style-name="T23"><text:tab/></text:span><text:span text:style-name="T22">private</text:span><text:span text:style-name="T23"> </text:span><text:span text:style-name="T22">double</text:span><text:span text:style-name="T23"> distance(</text:span><text:span text:style-name="T25">Integer</text:span><text:span text:style-name="T23">[] </text:span><text:span text:style-name="T28">Sol</text:span><text:span text:style-name="T23">){ </text:span></text:p>
      <text:p text:style-name="P43"><text:span text:style-name="T23"><text:tab/><text:tab/></text:span><text:span text:style-name="T30">// Checks to see if the solution doesn't violate any </text:span><text:span text:style-name="T31">constaints</text:span></text:p>
      <text:p text:style-name="P43"><text:span text:style-name="T23"><text:tab/><text:tab/></text:span><text:span text:style-name="T22">double</text:span><text:span text:style-name="T23"> </text:span><text:span text:style-name="T28">totDistance</text:span><text:span text:style-name="T23"> = 0;</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Sol</text:span><text:span text:style-name="T23">.</text:span><text:span text:style-name="T26">length</text:span><text:span text:style-name="T23">-1; </text:span><text:span text:style-name="T28">i</text:span><text:span text:style-name="T23">++){</text:span></text:p>
      <text:p text:style-name="P43"><text:span text:style-name="T23"><text:tab/><text:tab/><text:tab/></text:span><text:span text:style-name="T28">totDistance</text:span><text:span text:style-name="T23"> += </text:span><text:span text:style-name="T26">TSP</text:span><text:span text:style-name="T23">.Distances()[</text:span><text:span text:style-name="T28">Sol</text:span><text:span text:style-name="T23">[</text:span><text:span text:style-name="T28">i</text:span><text:span text:style-name="T23">]][</text:span><text:span text:style-name="T28">Sol</text:span><text:span text:style-name="T23">[</text:span><text:span text:style-name="T28">i</text:span><text:span text:style-name="T23">+1]];</text:span></text:p>
      <text:p text:style-name="P40"><text:tab/><text:tab/>}</text:p>
      <text:p text:style-name="P43"><text:span text:style-name="T23"><text:tab/><text:tab/></text:span><text:span text:style-name="T22">return</text:span><text:span text:style-name="T23"> </text:span><text:span text:style-name="T28">totDistance</text:span><text:span text:style-name="T23">;</text:span></text:p>
      <text:p text:style-name="P40"><text:tab/>}</text:p>
      <text:p text:style-name="P40"><text:tab/></text:p>
      <text:p text:style-name="P43"><text:span text:style-name="T23"><text:tab/></text:span><text:span text:style-name="T22">public</text:span><text:span text:style-name="T23"> GRASP(</text:span><text:span text:style-name="T25">TravelingSalesman</text:span><text:span text:style-name="T23"> </text:span><text:span text:style-name="T28">TSP</text:span><text:span text:style-name="T23">){</text:span></text:p>
      <text:p text:style-name="P43"><text:span text:style-name="T23"><text:tab/><text:tab/></text:span><text:span text:style-name="T22">this</text:span><text:span text:style-name="T23">.</text:span><text:span text:style-name="T26">R</text:span><text:span text:style-name="T23"> = </text:span><text:span text:style-name="T22">new</text:span><text:span text:style-name="T23"> </text:span><text:span text:style-name="T25">Random</text:span><text:span text:style-name="T23">();</text:span></text:p>
      <text:p text:style-name="P43"><text:span text:style-name="T23"><text:tab/><text:tab/></text:span><text:span text:style-name="T22">this</text:span><text:span text:style-name="T23">.</text:span><text:span text:style-name="T26">TSP</text:span><text:span text:style-name="T23"> = </text:span><text:span text:style-name="T28">TSP</text:span><text:span text:style-name="T23">;</text:span></text:p>
      <text:p text:style-name="P43"><text:span text:style-name="T23"><text:tab/><text:tab/></text:span><text:span text:style-name="T22">this</text:span><text:span text:style-name="T23">.</text:span><text:span text:style-name="T26">Neighborhood</text:span><text:span text:style-name="T23"> = </text:span><text:span text:style-name="T22">new</text:span><text:span text:style-name="T23"> </text:span><text:span text:style-name="T25">HashSet</text:span><text:span text:style-name="T23">&lt;</text:span><text:span text:style-name="T25">Integer</text:span><text:span text:style-name="T23">[]&gt;();</text:span></text:p>
      <text:p text:style-name="P40"><text:tab/>}</text:p>
      <text:p text:style-name="P40"><text:tab/></text:p>
      <text:p text:style-name="P43"><text:span text:style-name="T23"><text:tab/></text:span><text:span text:style-name="T22">public</text:span><text:span text:style-name="T23"> </text:span><text:span text:style-name="T22">void</text:span><text:span text:style-name="T23"> run(){</text:span></text:p>
      <text:p text:style-name="P43"><text:span text:style-name="T23"><text:tab/><text:tab/></text:span><text:span text:style-name="T25">Integer</text:span><text:span text:style-name="T23">[] </text:span><text:span text:style-name="T28">initialSolution</text:span><text:span text:style-name="T23"> = Construct();</text:span></text:p>
      <text:p text:style-name="P43"><text:span text:style-name="T23"><text:tab/><text:tab/></text:span><text:span text:style-name="T25">Integer</text:span><text:span text:style-name="T23">[] </text:span><text:span text:style-name="T28">bestSolution</text:span><text:span text:style-name="T23"> = </text:span><text:span text:style-name="T22">new</text:span><text:span text:style-name="T23"> </text:span><text:span text:style-name="T25">Integer</text:span><text:span text:style-name="T23">[</text:span><text:span text:style-name="T28">initialSolution</text:span><text:span text:style-name="T23">.</text:span><text:span text:style-name="T26">length</text:span><text:span text:style-name="T23">];</text:span></text:p>
      <text:p text:style-name="P43"><text:span text:style-name="T23"><text:tab/><text:tab/></text:span><text:span text:style-name="T25">System</text:span><text:span text:style-name="T23">.</text:span><text:span text:style-name="T24">arraycopy</text:span><text:span text:style-name="T23">(</text:span><text:span text:style-name="T28">initialSolution</text:span><text:span text:style-name="T23">, 0, </text:span><text:span text:style-name="T28">bestSolution</text:span><text:span text:style-name="T23">, 0, </text:span><text:span text:style-name="T26">TSP</text:span><text:span text:style-name="T23">.Size());</text:span></text:p>
      <text:p text:style-name="P43"><text:span text:style-name="T23"><text:tab/><text:tab/></text:span><text:span text:style-name="T22">boolean</text:span><text:span text:style-name="T23"> </text:span><text:span text:style-name="T28">proceed</text:span><text:span text:style-name="T23">;</text:span></text:p>
      <text:p text:style-name="P43"><text:span text:style-name="T23"><text:tab/><text:tab/></text:span><text:span text:style-name="T22">do</text:span><text:span text:style-name="T23"> {</text:span></text:p>
      <text:p text:style-name="P43"><text:span text:style-name="T23"><text:tab/><text:tab/><text:tab/></text:span><text:span text:style-name="T28">proceed</text:span><text:span text:style-name="T23"> = </text:span><text:span text:style-name="T22">false</text:span><text:span text:style-name="T23">;</text:span></text:p>
      <text:p text:style-name="P43"><text:span text:style-name="T23"><text:tab/><text:tab/><text:tab/>makeNeighborhood(</text:span><text:span text:style-name="T28">bestSolution</text:span><text:span text:style-name="T23">.clone());</text:span></text:p>
      <text:p text:style-name="P43"><text:span text:style-name="T23"><text:tab/><text:tab/><text:tab/></text:span><text:span text:style-name="T22">for</text:span><text:span text:style-name="T23">(</text:span><text:span text:style-name="T25">Integer</text:span><text:span text:style-name="T23">[] </text:span><text:span text:style-name="T28">candidate</text:span><text:span text:style-name="T23">: </text:span><text:span text:style-name="T26">Neighborhood</text:span><text:span text:style-name="T23">){</text:span></text:p>
      <text:p text:style-name="P43"><text:span text:style-name="T23"><text:tab/><text:tab/><text:tab/><text:tab/></text:span><text:span text:style-name="T22">if</text:span><text:span text:style-name="T23">(distance(</text:span><text:span text:style-name="T28">candidate</text:span><text:span text:style-name="T23">) &lt; distance(</text:span><text:span text:style-name="T28">bestSolution</text:span><text:span text:style-name="T23">)){</text:span></text:p>
      <text:p text:style-name="P43"><text:span text:style-name="T23"><text:tab/><text:tab/><text:tab/><text:tab/><text:tab/></text:span><text:span text:style-name="T25">System</text:span><text:span text:style-name="T23">.</text:span><text:span text:style-name="T24">arraycopy</text:span><text:span text:style-name="T23">(</text:span><text:span text:style-name="T28">candidate</text:span><text:span text:style-name="T23">, 0, </text:span><text:span text:style-name="T28">bestSolution</text:span><text:span text:style-name="T23">, 0, </text:span><text:span text:style-name="T26">TSP</text:span><text:span text:style-name="T23">.Size());</text:span></text:p>
      <text:p text:style-name="P43"><text:span text:style-name="T23"><text:tab/><text:tab/><text:tab/><text:tab/><text:tab/></text:span><text:span text:style-name="T28">proceed</text:span><text:span text:style-name="T23"> = </text:span><text:span text:style-name="T22">true</text:span><text:span text:style-name="T23">;</text:span></text:p>
      <text:p text:style-name="P40"><text:tab/><text:tab/><text:tab/><text:tab/>}</text:p>
      <text:p text:style-name="P40"><text:tab/><text:tab/><text:tab/>}</text:p>
      <text:p text:style-name="P43"><text:span text:style-name="T23"><text:tab/><text:tab/>} </text:span><text:span text:style-name="T22">while</text:span><text:span text:style-name="T23">(</text:span><text:span text:style-name="T28">proceed</text:span><text:span text:style-name="T23">);</text:span></text:p>
      <text:p text:style-name="P43"><text:span text:style-name="T23"><text:tab/><text:tab/></text:span><text:span text:style-name="T25">String</text:span><text:span text:style-name="T23"> </text:span><text:span text:style-name="T28">res</text:span><text:span text:style-name="T23"> = </text:span><text:span text:style-name="T32">""</text:span><text:span text:style-name="T23">;</text:span></text:p>
      <text:p text:style-name="P43"><text:span text:style-name="T23"><text:tab/><text:tab/></text:span><text:span text:style-name="T28">res</text:span><text:span text:style-name="T23"> += </text:span><text:span text:style-name="T32">"GRASP Length: "</text:span><text:span text:style-name="T23">+distance(</text:span><text:span text:style-name="T28">bestSolution</text:span><text:span text:style-name="T23">);</text:span></text:p>
      <text:p text:style-name="P43"><text:span text:style-name="T23"><text:tab/><text:tab/></text:span><text:span text:style-name="T25">System</text:span><text:span text:style-name="T23">.</text:span><text:span text:style-name="T27">out</text:span><text:span text:style-name="T23">.println(</text:span><text:span text:style-name="T28">res</text:span><text:span text:style-name="T23">);</text:span></text:p>
      <text:p text:style-name="P40"><text:tab/>}</text:p>
      <text:p text:style-name="P40"><text:tab/></text:p>
      <text:p text:style-name="P40">}</text:p>
      <text:p text:style-name="P10"/>
      <text:p text:style-name="P10"/>
      <text:p text:style-name="P24">3.3 Implementação da Busca Tabu</text:p>
      <text:p text:style-name="P50"><text:span text:style-name="T29">Já nossa implementação da Busca Tabu se mostrou ligeiramente menos eficiente que o GRASP. Uma possível melhora para ela seria permitir que o loop de busca fosse executado por mais tempo antes de ser finalizado. Porém preferimos mantê-la com o tempo de execução similar ao do GRASP. Sua fase de construção é também mais simples, gerando uma solução completamente aleatória para servir de solução inicial.</text:span></text:p>
      <text:p text:style-name="P50"><text:span text:style-name="T29">Usamos uma memória de curto prazo para a Lista Tabu guardando apenas os ultimos cinco resultados na lista. O método de construção da vizinhança é também um dos mais simples: a troca de nós. De forma geral nosso algoritmo se portou quase tão bem quanto o GRASP. Um possível trabalho futuro seria examinar a condição de parada, a estrutura da Lista Tabu e a estrutura de vizinhança.</text:span></text:p>
      <text:p text:style-name="P50"><text:span text:style-name="T29"/></text:p>
      <text:p text:style-name="P42"><text:span text:style-name="T22">package</text:span><text:span text:style-name="T23"> tabuSearch;</text:span></text:p>
      <text:p text:style-name="P43"><text:soft-page-break/></text:p>
      <text:p text:style-name="P43"><text:span text:style-name="T22">import</text:span><text:span text:style-name="T23"> java.util.ArrayList;</text:span></text:p>
      <text:p text:style-name="P43"><text:span text:style-name="T22">import</text:span><text:span text:style-name="T23"> java.util.HashSet;</text:span></text:p>
      <text:p text:style-name="P43"><text:span text:style-name="T22">import</text:span><text:span text:style-name="T23"> java.util.Iterator;</text:span></text:p>
      <text:p text:style-name="P43"><text:span text:style-name="T22">import</text:span><text:span text:style-name="T23"> java.util.Random;</text:span></text:p>
      <text:p text:style-name="P43"/>
      <text:p text:style-name="P43"><text:span text:style-name="T22">import</text:span><text:span text:style-name="T23"> problem.TravelingSalesman;</text:span></text:p>
      <text:p text:style-name="P43"/>
      <text:p text:style-name="P43"><text:span text:style-name="T22">public</text:span><text:span text:style-name="T23"> </text:span><text:span text:style-name="T22">class</text:span><text:span text:style-name="T23"> </text:span><text:span text:style-name="T25">TabuSearch</text:span><text:span text:style-name="T23"> {</text:span></text:p>
      <text:p text:style-name="P40"><text:tab/></text:p>
      <text:p text:style-name="P43"><text:span text:style-name="T23"><text:tab/></text:span><text:span text:style-name="T22">private</text:span><text:span text:style-name="T23"> </text:span><text:span text:style-name="T22">int</text:span><text:span text:style-name="T23"> </text:span><text:span text:style-name="T26">MaxTabu</text:span><text:span text:style-name="T23"> = 5;</text:span></text:p>
      <text:p text:style-name="P40"><text:tab/></text:p>
      <text:p text:style-name="P43"><text:span text:style-name="T23"><text:tab/></text:span><text:span text:style-name="T22">private</text:span><text:span text:style-name="T23"> </text:span><text:span text:style-name="T25">TravelingSalesman</text:span><text:span text:style-name="T23"> </text:span><text:span text:style-name="T26">TSP</text:span><text:span text:style-name="T23">;</text:span></text:p>
      <text:p text:style-name="P43"><text:span text:style-name="T23"><text:tab/></text:span><text:span text:style-name="T22">private</text:span><text:span text:style-name="T23"> </text:span><text:span text:style-name="T25">HashSet</text:span><text:span text:style-name="T23">&lt;</text:span><text:span text:style-name="T22">int</text:span><text:span text:style-name="T23">[]&gt; </text:span><text:span text:style-name="T26">Neighborhood</text:span><text:span text:style-name="T23">;</text:span></text:p>
      <text:p text:style-name="P43"><text:span text:style-name="T23"><text:tab/></text:span><text:span text:style-name="T22">private</text:span><text:span text:style-name="T23"> </text:span><text:span text:style-name="T25">ArrayList</text:span><text:span text:style-name="T23">&lt;</text:span><text:span text:style-name="T22">int</text:span><text:span text:style-name="T23">[]&gt; </text:span><text:span text:style-name="T26">TabuList</text:span><text:span text:style-name="T23">;</text:span></text:p>
      <text:p text:style-name="P43"><text:span text:style-name="T23"><text:tab/></text:span><text:span text:style-name="T22">private</text:span><text:span text:style-name="T23"> </text:span><text:span text:style-name="T25">Random</text:span><text:span text:style-name="T23"> </text:span><text:span text:style-name="T26">R</text:span><text:span text:style-name="T23">;</text:span></text:p>
      <text:p text:style-name="P43"/>
      <text:p text:style-name="P43"><text:span text:style-name="T23"><text:tab/></text:span><text:span text:style-name="T22">private</text:span><text:span text:style-name="T23"> </text:span><text:span text:style-name="T22">int</text:span><text:span text:style-name="T23">[] randomInitial(){</text:span></text:p>
      <text:p text:style-name="P43"><text:span text:style-name="T23"><text:tab/><text:tab/></text:span><text:span text:style-name="T22">int</text:span><text:span text:style-name="T23"> </text:span><text:span text:style-name="T28">length</text:span><text:span text:style-name="T23"> = </text:span><text:span text:style-name="T26">TSP</text:span><text:span text:style-name="T23">.Size();</text:span></text:p>
      <text:p text:style-name="P43"><text:span text:style-name="T23"><text:tab/><text:tab/></text:span><text:span text:style-name="T22">int</text:span><text:span text:style-name="T23"> </text:span><text:span text:style-name="T28">cursor</text:span><text:span text:style-name="T23"> = 0;</text:span></text:p>
      <text:p text:style-name="P43"><text:span text:style-name="T23"><text:tab/><text:tab/></text:span><text:span text:style-name="T22">int</text:span><text:span text:style-name="T23">[] </text:span><text:span text:style-name="T28">InitialSolution</text:span><text:span text:style-name="T23"> = </text:span><text:span text:style-name="T22">new</text:span><text:span text:style-name="T23"> </text:span><text:span text:style-name="T22">int</text:span><text:span text:style-name="T23">[</text:span><text:span text:style-name="T28">length</text:span><text:span text:style-name="T23">];</text:span></text:p>
      <text:p text:style-name="P43"><text:span text:style-name="T23"><text:tab/><text:tab/></text:span><text:span text:style-name="T25">ArrayList</text:span><text:span text:style-name="T23">&lt;</text:span><text:span text:style-name="T25">Integer</text:span><text:span text:style-name="T23">&gt; </text:span><text:span text:style-name="T28">visitedNodes</text:span><text:span text:style-name="T23"> = </text:span><text:span text:style-name="T22">new</text:span><text:span text:style-name="T23"> </text:span><text:span text:style-name="T25">ArrayList</text:span><text:span text:style-name="T23">&lt;</text:span><text:span text:style-name="T25">Integer</text:span><text:span text:style-name="T23">&gt;();</text:span></text:p>
      <text:p text:style-name="P40"><text:tab/><text:tab/></text:p>
      <text:p text:style-name="P43"><text:span text:style-name="T23"><text:tab/><text:tab/></text:span><text:span text:style-name="T22">while</text:span><text:span text:style-name="T23">(</text:span><text:span text:style-name="T28">cursor</text:span><text:span text:style-name="T23"> &lt; </text:span><text:span text:style-name="T28">length</text:span><text:span text:style-name="T23">){</text:span></text:p>
      <text:p text:style-name="P43"><text:span text:style-name="T23"><text:tab/><text:tab/><text:tab/></text:span><text:span text:style-name="T22">int</text:span><text:span text:style-name="T23"> </text:span><text:span text:style-name="T28">randomMove</text:span><text:span text:style-name="T23"> = </text:span><text:span text:style-name="T26">R</text:span><text:span text:style-name="T23">.nextInt(</text:span><text:span text:style-name="T28">length</text:span><text:span text:style-name="T23">);</text:span></text:p>
      <text:p text:style-name="P43"><text:span text:style-name="T23"><text:tab/><text:tab/><text:tab/></text:span><text:span text:style-name="T22">if</text:span><text:span text:style-name="T23">(!</text:span><text:span text:style-name="T28">visitedNodes</text:span><text:span text:style-name="T23">.contains(</text:span><text:span text:style-name="T28">randomMove</text:span><text:span text:style-name="T23">)){</text:span></text:p>
      <text:p text:style-name="P43"><text:span text:style-name="T23"><text:tab/><text:tab/><text:tab/><text:tab/></text:span><text:span text:style-name="T28">InitialSolution</text:span><text:span text:style-name="T23">[</text:span><text:span text:style-name="T28">cursor</text:span><text:span text:style-name="T23">] = </text:span><text:span text:style-name="T28">randomMove</text:span><text:span text:style-name="T23">;</text:span></text:p>
      <text:p text:style-name="P43"><text:span text:style-name="T23"><text:tab/><text:tab/><text:tab/><text:tab/></text:span><text:span text:style-name="T28">visitedNodes</text:span><text:span text:style-name="T23">.add(</text:span><text:span text:style-name="T28">randomMove</text:span><text:span text:style-name="T23">);</text:span></text:p>
      <text:p text:style-name="P43"><text:span text:style-name="T23"><text:tab/><text:tab/><text:tab/><text:tab/></text:span><text:span text:style-name="T28">cursor</text:span><text:span text:style-name="T23">++;</text:span></text:p>
      <text:p text:style-name="P40"><text:tab/><text:tab/><text:tab/>}</text:p>
      <text:p text:style-name="P40"><text:tab/><text:tab/>}</text:p>
      <text:p text:style-name="P43"><text:span text:style-name="T23"><text:tab/><text:tab/></text:span><text:span text:style-name="T22">return</text:span><text:span text:style-name="T23"> </text:span><text:span text:style-name="T28">InitialSolution</text:span><text:span text:style-name="T23">;</text:span></text:p>
      <text:p text:style-name="P40"><text:tab/>}</text:p>
      <text:p text:style-name="P40"><text:tab/></text:p>
      <text:p text:style-name="P43"><text:span text:style-name="T23"><text:tab/></text:span><text:span text:style-name="T22">private</text:span><text:span text:style-name="T23"> </text:span><text:span text:style-name="T22">double</text:span><text:span text:style-name="T23"> distance(</text:span><text:span text:style-name="T22">int</text:span><text:span text:style-name="T23">[] </text:span><text:span text:style-name="T28">Sol</text:span><text:span text:style-name="T23">){ </text:span></text:p>
      <text:p text:style-name="P43"><text:span text:style-name="T23"><text:tab/><text:tab/></text:span><text:span text:style-name="T30">// Checks to see if the solution doesn't violate any </text:span><text:span text:style-name="T31">constaints</text:span></text:p>
      <text:p text:style-name="P43"><text:span text:style-name="T23"><text:tab/><text:tab/></text:span><text:span text:style-name="T22">double</text:span><text:span text:style-name="T23"> </text:span><text:span text:style-name="T28">totDistance</text:span><text:span text:style-name="T23"> = 0;</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Sol</text:span><text:span text:style-name="T23">.</text:span><text:span text:style-name="T26">length</text:span><text:span text:style-name="T23">-1; </text:span><text:span text:style-name="T28">i</text:span><text:span text:style-name="T23">++){</text:span></text:p>
      <text:p text:style-name="P43"><text:span text:style-name="T23"><text:tab/><text:tab/><text:tab/></text:span><text:span text:style-name="T28">totDistance</text:span><text:span text:style-name="T23"> += </text:span><text:span text:style-name="T26">TSP</text:span><text:span text:style-name="T23">.Distances()[</text:span><text:span text:style-name="T28">Sol</text:span><text:span text:style-name="T23">[</text:span><text:span text:style-name="T28">i</text:span><text:span text:style-name="T23">]][</text:span><text:span text:style-name="T28">Sol</text:span><text:span text:style-name="T23">[</text:span><text:span text:style-name="T28">i</text:span><text:span text:style-name="T23">+1]];</text:span></text:p>
      <text:p text:style-name="P40"><text:tab/><text:tab/>}</text:p>
      <text:p text:style-name="P43"><text:span text:style-name="T23"><text:tab/><text:tab/></text:span><text:span text:style-name="T22">return</text:span><text:span text:style-name="T23"> </text:span><text:span text:style-name="T28">totDistance</text:span><text:span text:style-name="T23">;</text:span></text:p>
      <text:p text:style-name="P40"><text:tab/>}</text:p>
      <text:p text:style-name="P40"><text:tab/></text:p>
      <text:p text:style-name="P43"><text:span text:style-name="T23"><text:tab/></text:span><text:span text:style-name="T22">private</text:span><text:span text:style-name="T23"> </text:span><text:span text:style-name="T22">void</text:span><text:span text:style-name="T23"> makeNeighborhood(</text:span><text:span text:style-name="T22">int</text:span><text:span text:style-name="T23">[] </text:span><text:span text:style-name="T28">x</text:span><text:span text:style-name="T23">){</text:span></text:p>
      <text:p text:style-name="P43"><text:span text:style-name="T23"><text:tab/><text:tab/></text:span><text:span text:style-name="T30">// Inserts all Neighbors of the given solution into the Neighborhood vector</text:span></text:p>
      <text:p text:style-name="P43"><text:span text:style-name="T23"><text:tab/><text:tab/></text:span><text:span text:style-name="T22">int</text:span><text:span text:style-name="T23">[] </text:span><text:span text:style-name="T28">newSol</text:span><text:span text:style-name="T23"> = </text:span><text:span text:style-name="T22">new</text:span><text:span text:style-name="T23"> </text:span><text:span text:style-name="T22">int</text:span><text:span text:style-name="T23">[</text:span><text:span text:style-name="T26">TSP</text:span><text:span text:style-name="T23">.Size()];</text:span></text:p>
      <text:p text:style-name="P43"><text:span text:style-name="T23"><text:tab/><text:tab/></text:span><text:span text:style-name="T25">System</text:span><text:span text:style-name="T23">.</text:span><text:span text:style-name="T24">arraycopy</text:span><text:span text:style-name="T23">(</text:span><text:span text:style-name="T28">x</text:span><text:span text:style-name="T23">, 0, </text:span><text:span text:style-name="T28">newSol</text:span><text:span text:style-name="T23">, 0, </text:span><text:span text:style-name="T26">TSP</text:span><text:span text:style-name="T23">.Size());<text:tab/><text:tab/></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x</text:span><text:span text:style-name="T23">.</text:span><text:span text:style-name="T26">length</text:span><text:span text:style-name="T23">; </text:span><text:span text:style-name="T28">i</text:span><text:span text:style-name="T23">++){</text:span></text:p>
      <text:p text:style-name="P43"><text:span text:style-name="T23"><text:tab/><text:tab/><text:tab/></text:span><text:span text:style-name="T22">for</text:span><text:span text:style-name="T23">(</text:span><text:span text:style-name="T22">int</text:span><text:span text:style-name="T23"> </text:span><text:span text:style-name="T28">j</text:span><text:span text:style-name="T23"> = 0; </text:span><text:span text:style-name="T28">j</text:span><text:span text:style-name="T23"> &lt; </text:span><text:span text:style-name="T28">x</text:span><text:span text:style-name="T23">.</text:span><text:span text:style-name="T26">length</text:span><text:span text:style-name="T23">; </text:span><text:span text:style-name="T28">j</text:span><text:span text:style-name="T23">++){</text:span></text:p>
      <text:p text:style-name="P43"><text:span text:style-name="T23"><text:tab/><text:tab/><text:tab/><text:tab/></text:span><text:span text:style-name="T22">int</text:span><text:span text:style-name="T23"> </text:span><text:span text:style-name="T28">aux</text:span><text:span text:style-name="T23"> = </text:span><text:span text:style-name="T28">x</text:span><text:span text:style-name="T23">[</text:span><text:span text:style-name="T28">i</text:span><text:span text:style-name="T23">];</text:span></text:p>
      <text:p text:style-name="P43"><text:span text:style-name="T23"><text:tab/><text:tab/><text:tab/><text:tab/></text:span><text:span text:style-name="T28">x</text:span><text:span text:style-name="T23">[</text:span><text:span text:style-name="T28">i</text:span><text:span text:style-name="T23">] = </text:span><text:span text:style-name="T28">x</text:span><text:span text:style-name="T23">[</text:span><text:span text:style-name="T28">j</text:span><text:span text:style-name="T23">];</text:span></text:p>
      <text:p text:style-name="P43"><text:span text:style-name="T23"><text:tab/><text:tab/><text:tab/><text:tab/></text:span><text:span text:style-name="T28">x</text:span><text:span text:style-name="T23">[</text:span><text:span text:style-name="T28">j</text:span><text:span text:style-name="T23">] = </text:span><text:span text:style-name="T28">aux</text:span><text:span text:style-name="T23">;</text:span></text:p>
      <text:p text:style-name="P40"><text:tab/><text:tab/><text:tab/>}</text:p>
      <text:p text:style-name="P43"><text:span text:style-name="T23"><text:tab/><text:tab/><text:tab/></text:span><text:span text:style-name="T26">Neighborhood</text:span><text:span text:style-name="T23">.add(</text:span><text:span text:style-name="T28">newSol</text:span><text:span text:style-name="T23">.clone());</text:span></text:p>
      <text:p text:style-name="P43"><text:span text:style-name="T23"><text:tab/><text:tab/><text:tab/></text:span><text:span text:style-name="T25">System</text:span><text:span text:style-name="T23">.</text:span><text:span text:style-name="T24">arraycopy</text:span><text:span text:style-name="T23">(</text:span><text:span text:style-name="T28">x</text:span><text:span text:style-name="T23">, 0, </text:span><text:span text:style-name="T28">newSol</text:span><text:span text:style-name="T23">, 0, </text:span><text:span text:style-name="T26">TSP</text:span><text:span text:style-name="T23">.Size());</text:span></text:p>
      <text:p text:style-name="P40"><text:tab/><text:tab/>}</text:p>
      <text:p text:style-name="P40"><text:tab/>}</text:p>
      <text:p text:style-name="P40"><text:tab/></text:p>
      <text:p text:style-name="P43"><text:span text:style-name="T23"><text:tab/></text:span><text:span text:style-name="T22">public</text:span><text:span text:style-name="T23"> TabuSearch(</text:span><text:span text:style-name="T25">TravelingSalesman</text:span><text:span text:style-name="T23"> </text:span><text:span text:style-name="T28">Problem</text:span><text:span text:style-name="T23">){</text:span></text:p>
      <text:p text:style-name="P43"><text:span text:style-name="T23"><text:tab/><text:tab/></text:span><text:span text:style-name="T22">this</text:span><text:span text:style-name="T23">.</text:span><text:span text:style-name="T26">TSP</text:span><text:span text:style-name="T23"> = </text:span><text:span text:style-name="T28">Problem</text:span><text:span text:style-name="T23">;</text:span></text:p>
      <text:p text:style-name="P43"><text:span text:style-name="T23"><text:tab/><text:tab/></text:span><text:span text:style-name="T22">this</text:span><text:span text:style-name="T23">.</text:span><text:span text:style-name="T26">Neighborhood</text:span><text:span text:style-name="T23"> = </text:span><text:span text:style-name="T22">new</text:span><text:span text:style-name="T23"> </text:span><text:span text:style-name="T25">HashSet</text:span><text:span text:style-name="T23">&lt;</text:span><text:span text:style-name="T22">int</text:span><text:span text:style-name="T23">[]&gt;();</text:span></text:p>
      <text:p text:style-name="P43"><text:span text:style-name="T23"><text:tab/><text:tab/></text:span><text:span text:style-name="T22">this</text:span><text:span text:style-name="T23">.</text:span><text:span text:style-name="T26">TabuList</text:span><text:span text:style-name="T23"> = </text:span><text:span text:style-name="T22">new</text:span><text:span text:style-name="T23"> </text:span><text:span text:style-name="T25">ArrayList</text:span><text:span text:style-name="T23">&lt;</text:span><text:span text:style-name="T22">int</text:span><text:span text:style-name="T23">[]&gt;();</text:span></text:p>
      <text:p text:style-name="P43"><text:span text:style-name="T23"><text:tab/><text:tab/></text:span><text:span text:style-name="T22">this</text:span><text:span text:style-name="T23">.</text:span><text:span text:style-name="T26">R</text:span><text:span text:style-name="T23"> = </text:span><text:span text:style-name="T22">new</text:span><text:span text:style-name="T23"> </text:span><text:span text:style-name="T25">Random</text:span><text:span text:style-name="T23">();</text:span></text:p>
      <text:p text:style-name="P40"><text:tab/>}</text:p>
      <text:p text:style-name="P43"/>
      <text:p text:style-name="P43"><text:span text:style-name="T23"><text:tab/></text:span><text:span text:style-name="T22">public</text:span><text:span text:style-name="T23"> </text:span><text:span text:style-name="T22">int</text:span><text:span text:style-name="T23">[] run(){</text:span></text:p>
      <text:p text:style-name="P43"><text:span text:style-name="T23"><text:tab/><text:tab/></text:span><text:span text:style-name="T22">int</text:span><text:span text:style-name="T23">[] </text:span><text:span text:style-name="T28">s</text:span><text:span text:style-name="T23"> = </text:span><text:span text:style-name="T22">new</text:span><text:span text:style-name="T23"> </text:span><text:span text:style-name="T22">int</text:span><text:span text:style-name="T23">[</text:span><text:span text:style-name="T26">TSP</text:span><text:span text:style-name="T23">.Size()];</text:span></text:p>
      <text:p text:style-name="P43"><text:span text:style-name="T23"><text:tab/><text:tab/></text:span><text:span text:style-name="T22">int</text:span><text:span text:style-name="T23">[] </text:span><text:span text:style-name="T28">bestS</text:span><text:span text:style-name="T23"> = </text:span><text:span text:style-name="T22">new</text:span><text:span text:style-name="T23"> </text:span><text:span text:style-name="T22">int</text:span><text:span text:style-name="T23">[</text:span><text:span text:style-name="T26">TSP</text:span><text:span text:style-name="T23">.Size()];</text:span></text:p>
      <text:p text:style-name="P43"><text:span text:style-name="T23"><text:tab/><text:tab/></text:span><text:span text:style-name="T28">s</text:span><text:span text:style-name="T23"> = randomInitial();</text:span></text:p>
      <text:p text:style-name="P43"><text:span text:style-name="T23"><text:tab/><text:tab/></text:span><text:span text:style-name="T25">System</text:span><text:span text:style-name="T23">.</text:span><text:span text:style-name="T24">arraycopy</text:span><text:span text:style-name="T23">(</text:span><text:span text:style-name="T28">s</text:span><text:span text:style-name="T23">, 0, </text:span><text:span text:style-name="T28">bestS</text:span><text:span text:style-name="T23">, 0, </text:span><text:span text:style-name="T26">TSP</text:span><text:span text:style-name="T23">.Size());</text:span></text:p>
      <text:p text:style-name="P43"/>
      <text:p text:style-name="P43"><text:span text:style-name="T23"><text:tab/><text:tab/></text:span><text:span text:style-name="T22">int</text:span><text:span text:style-name="T23"> </text:span><text:span text:style-name="T28">currIter</text:span><text:span text:style-name="T23"> = 0;</text:span></text:p>
      <text:p text:style-name="P43"><text:soft-page-break/><text:span text:style-name="T23"><text:tab/><text:tab/></text:span><text:span text:style-name="T22">int</text:span><text:span text:style-name="T23"> </text:span><text:span text:style-name="T28">bestIter</text:span><text:span text:style-name="T23"> = 0;</text:span></text:p>
      <text:p text:style-name="P40"><text:tab/><text:tab/></text:p>
      <text:p text:style-name="P43"><text:span text:style-name="T23"><text:tab/><text:tab/></text:span><text:span text:style-name="T22">do</text:span><text:span text:style-name="T23"> {</text:span></text:p>
      <text:p text:style-name="P43"><text:span text:style-name="T23"><text:tab/><text:tab/><text:tab/></text:span><text:span text:style-name="T26">Neighborhood</text:span><text:span text:style-name="T23">.clear();</text:span></text:p>
      <text:p text:style-name="P43"><text:span text:style-name="T23"><text:tab/><text:tab/><text:tab/>makeNeighborhood(</text:span><text:span text:style-name="T28">s</text:span><text:span text:style-name="T23">);</text:span></text:p>
      <text:p text:style-name="P43"/>
      <text:p text:style-name="P43"><text:span text:style-name="T23"><text:tab/><text:tab/><text:tab/>Iterator&lt;</text:span><text:span text:style-name="T22">int</text:span><text:span text:style-name="T23">[]&gt; </text:span><text:span text:style-name="T28">Neighbors</text:span><text:span text:style-name="T23"> = </text:span><text:span text:style-name="T26">Neighborhood</text:span><text:span text:style-name="T23">.iterator();</text:span></text:p>
      <text:p text:style-name="P40"><text:tab/><text:tab/><text:tab/></text:p>
      <text:p text:style-name="P43"><text:span text:style-name="T23"><text:tab/><text:tab/><text:tab/></text:span><text:span text:style-name="T22">while</text:span><text:span text:style-name="T23">(</text:span><text:span text:style-name="T28">Neighbors</text:span><text:span text:style-name="T23">.hasNext()) {</text:span></text:p>
      <text:p text:style-name="P43"><text:span text:style-name="T23"><text:tab/><text:tab/><text:tab/><text:tab/></text:span><text:span text:style-name="T22">int</text:span><text:span text:style-name="T23">[] </text:span><text:span text:style-name="T28">candidate</text:span><text:span text:style-name="T23"> = </text:span><text:span text:style-name="T28">Neighbors</text:span><text:span text:style-name="T23">.next().clone();</text:span></text:p>
      <text:p text:style-name="P43"><text:span text:style-name="T23"><text:tab/><text:tab/><text:tab/><text:tab/></text:span><text:span text:style-name="T22">if</text:span><text:span text:style-name="T23">(!</text:span><text:span text:style-name="T26">TabuList</text:span><text:span text:style-name="T23">.contains(</text:span><text:span text:style-name="T28">candidate</text:span><text:span text:style-name="T23">) &amp;&amp; distance(</text:span><text:span text:style-name="T28">candidate</text:span><text:span text:style-name="T23">) &lt; distance(</text:span><text:span text:style-name="T28">s</text:span><text:span text:style-name="T23">)){</text:span></text:p>
      <text:p text:style-name="P43"><text:span text:style-name="T23"><text:tab/><text:tab/><text:tab/><text:tab/><text:tab/></text:span><text:span text:style-name="T25">System</text:span><text:span text:style-name="T23">.</text:span><text:span text:style-name="T24">arraycopy</text:span><text:span text:style-name="T23">(</text:span><text:span text:style-name="T28">candidate</text:span><text:span text:style-name="T23">, 0, </text:span><text:span text:style-name="T28">s</text:span><text:span text:style-name="T23">, 0, </text:span><text:span text:style-name="T26">TSP</text:span><text:span text:style-name="T23">.Size());</text:span></text:p>
      <text:p text:style-name="P40"><text:tab/><text:tab/><text:tab/><text:tab/>}</text:p>
      <text:p text:style-name="P40"><text:tab/><text:tab/><text:tab/>}</text:p>
      <text:p text:style-name="P40"><text:tab/><text:tab/><text:tab/></text:p>
      <text:p text:style-name="P43"><text:span text:style-name="T23"><text:tab/><text:tab/><text:tab/></text:span><text:span text:style-name="T22">if</text:span><text:span text:style-name="T23">(distance(</text:span><text:span text:style-name="T28">s</text:span><text:span text:style-name="T23">) &lt; distance(</text:span><text:span text:style-name="T28">bestS</text:span><text:span text:style-name="T23">)){</text:span></text:p>
      <text:p text:style-name="P43"><text:span text:style-name="T23"><text:tab/><text:tab/><text:tab/><text:tab/></text:span><text:span text:style-name="T25">System</text:span><text:span text:style-name="T23">.</text:span><text:span text:style-name="T24">arraycopy</text:span><text:span text:style-name="T23">(</text:span><text:span text:style-name="T28">s</text:span><text:span text:style-name="T23">, 0, </text:span><text:span text:style-name="T28">bestS</text:span><text:span text:style-name="T23">, 0, </text:span><text:span text:style-name="T26">TSP</text:span><text:span text:style-name="T23">.Size());</text:span></text:p>
      <text:p text:style-name="P43"><text:span text:style-name="T23"><text:tab/><text:tab/><text:tab/><text:tab/></text:span><text:span text:style-name="T28">bestIter</text:span><text:span text:style-name="T23"> = </text:span><text:span text:style-name="T28">currIter</text:span><text:span text:style-name="T23">;</text:span></text:p>
      <text:p text:style-name="P40"><text:tab/><text:tab/><text:tab/>}</text:p>
      <text:p text:style-name="P40"><text:tab/><text:tab/><text:tab/></text:p>
      <text:p text:style-name="P43"><text:span text:style-name="T23"><text:tab/><text:tab/><text:tab/></text:span><text:span text:style-name="T26">TabuList</text:span><text:span text:style-name="T23">.add(</text:span><text:span text:style-name="T28">s</text:span><text:span text:style-name="T23">);</text:span></text:p>
      <text:p text:style-name="P43"><text:span text:style-name="T23"><text:tab/><text:tab/><text:tab/></text:span><text:span text:style-name="T22">if</text:span><text:span text:style-name="T23">(</text:span><text:span text:style-name="T26">TabuList</text:span><text:span text:style-name="T23">.size() &gt; </text:span><text:span text:style-name="T26">MaxTabu</text:span><text:span text:style-name="T23">)</text:span></text:p>
      <text:p text:style-name="P43"><text:span text:style-name="T23"><text:tab/><text:tab/><text:tab/><text:tab/></text:span><text:span text:style-name="T26">TabuList</text:span><text:span text:style-name="T23">.remove(0);</text:span></text:p>
      <text:p text:style-name="P40"><text:tab/><text:tab/><text:tab/></text:p>
      <text:p text:style-name="P43"><text:span text:style-name="T23"><text:tab/><text:tab/><text:tab/></text:span><text:span text:style-name="T28">currIter</text:span><text:span text:style-name="T23">++;</text:span></text:p>
      <text:p text:style-name="P43"><text:span text:style-name="T23"><text:tab/><text:tab/>} </text:span><text:span text:style-name="T22">while</text:span><text:span text:style-name="T23">(</text:span><text:span text:style-name="T28">currIter</text:span><text:span text:style-name="T23"> - </text:span><text:span text:style-name="T28">bestIter</text:span><text:span text:style-name="T23"> &lt; 1000);</text:span></text:p>
      <text:p text:style-name="P40"><text:tab/><text:tab/></text:p>
      <text:p text:style-name="P43"><text:span text:style-name="T23"><text:tab/><text:tab/></text:span><text:span text:style-name="T25">String</text:span><text:span text:style-name="T23"> </text:span><text:span text:style-name="T28">res</text:span><text:span text:style-name="T23"> = </text:span><text:span text:style-name="T32">""</text:span><text:span text:style-name="T23">;</text:span></text:p>
      <text:p text:style-name="P43"><text:span text:style-name="T23"><text:tab/><text:tab/></text:span><text:span text:style-name="T28">res</text:span><text:span text:style-name="T23"> += </text:span><text:span text:style-name="T32">"Tabu Length: "</text:span><text:span text:style-name="T23">+distance(</text:span><text:span text:style-name="T28">bestS</text:span><text:span text:style-name="T23">);</text:span></text:p>
      <text:p text:style-name="P43"><text:span text:style-name="T23"><text:tab/><text:tab/></text:span><text:span text:style-name="T25">System</text:span><text:span text:style-name="T23">.</text:span><text:span text:style-name="T27">out</text:span><text:span text:style-name="T23">.println(</text:span><text:span text:style-name="T28">res</text:span><text:span text:style-name="T23">);</text:span></text:p>
      <text:p text:style-name="P40"><text:tab/><text:tab/></text:p>
      <text:p text:style-name="P40"><text:tab/><text:tab/></text:p>
      <text:p text:style-name="P43"><text:span text:style-name="T23"><text:tab/><text:tab/></text:span><text:span text:style-name="T22">return</text:span><text:span text:style-name="T23"> </text:span><text:span text:style-name="T28">bestS</text:span><text:span text:style-name="T23">;</text:span></text:p>
      <text:p text:style-name="P40"><text:tab/>}</text:p>
      <text:p text:style-name="P40"><text:tab/></text:p>
      <text:p text:style-name="P43"/>
      <text:p text:style-name="P40">}</text:p>
      <text:p text:style-name="P10"/>
      <text:p text:style-name="P24">3.3 Implementação da Colônia de Formigas</text:p>
      <text:p text:style-name="P50"><text:span text:style-name="T29">A otimização por colônia de formigas é um método de otimização utilizando inteligencia de enxame. Enquanto provávelmente tão bom quanto outros métodos de otimização, é também muito mais complexo do que os métodos usados neste trabalho. Nossa implementação inocente deste algoritmo se provou extremamente ineficiente, tomando muito tempo para ser executado e resultando em soluções muito inferiores às propostas pelo GRASP e pela Busca Tabu.</text:span></text:p>
      <text:p text:style-name="P50"><text:span text:style-name="T29">Uma possíbilidade de melhora seria um exame à fundo da forma como as formigas escolhem um nó para se moverem, o que inclúi examinar a estrutura de feromônios depositada por elas no grafo a cada iteração.</text:span></text:p>
      <text:p text:style-name="P50"><text:span text:style-name="T29"/></text:p>
      <text:p text:style-name="P42"><text:span text:style-name="T22">package</text:span><text:span text:style-name="T23"> antcolony;</text:span></text:p>
      <text:p text:style-name="P43"/>
      <text:p text:style-name="P43"><text:span text:style-name="T22">import</text:span><text:span text:style-name="T23"> java.util.ArrayList;</text:span></text:p>
      <text:p text:style-name="P43"><text:span text:style-name="T22">import</text:span><text:span text:style-name="T23"> java.util.Arrays;</text:span></text:p>
      <text:p text:style-name="P43"><text:span text:style-name="T22">import</text:span><text:span text:style-name="T23"> java.util.Collections;</text:span></text:p>
      <text:p text:style-name="P43"><text:span text:style-name="T22">import</text:span><text:span text:style-name="T23"> java.util.Random;</text:span></text:p>
      <text:p text:style-name="P43"/>
      <text:p text:style-name="P43"><text:span text:style-name="T22">import</text:span><text:span text:style-name="T23"> problem.TravelingSalesman;</text:span></text:p>
      <text:p text:style-name="P43"/>
      <text:p text:style-name="P43"><text:span text:style-name="T22">public</text:span><text:span text:style-name="T23"> </text:span><text:span text:style-name="T22">class</text:span><text:span text:style-name="T23"> </text:span><text:span text:style-name="T25">AntColony</text:span><text:span text:style-name="T23"> {</text:span></text:p>
      <text:p text:style-name="P43"/>
      <text:p text:style-name="P43"><text:span text:style-name="T23"><text:tab/></text:span><text:span text:style-name="T22">private</text:span><text:span text:style-name="T23"> </text:span><text:span text:style-name="T22">double</text:span><text:span text:style-name="T23"> </text:span><text:span text:style-name="T26">a</text:span><text:span text:style-name="T23">; </text:span><text:span text:style-name="T30">// Preference coefficient for the </text:span><text:span text:style-name="T31">pheromone</text:span><text:span text:style-name="T30"> route</text:span></text:p>
      <text:p text:style-name="P43"><text:span text:style-name="T23"><text:tab/></text:span><text:span text:style-name="T22">private</text:span><text:span text:style-name="T23"> </text:span><text:span text:style-name="T22">double</text:span><text:span text:style-name="T23"> </text:span><text:span text:style-name="T26">b</text:span><text:span text:style-name="T23">; </text:span><text:span text:style-name="T30">// Preference coefficient for the shortest route</text:span></text:p>
      <text:p text:style-name="P43"><text:span text:style-name="T23"><text:tab/></text:span><text:span text:style-name="T22">private</text:span><text:span text:style-name="T23"> </text:span><text:span text:style-name="T22">double</text:span><text:span text:style-name="T23"> </text:span><text:span text:style-name="T26">c</text:span><text:span text:style-name="T23">; </text:span><text:span text:style-name="T30">// Initial </text:span><text:span text:style-name="T31">ammount</text:span><text:span text:style-name="T30"> of </text:span><text:span text:style-name="T31">pheromones</text:span><text:span text:style-name="T30"> in the routes</text:span></text:p>
      <text:p text:style-name="P40"><text:soft-page-break/><text:tab/></text:p>
      <text:p text:style-name="P43"><text:span text:style-name="T23"><text:tab/></text:span><text:span text:style-name="T22">private</text:span><text:span text:style-name="T23"> </text:span><text:span text:style-name="T22">double</text:span><text:span text:style-name="T23"> </text:span><text:span text:style-name="T26">evaporation</text:span><text:span text:style-name="T23">; </text:span><text:span text:style-name="T30">// Evaporation coefficient for each update</text:span></text:p>
      <text:p text:style-name="P43"><text:span text:style-name="T23"><text:tab/></text:span><text:span text:style-name="T22">private</text:span><text:span text:style-name="T23"> </text:span><text:span text:style-name="T22">double</text:span><text:span text:style-name="T23"> </text:span><text:span text:style-name="T26">pheromoneDrop</text:span><text:span text:style-name="T23">; </text:span><text:span text:style-name="T30">// Coefficient for leaving </text:span><text:span text:style-name="T31">pheromones</text:span><text:span text:style-name="T30"> in the routes</text:span></text:p>
      <text:p text:style-name="P43"><text:span text:style-name="T23"><text:tab/></text:span><text:span text:style-name="T22">private</text:span><text:span text:style-name="T23"> </text:span><text:span text:style-name="T22">double</text:span><text:span text:style-name="T23"> </text:span><text:span text:style-name="T26">colonySize</text:span><text:span text:style-name="T23">; </text:span><text:span text:style-name="T30">// Got the idea from another code. This scales the colony size based on the number of cities</text:span></text:p>
      <text:p text:style-name="P40"><text:tab/></text:p>
      <text:p text:style-name="P43"><text:span text:style-name="T23"><text:tab/></text:span><text:span text:style-name="T22">private</text:span><text:span text:style-name="T23"> </text:span><text:span text:style-name="T22">int</text:span><text:span text:style-name="T23"> </text:span><text:span text:style-name="T26">maxIterations</text:span><text:span text:style-name="T23">; </text:span><text:span text:style-name="T30">// Maximum number of iterations the program will make without finding a better solution</text:span></text:p>
      <text:p text:style-name="P43"><text:span text:style-name="T23"><text:tab/></text:span><text:span text:style-name="T22">private</text:span><text:span text:style-name="T23"> </text:span><text:span text:style-name="T25">Random</text:span><text:span text:style-name="T23"> </text:span><text:span text:style-name="T26">R</text:span><text:span text:style-name="T23">;</text:span></text:p>
      <text:p text:style-name="P40"><text:tab/></text:p>
      <text:p text:style-name="P43"><text:span text:style-name="T23"><text:tab/></text:span><text:span text:style-name="T22">private</text:span><text:span text:style-name="T23"> </text:span><text:span text:style-name="T25">ArrayList</text:span><text:span text:style-name="T23">&lt;</text:span><text:span text:style-name="T25">Ant</text:span><text:span text:style-name="T23">&gt; </text:span><text:span text:style-name="T26">Colony</text:span><text:span text:style-name="T23">;</text:span></text:p>
      <text:p text:style-name="P43"><text:span text:style-name="T23"><text:tab/></text:span><text:span text:style-name="T22">private</text:span><text:span text:style-name="T23"> </text:span><text:span text:style-name="T25">TravelingSalesman</text:span><text:span text:style-name="T23"> </text:span><text:span text:style-name="T26">TSP</text:span><text:span text:style-name="T23">;</text:span></text:p>
      <text:p text:style-name="P43"><text:span text:style-name="T23"><text:tab/></text:span><text:span text:style-name="T22">private</text:span><text:span text:style-name="T23"> </text:span><text:span text:style-name="T22">double</text:span><text:span text:style-name="T23">[][] </text:span><text:span text:style-name="T26">pheromoneTrail</text:span><text:span text:style-name="T23">; </text:span><text:span text:style-name="T30">// Stores the </text:span><text:span text:style-name="T31">pheromones</text:span><text:span text:style-name="T30"> on the trails</text:span></text:p>
      <text:p text:style-name="P43"><text:span text:style-name="T23"><text:tab/></text:span><text:span text:style-name="T22">private</text:span><text:span text:style-name="T23"> </text:span><text:span text:style-name="T22">int</text:span><text:span text:style-name="T23"> </text:span><text:span text:style-name="T26">currentCity</text:span><text:span text:style-name="T23">;</text:span></text:p>
      <text:p text:style-name="P40"><text:tab/></text:p>
      <text:p text:style-name="P43"><text:span text:style-name="T23"><text:tab/></text:span><text:span text:style-name="T22">private</text:span><text:span text:style-name="T23"> </text:span><text:span text:style-name="T25">Ant</text:span><text:span text:style-name="T23"> </text:span><text:span text:style-name="T26">bestAnt</text:span><text:span text:style-name="T23">;</text:span></text:p>
      <text:p text:style-name="P40"><text:tab/></text:p>
      <text:p text:style-name="P43"><text:span text:style-name="T23"><text:tab/></text:span><text:span text:style-name="T22">public</text:span><text:span text:style-name="T23"> </text:span><text:span text:style-name="T22">int</text:span><text:span text:style-name="T23"> selectCity(</text:span><text:span text:style-name="T25">Ant</text:span><text:span text:style-name="T23"> </text:span><text:span text:style-name="T28">a</text:span><text:span text:style-name="T23">){</text:span></text:p>
      <text:p text:style-name="P43"><text:span text:style-name="T23"><text:tab/><text:tab/></text:span><text:span text:style-name="T30">// Ant can move randomly on a whim</text:span></text:p>
      <text:p text:style-name="P43"><text:span text:style-name="T23"><text:tab/><text:tab/></text:span><text:span text:style-name="T22">if</text:span><text:span text:style-name="T23">(</text:span><text:span text:style-name="T26">R</text:span><text:span text:style-name="T23">.nextDouble() &lt; </text:span><text:span text:style-name="T28">a</text:span><text:span text:style-name="T23">.Whim()){</text:span></text:p>
      <text:p text:style-name="P43"><text:span text:style-name="T23"><text:tab/><text:tab/><text:tab/></text:span><text:span text:style-name="T25">ArrayList</text:span><text:span text:style-name="T23">&lt;</text:span><text:span text:style-name="T25">Integer</text:span><text:span text:style-name="T23">&gt; </text:span><text:span text:style-name="T28">choices</text:span><text:span text:style-name="T23"> = </text:span><text:span text:style-name="T22">new</text:span><text:span text:style-name="T23"> </text:span><text:span text:style-name="T25">ArrayList</text:span><text:span text:style-name="T23">&lt;</text:span><text:span text:style-name="T25">Integer</text:span><text:span text:style-name="T23">&gt;();</text:span></text:p>
      <text:p text:style-name="P43"><text:span text:style-name="T23"><text:tab/><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a</text:span><text:span text:style-name="T23">.Path().</text:span><text:span text:style-name="T26">length</text:span><text:span text:style-name="T23">; </text:span><text:span text:style-name="T28">i</text:span><text:span text:style-name="T23">++)</text:span></text:p>
      <text:p text:style-name="P43"><text:span text:style-name="T23"><text:tab/><text:tab/><text:tab/><text:tab/></text:span><text:span text:style-name="T22">if</text:span><text:span text:style-name="T23">(!</text:span><text:span text:style-name="T28">a</text:span><text:span text:style-name="T23">.visited(</text:span><text:span text:style-name="T28">i</text:span><text:span text:style-name="T23">))</text:span></text:p>
      <text:p text:style-name="P43"><text:span text:style-name="T23"><text:tab/><text:tab/><text:tab/><text:tab/><text:tab/></text:span><text:span text:style-name="T28">choices</text:span><text:span text:style-name="T23">.add(</text:span><text:span text:style-name="T28">i</text:span><text:span text:style-name="T23">);</text:span></text:p>
      <text:p text:style-name="P43"><text:span text:style-name="T23"><text:tab/><text:tab/><text:tab/></text:span><text:span text:style-name="T22">return</text:span><text:span text:style-name="T23"> </text:span><text:span text:style-name="T28">choices</text:span><text:span text:style-name="T23">.get(</text:span><text:span text:style-name="T26">R</text:span><text:span text:style-name="T23">.nextInt(</text:span><text:span text:style-name="T28">choices</text:span><text:span text:style-name="T23">.size()));</text:span></text:p>
      <text:p text:style-name="P40"><text:tab/><text:tab/>}</text:p>
      <text:p text:style-name="P40"><text:tab/><text:tab/></text:p>
      <text:p text:style-name="P43"><text:span text:style-name="T23"><text:tab/><text:tab/>updateProbs(</text:span><text:span text:style-name="T28">a</text:span><text:span text:style-name="T23">);</text:span></text:p>
      <text:p text:style-name="P43"><text:span text:style-name="T23"><text:tab/><text:tab/></text:span><text:span text:style-name="T22">double</text:span><text:span text:style-name="T23"> </text:span><text:span text:style-name="T28">Winning</text:span><text:span text:style-name="T23"> = </text:span><text:span text:style-name="T26">R</text:span><text:span text:style-name="T23">.nextDouble();</text:span></text:p>
      <text:p text:style-name="P43"><text:span text:style-name="T23"><text:tab/><text:tab/></text:span><text:span text:style-name="T25">ArrayList</text:span><text:span text:style-name="T23">&lt;</text:span><text:span text:style-name="T25">Double</text:span><text:span text:style-name="T23">&gt; </text:span><text:span text:style-name="T28">Competitors</text:span><text:span text:style-name="T23"> = </text:span><text:span text:style-name="T22">new</text:span><text:span text:style-name="T23"> </text:span><text:span text:style-name="T25">ArrayList</text:span><text:span text:style-name="T23">&lt;</text:span><text:span text:style-name="T25">Double</text:span><text:span text:style-name="T23">&gt;();</text:span></text:p>
      <text:p text:style-name="P43"><text:span text:style-name="T23"><text:tab/><text:tab/></text:span><text:span text:style-name="T22">for</text:span><text:span text:style-name="T23">(</text:span><text:span text:style-name="T22">double</text:span><text:span text:style-name="T23"> </text:span><text:span text:style-name="T28">d</text:span><text:span text:style-name="T23">: </text:span><text:span text:style-name="T28">a</text:span><text:span text:style-name="T23">.Probabilities())</text:span></text:p>
      <text:p text:style-name="P43"><text:span text:style-name="T23"><text:tab/><text:tab/><text:tab/></text:span><text:span text:style-name="T22">if</text:span><text:span text:style-name="T23">(</text:span><text:span text:style-name="T28">d</text:span><text:span text:style-name="T23"> != 0.0)</text:span></text:p>
      <text:p text:style-name="P43"><text:span text:style-name="T23"><text:tab/><text:tab/><text:tab/><text:tab/></text:span><text:span text:style-name="T28">Competitors</text:span><text:span text:style-name="T23">.add(</text:span><text:span text:style-name="T22">new</text:span><text:span text:style-name="T23"> </text:span><text:span text:style-name="T25">Double</text:span><text:span text:style-name="T23">(</text:span><text:span text:style-name="T28">d</text:span><text:span text:style-name="T23">));</text:span></text:p>
      <text:p text:style-name="P43"><text:span text:style-name="T23"><text:tab/><text:tab/></text:span><text:span text:style-name="T25">Collections</text:span><text:span text:style-name="T23">.</text:span><text:span text:style-name="T24">sort</text:span><text:span text:style-name="T23">(</text:span><text:span text:style-name="T28">Competitors</text:span><text:span text:style-name="T23">);</text:span></text:p>
      <text:p text:style-name="P43"><text:span text:style-name="T23"><text:tab/><text:tab/></text:span><text:span text:style-name="T22">int</text:span><text:span text:style-name="T23"> </text:span><text:span text:style-name="T28">ChanceModifier</text:span><text:span text:style-name="T23"> = </text:span><text:span text:style-name="T28">Competitors</text:span><text:span text:style-name="T23">.size() - 1;</text:span></text:p>
      <text:p text:style-name="P40"><text:tab/><text:tab/></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8">Competitors</text:span><text:span text:style-name="T23">.size(); </text:span><text:span text:style-name="T28">i</text:span><text:span text:style-name="T23">++){</text:span></text:p>
      <text:p text:style-name="P43"><text:span text:style-name="T23"><text:tab/><text:tab/><text:tab/></text:span><text:span text:style-name="T22">if</text:span><text:span text:style-name="T23">(</text:span><text:span text:style-name="T28">Winning</text:span><text:span text:style-name="T23"> &lt;= 0.7*(</text:span><text:span text:style-name="T25">Math</text:span><text:span text:style-name="T23">.</text:span><text:span text:style-name="T24">pow</text:span><text:span text:style-name="T23">((1 - 0.7), </text:span><text:span text:style-name="T28">ChanceModifier</text:span><text:span text:style-name="T23">))){</text:span></text:p>
      <text:p text:style-name="P43"><text:span text:style-name="T23"><text:tab/><text:tab/><text:tab/><text:tab/></text:span><text:span text:style-name="T22">for</text:span><text:span text:style-name="T23">(</text:span><text:span text:style-name="T22">int</text:span><text:span text:style-name="T23"> </text:span><text:span text:style-name="T28">j</text:span><text:span text:style-name="T23"> = 0; </text:span><text:span text:style-name="T28">j</text:span><text:span text:style-name="T23"> &lt; </text:span><text:span text:style-name="T28">a</text:span><text:span text:style-name="T23">.Probabilities().</text:span><text:span text:style-name="T26">length</text:span><text:span text:style-name="T23">; </text:span><text:span text:style-name="T28">j</text:span><text:span text:style-name="T23">++)</text:span></text:p>
      <text:p text:style-name="P43"><text:span text:style-name="T23"><text:tab/><text:tab/><text:tab/><text:tab/><text:tab/></text:span><text:span text:style-name="T22">if</text:span><text:span text:style-name="T23">(</text:span><text:span text:style-name="T28">Competitors</text:span><text:span text:style-name="T23">.get(</text:span><text:span text:style-name="T28">i</text:span><text:span text:style-name="T23">).equals(</text:span><text:span text:style-name="T28">a</text:span><text:span text:style-name="T23">.Probabilities()[</text:span><text:span text:style-name="T28">j</text:span><text:span text:style-name="T23">]))</text:span></text:p>
      <text:p text:style-name="P43"><text:span text:style-name="T23"><text:tab/><text:tab/><text:tab/><text:tab/><text:tab/><text:tab/></text:span><text:span text:style-name="T22">return</text:span><text:span text:style-name="T23"> </text:span><text:span text:style-name="T28">j</text:span><text:span text:style-name="T23">;</text:span></text:p>
      <text:p text:style-name="P40"><text:tab/><text:tab/><text:tab/>}</text:p>
      <text:p text:style-name="P43"><text:span text:style-name="T23"><text:tab/><text:tab/><text:tab/></text:span><text:span text:style-name="T28">ChanceModifier</text:span><text:span text:style-name="T23">--;</text:span></text:p>
      <text:p text:style-name="P40"><text:tab/><text:tab/>}</text:p>
      <text:p text:style-name="P43"><text:span text:style-name="T23"><text:tab/><text:tab/></text:span><text:span text:style-name="T22">for</text:span><text:span text:style-name="T23">(</text:span><text:span text:style-name="T22">int</text:span><text:span text:style-name="T23"> </text:span><text:span text:style-name="T28">j</text:span><text:span text:style-name="T23"> = 0; </text:span><text:span text:style-name="T28">j</text:span><text:span text:style-name="T23"> &lt; </text:span><text:span text:style-name="T28">a</text:span><text:span text:style-name="T23">.Probabilities().</text:span><text:span text:style-name="T26">length</text:span><text:span text:style-name="T23">; </text:span><text:span text:style-name="T28">j</text:span><text:span text:style-name="T23">++)</text:span></text:p>
      <text:p text:style-name="P43"><text:span text:style-name="T23"><text:tab/><text:tab/><text:tab/></text:span><text:span text:style-name="T22">if</text:span><text:span text:style-name="T23">(</text:span><text:span text:style-name="T28">Competitors</text:span><text:span text:style-name="T23">.get(</text:span><text:span text:style-name="T28">Competitors</text:span><text:span text:style-name="T23">.size()-1).equals(</text:span><text:span text:style-name="T28">a</text:span><text:span text:style-name="T23">.Probabilities()[</text:span><text:span text:style-name="T28">j</text:span><text:span text:style-name="T23">]))</text:span></text:p>
      <text:p text:style-name="P43"><text:span text:style-name="T23"><text:tab/><text:tab/><text:tab/><text:tab/></text:span><text:span text:style-name="T22">return</text:span><text:span text:style-name="T23"> </text:span><text:span text:style-name="T28">j</text:span><text:span text:style-name="T23">;</text:span></text:p>
      <text:p text:style-name="P43"><text:span text:style-name="T23"><text:tab/><text:tab/></text:span><text:span text:style-name="T22">throw</text:span><text:span text:style-name="T23"> </text:span><text:span text:style-name="T22">new</text:span><text:span text:style-name="T23"> </text:span><text:span text:style-name="T25">RuntimeException</text:span><text:span text:style-name="T23">(</text:span><text:span text:style-name="T32">"Something went wrong"</text:span><text:span text:style-name="T23">);</text:span></text:p>
      <text:p text:style-name="P40"><text:tab/>}</text:p>
      <text:p text:style-name="P40"><text:tab/></text:p>
      <text:p text:style-name="P43"><text:span text:style-name="T23"><text:tab/></text:span><text:span text:style-name="T22">private</text:span><text:span text:style-name="T23"> </text:span><text:span text:style-name="T22">void</text:span><text:span text:style-name="T23"> moveAnt(</text:span><text:span text:style-name="T25">Ant</text:span><text:span text:style-name="T23"> </text:span><text:span text:style-name="T28">a</text:span><text:span text:style-name="T23">){</text:span></text:p>
      <text:p text:style-name="P43"><text:span text:style-name="T23"><text:tab/><text:tab/></text:span><text:span text:style-name="T22">int</text:span><text:span text:style-name="T23"> </text:span><text:span text:style-name="T28">city</text:span><text:span text:style-name="T23"> = selectCity(</text:span><text:span text:style-name="T28">a</text:span><text:span text:style-name="T23">);</text:span></text:p>
      <text:p text:style-name="P43"><text:span text:style-name="T23"><text:tab/><text:tab/></text:span><text:span text:style-name="T28">a</text:span><text:span text:style-name="T23">.visit(</text:span><text:span text:style-name="T28">city</text:span><text:span text:style-name="T23">,</text:span><text:span text:style-name="T26">currentCity</text:span><text:span text:style-name="T23">,</text:span><text:span text:style-name="T26">TSP</text:span><text:span text:style-name="T23">.Distances()[</text:span><text:span text:style-name="T28">a</text:span><text:span text:style-name="T23">.Path()[</text:span><text:span text:style-name="T26">currentCity</text:span><text:span text:style-name="T23">]][</text:span><text:span text:style-name="T28">city</text:span><text:span text:style-name="T23">]);</text:span></text:p>
      <text:p text:style-name="P40"><text:tab/>}</text:p>
      <text:p text:style-name="P40"><text:tab/></text:p>
      <text:p text:style-name="P43"><text:span text:style-name="T23"><text:tab/></text:span><text:span text:style-name="T22">private</text:span><text:span text:style-name="T23"> </text:span><text:span text:style-name="T22">void</text:span><text:span text:style-name="T23"> moveAllAnts(){</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6">TSP</text:span><text:span text:style-name="T23">.Size(); </text:span><text:span text:style-name="T28">i</text:span><text:span text:style-name="T23">++){</text:span></text:p>
      <text:p text:style-name="P43"><text:span text:style-name="T23"><text:tab/><text:tab/><text:tab/></text:span><text:span text:style-name="T22">for</text:span><text:span text:style-name="T23">(</text:span><text:span text:style-name="T25">Ant</text:span><text:span text:style-name="T23"> </text:span><text:span text:style-name="T28">a</text:span><text:span text:style-name="T23">: </text:span><text:span text:style-name="T26">Colony</text:span><text:span text:style-name="T23">){</text:span></text:p>
      <text:p text:style-name="P43"><text:span text:style-name="T23"><text:tab/><text:tab/><text:tab/><text:tab/>moveAnt(</text:span><text:span text:style-name="T28">a</text:span><text:span text:style-name="T23">);</text:span></text:p>
      <text:p text:style-name="P40"><text:tab/><text:tab/><text:tab/>}</text:p>
      <text:p text:style-name="P43"><text:span text:style-name="T23"><text:tab/><text:tab/><text:tab/></text:span><text:span text:style-name="T26">currentCity</text:span><text:span text:style-name="T23">++;</text:span></text:p>
      <text:p text:style-name="P40"><text:tab/><text:tab/>}</text:p>
      <text:p text:style-name="P40"><text:tab/>}</text:p>
      <text:p text:style-name="P40"><text:tab/></text:p>
      <text:p text:style-name="P43"><text:span text:style-name="T23"><text:tab/></text:span><text:span text:style-name="T22">private</text:span><text:span text:style-name="T23"> </text:span><text:span text:style-name="T22">void</text:span><text:span text:style-name="T23"> resetAllAnts() {</text:span></text:p>
      <text:p text:style-name="P43"><text:span text:style-name="T23"><text:tab/><text:tab/></text:span><text:span text:style-name="T22">for</text:span><text:span text:style-name="T23">(</text:span><text:span text:style-name="T25">Ant</text:span><text:span text:style-name="T23"> </text:span><text:span text:style-name="T28">a</text:span><text:span text:style-name="T23">: </text:span><text:span text:style-name="T26">Colony</text:span><text:span text:style-name="T23">)</text:span></text:p>
      <text:p text:style-name="P43"><text:span text:style-name="T23"><text:tab/><text:tab/><text:tab/></text:span><text:span text:style-name="T28">a</text:span><text:span text:style-name="T23">.reset();</text:span></text:p>
      <text:p text:style-name="P43"><text:span text:style-name="T23"><text:tab/><text:tab/></text:span><text:span text:style-name="T26">currentCity</text:span><text:span text:style-name="T23"> = 0;</text:span></text:p>
      <text:p text:style-name="P40"><text:tab/>}</text:p>
      <text:p text:style-name="P40"><text:tab/></text:p>
      <text:p text:style-name="P43"><text:span text:style-name="T23"><text:tab/></text:span><text:span text:style-name="T22">private</text:span><text:span text:style-name="T23"> </text:span><text:span text:style-name="T22">void</text:span><text:span text:style-name="T23"> updateProbs(</text:span><text:span text:style-name="T25">Ant</text:span><text:span text:style-name="T23"> </text:span><text:span text:style-name="T28">ant</text:span><text:span text:style-name="T23">){</text:span></text:p>
      <text:p text:style-name="P43"><text:span text:style-name="T23"><text:tab/><text:tab/></text:span><text:span text:style-name="T22">int</text:span><text:span text:style-name="T23"> </text:span><text:span text:style-name="T28">origin</text:span><text:span text:style-name="T23"> = </text:span><text:span text:style-name="T28">ant</text:span><text:span text:style-name="T23">.Path()[</text:span><text:span text:style-name="T26">currentCity</text:span><text:span text:style-name="T23">];</text:span></text:p>
      <text:p text:style-name="P43"><text:soft-page-break/><text:span text:style-name="T23"><text:tab/><text:tab/></text:span><text:span text:style-name="T22">double</text:span><text:span text:style-name="T23">[] </text:span><text:span text:style-name="T28">probs</text:span><text:span text:style-name="T23"> = </text:span><text:span text:style-name="T22">new</text:span><text:span text:style-name="T23"> </text:span><text:span text:style-name="T22">double</text:span><text:span text:style-name="T23">[</text:span><text:span text:style-name="T26">TSP</text:span><text:span text:style-name="T23">.Size()];</text:span></text:p>
      <text:p text:style-name="P40"><text:tab/><text:tab/></text:p>
      <text:p text:style-name="P43"><text:span text:style-name="T23"><text:tab/><text:tab/></text:span><text:span text:style-name="T22">double</text:span><text:span text:style-name="T23"> </text:span><text:span text:style-name="T28">den</text:span><text:span text:style-name="T23"> = 0.0;</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6">TSP</text:span><text:span text:style-name="T23">.Size(); </text:span><text:span text:style-name="T28">i</text:span><text:span text:style-name="T23">++)</text:span></text:p>
      <text:p text:style-name="P43"><text:span text:style-name="T23"><text:tab/><text:tab/><text:tab/></text:span><text:span text:style-name="T22">if</text:span><text:span text:style-name="T23">(!</text:span><text:span text:style-name="T28">ant</text:span><text:span text:style-name="T23">.visited(</text:span><text:span text:style-name="T28">i</text:span><text:span text:style-name="T23">))</text:span></text:p>
      <text:p text:style-name="P43"><text:span text:style-name="T23"><text:tab/><text:tab/><text:tab/><text:tab/></text:span><text:span text:style-name="T28">den</text:span><text:span text:style-name="T23"> += </text:span><text:span text:style-name="T25">Math</text:span><text:span text:style-name="T23">.</text:span><text:span text:style-name="T24">pow</text:span><text:span text:style-name="T23">(</text:span><text:span text:style-name="T26">pheromoneTrail</text:span><text:span text:style-name="T23">[</text:span><text:span text:style-name="T28">origin</text:span><text:span text:style-name="T23">][</text:span><text:span text:style-name="T28">i</text:span><text:span text:style-name="T23">],</text:span><text:span text:style-name="T26">a</text:span><text:span text:style-name="T23">)</text:span></text:p>
      <text:p text:style-name="P43"><text:span text:style-name="T23"><text:tab/><text:tab/><text:tab/><text:tab/><text:tab/><text:tab/>* </text:span><text:span text:style-name="T25">Math</text:span><text:span text:style-name="T23">.</text:span><text:span text:style-name="T24">pow</text:span><text:span text:style-name="T23">(1.0/</text:span><text:span text:style-name="T26">TSP</text:span><text:span text:style-name="T23">.Distances()[</text:span><text:span text:style-name="T28">origin</text:span><text:span text:style-name="T23">][</text:span><text:span text:style-name="T28">i</text:span><text:span text:style-name="T23">],</text:span><text:span text:style-name="T26">b</text:span><text:span text:style-name="T23">);</text:span></text:p>
      <text:p text:style-name="P40"><text:tab/><text:tab/></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6">TSP</text:span><text:span text:style-name="T23">.Size(); </text:span><text:span text:style-name="T28">i</text:span><text:span text:style-name="T23">++){</text:span></text:p>
      <text:p text:style-name="P43"><text:span text:style-name="T23"><text:tab/><text:tab/><text:tab/></text:span><text:span text:style-name="T22">double</text:span><text:span text:style-name="T23"> </text:span><text:span text:style-name="T28">num</text:span><text:span text:style-name="T23"> = 0.0;</text:span></text:p>
      <text:p text:style-name="P43"><text:span text:style-name="T23"><text:tab/><text:tab/><text:tab/></text:span><text:span text:style-name="T22">if</text:span><text:span text:style-name="T23">(</text:span><text:span text:style-name="T28">ant</text:span><text:span text:style-name="T23">.visited(</text:span><text:span text:style-name="T28">i</text:span><text:span text:style-name="T23">))</text:span></text:p>
      <text:p text:style-name="P43"><text:span text:style-name="T23"><text:tab/><text:tab/><text:tab/><text:tab/></text:span><text:span text:style-name="T28">probs</text:span><text:span text:style-name="T23">[</text:span><text:span text:style-name="T28">i</text:span><text:span text:style-name="T23">] = 0.0;</text:span></text:p>
      <text:p text:style-name="P43"><text:span text:style-name="T23"><text:tab/><text:tab/><text:tab/></text:span><text:span text:style-name="T22">else</text:span><text:span text:style-name="T23"> {</text:span></text:p>
      <text:p text:style-name="P43"><text:span text:style-name="T23"><text:tab/><text:tab/><text:tab/><text:tab/></text:span><text:span text:style-name="T28">num</text:span><text:span text:style-name="T23"> = </text:span><text:span text:style-name="T25">Math</text:span><text:span text:style-name="T23">.</text:span><text:span text:style-name="T24">pow</text:span><text:span text:style-name="T23">(</text:span><text:span text:style-name="T26">pheromoneTrail</text:span><text:span text:style-name="T23">[</text:span><text:span text:style-name="T28">origin</text:span><text:span text:style-name="T23">][</text:span><text:span text:style-name="T28">i</text:span><text:span text:style-name="T23">],</text:span><text:span text:style-name="T26">a</text:span><text:span text:style-name="T23">)</text:span></text:p>
      <text:p text:style-name="P43"><text:span text:style-name="T23"><text:tab/><text:tab/><text:tab/><text:tab/><text:tab/><text:tab/>* </text:span><text:span text:style-name="T25">Math</text:span><text:span text:style-name="T23">.</text:span><text:span text:style-name="T24">pow</text:span><text:span text:style-name="T23">(1.0/</text:span><text:span text:style-name="T26">TSP</text:span><text:span text:style-name="T23">.Distances()[</text:span><text:span text:style-name="T28">origin</text:span><text:span text:style-name="T23">][</text:span><text:span text:style-name="T28">i</text:span><text:span text:style-name="T23">],</text:span><text:span text:style-name="T26">b</text:span><text:span text:style-name="T23">);</text:span></text:p>
      <text:p text:style-name="P43"><text:span text:style-name="T23"><text:tab/><text:tab/><text:tab/><text:tab/></text:span><text:span text:style-name="T28">probs</text:span><text:span text:style-name="T23">[</text:span><text:span text:style-name="T28">i</text:span><text:span text:style-name="T23">] = </text:span><text:span text:style-name="T28">num</text:span><text:span text:style-name="T23">/</text:span><text:span text:style-name="T28">den</text:span><text:span text:style-name="T23">;</text:span></text:p>
      <text:p text:style-name="P40"><text:tab/><text:tab/><text:tab/>}</text:p>
      <text:p text:style-name="P40"><text:tab/><text:tab/>}</text:p>
      <text:p text:style-name="P43"><text:span text:style-name="T23"><text:tab/><text:tab/></text:span><text:span text:style-name="T28">ant</text:span><text:span text:style-name="T23">.Probabilities(</text:span><text:span text:style-name="T28">probs</text:span><text:span text:style-name="T23">.clone());</text:span></text:p>
      <text:p text:style-name="P40"><text:tab/>}</text:p>
      <text:p text:style-name="P40"><text:tab/></text:p>
      <text:p text:style-name="P43"><text:span text:style-name="T23"><text:tab/></text:span><text:span text:style-name="T22">private</text:span><text:span text:style-name="T23"> </text:span><text:span text:style-name="T22">void</text:span><text:span text:style-name="T23"> updatePheromones(){</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6">TSP</text:span><text:span text:style-name="T23">.Size(); </text:span><text:span text:style-name="T28">i</text:span><text:span text:style-name="T23">++)</text:span></text:p>
      <text:p text:style-name="P43"><text:span text:style-name="T23"><text:tab/><text:tab/><text:tab/></text:span><text:span text:style-name="T22">for</text:span><text:span text:style-name="T23">(</text:span><text:span text:style-name="T22">int</text:span><text:span text:style-name="T23"> </text:span><text:span text:style-name="T28">j</text:span><text:span text:style-name="T23"> = 0; </text:span><text:span text:style-name="T28">j</text:span><text:span text:style-name="T23"> &lt; </text:span><text:span text:style-name="T26">TSP</text:span><text:span text:style-name="T23">.Size(); </text:span><text:span text:style-name="T28">j</text:span><text:span text:style-name="T23">++)</text:span></text:p>
      <text:p text:style-name="P43"><text:span text:style-name="T23"><text:tab/><text:tab/><text:tab/><text:tab/></text:span><text:span text:style-name="T26">pheromoneTrail</text:span><text:span text:style-name="T23">[</text:span><text:span text:style-name="T28">i</text:span><text:span text:style-name="T23">][</text:span><text:span text:style-name="T28">j</text:span><text:span text:style-name="T23">] *= </text:span><text:span text:style-name="T26">evaporation</text:span><text:span text:style-name="T23">;</text:span></text:p>
      <text:p text:style-name="P40"><text:tab/><text:tab/></text:p>
      <text:p text:style-name="P43"><text:span text:style-name="T23"><text:tab/><text:tab/></text:span><text:span text:style-name="T22">for</text:span><text:span text:style-name="T23">(</text:span><text:span text:style-name="T25">Ant</text:span><text:span text:style-name="T23"> </text:span><text:span text:style-name="T28">a</text:span><text:span text:style-name="T23">: </text:span><text:span text:style-name="T26">Colony</text:span><text:span text:style-name="T23">){</text:span></text:p>
      <text:p text:style-name="P43"><text:span text:style-name="T23"><text:tab/><text:tab/><text:tab/></text:span><text:span text:style-name="T22">double</text:span><text:span text:style-name="T23"> </text:span><text:span text:style-name="T28">droppedPheromones</text:span><text:span text:style-name="T23"> = </text:span><text:span text:style-name="T26">pheromoneDrop</text:span><text:span text:style-name="T23">/</text:span><text:span text:style-name="T28">a</text:span><text:span text:style-name="T23">.pathLength();</text:span></text:p>
      <text:p text:style-name="P43"><text:span text:style-name="T23"><text:tab/><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6">TSP</text:span><text:span text:style-name="T23">.Size()-1; </text:span><text:span text:style-name="T28">i</text:span><text:span text:style-name="T23">++)</text:span></text:p>
      <text:p text:style-name="P43"><text:span text:style-name="T23"><text:tab/><text:tab/><text:tab/><text:tab/></text:span><text:span text:style-name="T26">pheromoneTrail</text:span><text:span text:style-name="T23">[ </text:span><text:span text:style-name="T28">a</text:span><text:span text:style-name="T23">.Path()[</text:span><text:span text:style-name="T28">i</text:span><text:span text:style-name="T23">] ][ </text:span><text:span text:style-name="T28">a</text:span><text:span text:style-name="T23">.Path()[</text:span><text:span text:style-name="T28">i</text:span><text:span text:style-name="T23">+1] ] += </text:span><text:span text:style-name="T28">droppedPheromones</text:span><text:span text:style-name="T23">;</text:span></text:p>
      <text:p text:style-name="P43"><text:span text:style-name="T23"><text:tab/><text:tab/><text:tab/></text:span><text:span text:style-name="T26">pheromoneTrail</text:span><text:span text:style-name="T23">[ </text:span><text:span text:style-name="T28">a</text:span><text:span text:style-name="T23">.Path()[</text:span><text:span text:style-name="T26">TSP</text:span><text:span text:style-name="T23">.Size()-1] ][ </text:span><text:span text:style-name="T28">a</text:span><text:span text:style-name="T23">.Path()[0] ] += </text:span><text:span text:style-name="T28">droppedPheromones</text:span><text:span text:style-name="T23">;</text:span></text:p>
      <text:p text:style-name="P40"><text:tab/><text:tab/>}</text:p>
      <text:p text:style-name="P40"><text:tab/>}</text:p>
      <text:p text:style-name="P40"><text:tab/></text:p>
      <text:p text:style-name="P43"><text:span text:style-name="T23"><text:tab/></text:span><text:span text:style-name="T22">private</text:span><text:span text:style-name="T23"> </text:span><text:span text:style-name="T22">boolean</text:span><text:span text:style-name="T23"> updateBest(){</text:span></text:p>
      <text:p text:style-name="P43"><text:span text:style-name="T23"><text:tab/><text:tab/></text:span><text:span text:style-name="T22">if</text:span><text:span text:style-name="T23">(</text:span><text:span text:style-name="T26">bestAnt</text:span><text:span text:style-name="T23"> == </text:span><text:span text:style-name="T22">null</text:span><text:span text:style-name="T23">)</text:span></text:p>
      <text:p text:style-name="P43"><text:span text:style-name="T23"><text:tab/><text:tab/><text:tab/></text:span><text:span text:style-name="T26">bestAnt</text:span><text:span text:style-name="T23"> = </text:span><text:span text:style-name="T26">Colony</text:span><text:span text:style-name="T23">.get(0);</text:span></text:p>
      <text:p text:style-name="P43"><text:span text:style-name="T23"><text:tab/><text:tab/></text:span><text:span text:style-name="T22">for</text:span><text:span text:style-name="T23">(</text:span><text:span text:style-name="T25">Ant</text:span><text:span text:style-name="T23"> </text:span><text:span text:style-name="T28">a</text:span><text:span text:style-name="T23">: </text:span><text:span text:style-name="T26">Colony</text:span><text:span text:style-name="T23">){</text:span></text:p>
      <text:p text:style-name="P43"><text:span text:style-name="T23"><text:tab/><text:tab/><text:tab/></text:span><text:span text:style-name="T22">if</text:span><text:span text:style-name="T23">(</text:span><text:span text:style-name="T28">a</text:span><text:span text:style-name="T23">.pathLength() &lt; </text:span><text:span text:style-name="T26">bestAnt</text:span><text:span text:style-name="T23">.pathLength()){</text:span></text:p>
      <text:p text:style-name="P43"><text:span text:style-name="T23"><text:tab/><text:tab/><text:tab/><text:tab/></text:span><text:span text:style-name="T26">bestAnt</text:span><text:span text:style-name="T23"> = </text:span><text:span text:style-name="T22">new</text:span><text:span text:style-name="T23"> </text:span><text:span text:style-name="T25">Ant</text:span><text:span text:style-name="T23">(</text:span><text:span text:style-name="T28">a</text:span><text:span text:style-name="T23">);</text:span></text:p>
      <text:p text:style-name="P43"><text:span text:style-name="T23"><text:tab/><text:tab/><text:tab/><text:tab/></text:span><text:span text:style-name="T22">return</text:span><text:span text:style-name="T23"> </text:span><text:span text:style-name="T22">true</text:span><text:span text:style-name="T23">;</text:span></text:p>
      <text:p text:style-name="P40"><text:tab/><text:tab/><text:tab/>}<text:tab/><text:tab/></text:p>
      <text:p text:style-name="P40"><text:tab/><text:tab/>}</text:p>
      <text:p text:style-name="P43"><text:span text:style-name="T23"><text:tab/><text:tab/></text:span><text:span text:style-name="T22">return</text:span><text:span text:style-name="T23"> </text:span><text:span text:style-name="T22">false</text:span><text:span text:style-name="T23">;</text:span></text:p>
      <text:p text:style-name="P40"><text:tab/>}</text:p>
      <text:p text:style-name="P40"><text:tab/></text:p>
      <text:p text:style-name="P43"><text:span text:style-name="T23"><text:tab/></text:span><text:span text:style-name="T22">private</text:span><text:span text:style-name="T23"> </text:span><text:span text:style-name="T25">ArrayList</text:span><text:span text:style-name="T23">&lt;</text:span><text:span text:style-name="T25">Ant</text:span><text:span text:style-name="T23">&gt; newColony(</text:span><text:span text:style-name="T22">int</text:span><text:span text:style-name="T23"> </text:span><text:span text:style-name="T28">numCities</text:span><text:span text:style-name="T23">, </text:span><text:span text:style-name="T22">double</text:span><text:span text:style-name="T23"> </text:span><text:span text:style-name="T28">colonyFactor</text:span><text:span text:style-name="T23">){</text:span></text:p>
      <text:p text:style-name="P43"><text:span text:style-name="T23"><text:tab/><text:tab/></text:span><text:span text:style-name="T25">ArrayList</text:span><text:span text:style-name="T23">&lt;</text:span><text:span text:style-name="T25">Ant</text:span><text:span text:style-name="T23">&gt; </text:span><text:span text:style-name="T28">newColony</text:span><text:span text:style-name="T23"> = </text:span><text:span text:style-name="T22">new</text:span><text:span text:style-name="T23"> </text:span><text:span text:style-name="T25">ArrayList</text:span><text:span text:style-name="T23">&lt;</text:span><text:span text:style-name="T25">Ant</text:span><text:span text:style-name="T23">&gt;();</text:span></text:p>
      <text:p text:style-name="P43"><text:span text:style-name="T23"><text:tab/><text:tab/></text:span><text:span text:style-name="T22">for</text:span><text:span text:style-name="T23">(</text:span><text:span text:style-name="T22">int</text:span><text:span text:style-name="T23"> </text:span><text:span text:style-name="T28">i</text:span><text:span text:style-name="T23"> = 0; </text:span><text:span text:style-name="T28">i</text:span><text:span text:style-name="T23"> &lt; </text:span><text:span text:style-name="T25">Math</text:span><text:span text:style-name="T23">.</text:span><text:span text:style-name="T24">floor</text:span><text:span text:style-name="T23">(</text:span><text:span text:style-name="T28">numCities</text:span><text:span text:style-name="T23">*</text:span><text:span text:style-name="T28">colonyFactor</text:span><text:span text:style-name="T23">); </text:span><text:span text:style-name="T28">i</text:span><text:span text:style-name="T23">++)</text:span></text:p>
      <text:p text:style-name="P43"><text:span text:style-name="T23"><text:tab/><text:tab/><text:tab/></text:span><text:span text:style-name="T28">newColony</text:span><text:span text:style-name="T23">.add(</text:span><text:span text:style-name="T22">new</text:span><text:span text:style-name="T23"> </text:span><text:span text:style-name="T25">Ant</text:span><text:span text:style-name="T23">(</text:span><text:span text:style-name="T28">numCities</text:span><text:span text:style-name="T23">));</text:span></text:p>
      <text:p text:style-name="P43"><text:span text:style-name="T23"><text:tab/><text:tab/></text:span><text:span text:style-name="T22">for</text:span><text:span text:style-name="T23">(</text:span><text:span text:style-name="T25">Ant</text:span><text:span text:style-name="T23"> </text:span><text:span text:style-name="T28">a</text:span><text:span text:style-name="T23">: </text:span><text:span text:style-name="T28">newColony</text:span><text:span text:style-name="T23">)</text:span></text:p>
      <text:p text:style-name="P43"><text:span text:style-name="T23"><text:tab/><text:tab/><text:tab/></text:span><text:span text:style-name="T28">a</text:span><text:span text:style-name="T23">.visit(</text:span><text:span text:style-name="T26">R</text:span><text:span text:style-name="T23">.nextInt(</text:span><text:span text:style-name="T26">TSP</text:span><text:span text:style-name="T23">.Size()),</text:span><text:span text:style-name="T26">currentCity</text:span><text:span text:style-name="T23">, 0);</text:span></text:p>
      <text:p text:style-name="P43"><text:span text:style-name="T23"><text:tab/><text:tab/></text:span><text:span text:style-name="T26">currentCity</text:span><text:span text:style-name="T23">++;</text:span></text:p>
      <text:p text:style-name="P43"><text:span text:style-name="T23"><text:tab/><text:tab/></text:span><text:span text:style-name="T22">return</text:span><text:span text:style-name="T23"> </text:span><text:span text:style-name="T28">newColony</text:span><text:span text:style-name="T23">;</text:span></text:p>
      <text:p text:style-name="P40"><text:tab/>}</text:p>
      <text:p text:style-name="P40"><text:tab/></text:p>
      <text:p text:style-name="P43"><text:span text:style-name="T23"><text:tab/></text:span><text:span text:style-name="T22">public</text:span><text:span text:style-name="T23"> AntColony(</text:span><text:span text:style-name="T25">TravelingSalesman</text:span><text:span text:style-name="T23"> </text:span><text:span text:style-name="T28">TSP</text:span><text:span text:style-name="T23">){</text:span></text:p>
      <text:p text:style-name="P43"><text:span text:style-name="T23"><text:tab/><text:tab/></text:span><text:span text:style-name="T22">this</text:span><text:span text:style-name="T23">.</text:span><text:span text:style-name="T26">TSP</text:span><text:span text:style-name="T23"> = </text:span><text:span text:style-name="T28">TSP</text:span><text:span text:style-name="T23">;</text:span></text:p>
      <text:p text:style-name="P43"><text:span text:style-name="T23"><text:tab/><text:tab/></text:span><text:span text:style-name="T22">this</text:span><text:span text:style-name="T23">.</text:span><text:span text:style-name="T26">R</text:span><text:span text:style-name="T23"> = </text:span><text:span text:style-name="T22">new</text:span><text:span text:style-name="T23"> </text:span><text:span text:style-name="T25">Random</text:span><text:span text:style-name="T23">();</text:span></text:p>
      <text:p text:style-name="P40"><text:tab/><text:tab/></text:p>
      <text:p text:style-name="P43"><text:span text:style-name="T23"><text:tab/><text:tab/></text:span><text:span text:style-name="T22">this</text:span><text:span text:style-name="T23">.</text:span><text:span text:style-name="T26">a</text:span><text:span text:style-name="T23"> = 1;</text:span></text:p>
      <text:p text:style-name="P43"><text:span text:style-name="T23"><text:tab/><text:tab/></text:span><text:span text:style-name="T22">this</text:span><text:span text:style-name="T23">.</text:span><text:span text:style-name="T26">b</text:span><text:span text:style-name="T23"> = 5;</text:span></text:p>
      <text:p text:style-name="P43"><text:span text:style-name="T23"><text:tab/><text:tab/></text:span><text:span text:style-name="T22">this</text:span><text:span text:style-name="T23">.</text:span><text:span text:style-name="T26">c</text:span><text:span text:style-name="T23"> = 1;</text:span></text:p>
      <text:p text:style-name="P40"><text:tab/><text:tab/></text:p>
      <text:p text:style-name="P43"><text:span text:style-name="T23"><text:tab/><text:tab/></text:span><text:span text:style-name="T22">this</text:span><text:span text:style-name="T23">.</text:span><text:span text:style-name="T26">evaporation</text:span><text:span text:style-name="T23"> = 0.5;</text:span></text:p>
      <text:p text:style-name="P43"><text:span text:style-name="T23"><text:tab/><text:tab/></text:span><text:span text:style-name="T22">this</text:span><text:span text:style-name="T23">.</text:span><text:span text:style-name="T26">pheromoneDrop</text:span><text:span text:style-name="T23"> = 500;</text:span></text:p>
      <text:p text:style-name="P43"><text:span text:style-name="T23"><text:tab/><text:tab/></text:span><text:span text:style-name="T22">this</text:span><text:span text:style-name="T23">.</text:span><text:span text:style-name="T26">colonySize</text:span><text:span text:style-name="T23"> = 0.5;</text:span></text:p>
      <text:p text:style-name="P40"><text:tab/><text:tab/></text:p>
      <text:p text:style-name="P43"><text:span text:style-name="T23"><text:tab/><text:tab/></text:span><text:span text:style-name="T22">this</text:span><text:span text:style-name="T23">.</text:span><text:span text:style-name="T26">maxIterations</text:span><text:span text:style-name="T23"> = 1000;</text:span></text:p>
      <text:p text:style-name="P40"><text:tab/><text:tab/></text:p>
      <text:p text:style-name="P43"><text:soft-page-break/><text:span text:style-name="T23"><text:tab/><text:tab/></text:span><text:span text:style-name="T22">this</text:span><text:span text:style-name="T23">.</text:span><text:span text:style-name="T26">Colony</text:span><text:span text:style-name="T23"> = newColony(</text:span><text:span text:style-name="T28">TSP</text:span><text:span text:style-name="T23">.Size(),</text:span><text:span text:style-name="T26">colonySize</text:span><text:span text:style-name="T23">);</text:span></text:p>
      <text:p text:style-name="P43"><text:span text:style-name="T23"><text:tab/><text:tab/></text:span><text:span text:style-name="T22">this</text:span><text:span text:style-name="T23">.</text:span><text:span text:style-name="T26">currentCity</text:span><text:span text:style-name="T23"> = 0;</text:span></text:p>
      <text:p text:style-name="P43"><text:span text:style-name="T23"><text:tab/><text:tab/></text:span><text:span text:style-name="T22">this</text:span><text:span text:style-name="T23">.</text:span><text:span text:style-name="T26">pheromoneTrail</text:span><text:span text:style-name="T23"> = </text:span><text:span text:style-name="T22">new</text:span><text:span text:style-name="T23"> </text:span><text:span text:style-name="T22">double</text:span><text:span text:style-name="T23">[</text:span><text:span text:style-name="T28">TSP</text:span><text:span text:style-name="T23">.Size()][</text:span><text:span text:style-name="T28">TSP</text:span><text:span text:style-name="T23">.Size()];</text:span></text:p>
      <text:p text:style-name="P43"><text:span text:style-name="T23"><text:tab/><text:tab/></text:span><text:span text:style-name="T22">for</text:span><text:span text:style-name="T23">(</text:span><text:span text:style-name="T22">double</text:span><text:span text:style-name="T23">[] </text:span><text:span text:style-name="T28">v</text:span><text:span text:style-name="T23">: </text:span><text:span text:style-name="T26">pheromoneTrail</text:span><text:span text:style-name="T23">)</text:span></text:p>
      <text:p text:style-name="P43"><text:span text:style-name="T23"><text:tab/><text:tab/><text:tab/></text:span><text:span text:style-name="T25">Arrays</text:span><text:span text:style-name="T23">.</text:span><text:span text:style-name="T24">fill</text:span><text:span text:style-name="T23">(</text:span><text:span text:style-name="T28">v</text:span><text:span text:style-name="T23">,</text:span><text:span text:style-name="T26">c</text:span><text:span text:style-name="T23">);</text:span></text:p>
      <text:p text:style-name="P43"><text:span text:style-name="T23"><text:tab/><text:tab/></text:span><text:span text:style-name="T22">this</text:span><text:span text:style-name="T23">.</text:span><text:span text:style-name="T26">bestAnt</text:span><text:span text:style-name="T23"> = </text:span><text:span text:style-name="T22">null</text:span><text:span text:style-name="T23">;</text:span></text:p>
      <text:p text:style-name="P40"><text:tab/>}</text:p>
      <text:p text:style-name="P40"><text:tab/></text:p>
      <text:p text:style-name="P43"><text:span text:style-name="T23"><text:tab/></text:span><text:span text:style-name="T22">public</text:span><text:span text:style-name="T23"> </text:span><text:span text:style-name="T22">void</text:span><text:span text:style-name="T23"> run(){</text:span></text:p>
      <text:p text:style-name="P43"><text:span text:style-name="T23"><text:tab/><text:tab/></text:span><text:span text:style-name="T22">int</text:span><text:span text:style-name="T23"> </text:span><text:span text:style-name="T28">currentIter</text:span><text:span text:style-name="T23"> = 0;</text:span></text:p>
      <text:p text:style-name="P43"><text:span text:style-name="T23"><text:tab/><text:tab/></text:span><text:span text:style-name="T22">int</text:span><text:span text:style-name="T23"> </text:span><text:span text:style-name="T28">bestIter</text:span><text:span text:style-name="T23"> = 0;</text:span></text:p>
      <text:p text:style-name="P40"><text:tab/><text:tab/></text:p>
      <text:p text:style-name="P43"><text:span text:style-name="T23"><text:tab/><text:tab/></text:span><text:span text:style-name="T22">do</text:span><text:span text:style-name="T23">{</text:span></text:p>
      <text:p text:style-name="P40"><text:tab/><text:tab/><text:tab/>resetAllAnts();</text:p>
      <text:p text:style-name="P40"><text:tab/><text:tab/><text:tab/>moveAllAnts();</text:p>
      <text:p text:style-name="P40"><text:tab/><text:tab/><text:tab/>updatePheromones();</text:p>
      <text:p text:style-name="P43"><text:span text:style-name="T23"><text:tab/><text:tab/><text:tab/></text:span><text:span text:style-name="T22">if</text:span><text:span text:style-name="T23">(updateBest())</text:span></text:p>
      <text:p text:style-name="P43"><text:span text:style-name="T23"><text:tab/><text:tab/><text:tab/><text:tab/></text:span><text:span text:style-name="T28">bestIter</text:span><text:span text:style-name="T23"> = </text:span><text:span text:style-name="T28">currentIter</text:span><text:span text:style-name="T23">;</text:span></text:p>
      <text:p text:style-name="P43"><text:span text:style-name="T23"><text:tab/><text:tab/><text:tab/></text:span><text:span text:style-name="T28">currentIter</text:span><text:span text:style-name="T23">++;</text:span></text:p>
      <text:p text:style-name="P43"><text:span text:style-name="T23"><text:tab/><text:tab/>} </text:span><text:span text:style-name="T22">while</text:span><text:span text:style-name="T23">(</text:span><text:span text:style-name="T28">currentIter</text:span><text:span text:style-name="T23"> - </text:span><text:span text:style-name="T28">bestIter</text:span><text:span text:style-name="T23"> &lt; </text:span><text:span text:style-name="T26">maxIterations</text:span><text:span text:style-name="T23">);</text:span></text:p>
      <text:p text:style-name="P43"><text:span text:style-name="T23"><text:tab/><text:tab/></text:span><text:span text:style-name="T25">System</text:span><text:span text:style-name="T23">.</text:span><text:span text:style-name="T27">out</text:span><text:span text:style-name="T23">.println(</text:span><text:span text:style-name="T32">"The best solution found by the Ant Colony was: "</text:span><text:span text:style-name="T23">+</text:span><text:span text:style-name="T26">bestAnt</text:span><text:span text:style-name="T23">.toString());</text:span></text:p>
      <text:p text:style-name="P40"><text:tab/>}</text:p>
      <text:p text:style-name="P40"><text:tab/></text:p>
      <text:p text:style-name="P40">}</text:p>
      <text:p text:style-name="P10"/>
      <text:h text:style-name="P38" text:outline-level="2">4. Resultados</text:h>
      <text:p text:style-name="P29">Comparamos a execução dos três algoritmos executando-os sobre 50 instancias diferentes do problema de diferentes tamanhos, 10 de tamanho 10, 10 de tamanho 30, 10 de tamanho 50, 10 de tamanho 100 e por fim 10 de tamanho 500. Na tabela abaixo apresentamos a média da distancia obtida por cada algoritmo em cada tamanho de instância. Resolvemos apresentar estes números dessa forma devido à similaridade entre os grafos gerados.</text:p>
      <text:p text:style-name="P29"/>
      <table:table table:name="Table1" table:style-name="Table1">
        <table:table-column table:style-name="Table1.A"/>
        <table:table-column table:style-name="Table1.B" table:number-columns-repeated="4"/>
        <table:table-column table:style-name="Table1.F"/>
        <table:table-row>
          <table:table-cell table:style-name="Table1.A1" office:value-type="string">
            <text:p text:style-name="P14">GRASP</text:p>
          </table:table-cell>
          <table:table-cell table:style-name="Table1.A1" office:value-type="string">
            <text:p text:style-name="P14">Tam 10</text:p>
          </table:table-cell>
          <table:table-cell table:style-name="Table1.A1" office:value-type="string">
            <text:p text:style-name="P14">Tam 30</text:p>
          </table:table-cell>
          <table:table-cell table:style-name="Table1.A1" office:value-type="string">
            <text:p text:style-name="P14">Tam 50</text:p>
          </table:table-cell>
          <table:table-cell table:style-name="Table1.A1" office:value-type="string">
            <text:p text:style-name="P14">Tam 100</text:p>
          </table:table-cell>
          <table:table-cell table:style-name="Table1.F1" office:value-type="string">
            <text:p text:style-name="P14">Tam 500</text:p>
          </table:table-cell>
        </table:table-row>
        <table:table-row>
          <table:table-cell table:style-name="Table1.A2" office:value-type="string">
            <text:p text:style-name="P14">Instance 1</text:p>
          </table:table-cell>
          <table:table-cell table:style-name="Table1.A2" office:value-type="string">
            <text:p text:style-name="P14"><text:span text:style-name="T19">22</text:span>,338330705</text:p>
          </table:table-cell>
          <table:table-cell table:style-name="Table1.A2" office:value-type="string">
            <text:p text:style-name="P14"><text:span text:style-name="T19">74</text:span>,581958235</text:p>
          </table:table-cell>
          <table:table-cell table:style-name="Table1.A2" office:value-type="string">
            <text:p text:style-name="P14"><text:span text:style-name="T19">98</text:span>,363544816</text:p>
          </table:table-cell>
          <table:table-cell table:style-name="Table1.A2" office:value-type="string">
            <text:p text:style-name="P14"><text:span text:style-name="T19">149</text:span>,87814823</text:p>
          </table:table-cell>
          <table:table-cell table:style-name="Table1.F2" office:value-type="string">
            <text:p text:style-name="P14"><text:span text:style-name="T19">457</text:span>,18064956</text:p>
          </table:table-cell>
        </table:table-row>
        <table:table-row>
          <table:table-cell table:style-name="Table1.A2" office:value-type="string">
            <text:p text:style-name="P14">Instance 2</text:p>
          </table:table-cell>
          <table:table-cell table:style-name="Table1.A2" office:value-type="string">
            <text:p text:style-name="P14"><text:span text:style-name="T19">25</text:span>,917975422</text:p>
          </table:table-cell>
          <table:table-cell table:style-name="Table1.A2" office:value-type="string">
            <text:p text:style-name="P14"><text:span text:style-name="T19">61</text:span>,587823611</text:p>
          </table:table-cell>
          <table:table-cell table:style-name="Table1.A2" office:value-type="string">
            <text:p text:style-name="P14"><text:span text:style-name="T19">91</text:span>,352583969</text:p>
          </table:table-cell>
          <table:table-cell table:style-name="Table1.A2" office:value-type="string">
            <text:p text:style-name="P14"><text:span text:style-name="T19">153</text:span>,53401930</text:p>
          </table:table-cell>
          <table:table-cell table:style-name="Table1.F2" office:value-type="string">
            <text:p text:style-name="P14"><text:span text:style-name="T19">478</text:span>,82865718</text:p>
          </table:table-cell>
        </table:table-row>
        <table:table-row>
          <table:table-cell table:style-name="Table1.A2" office:value-type="string">
            <text:p text:style-name="P14">Instance 3</text:p>
          </table:table-cell>
          <table:table-cell table:style-name="Table1.A2" office:value-type="string">
            <text:p text:style-name="P14"><text:span text:style-name="T19">14</text:span>,784331455</text:p>
          </table:table-cell>
          <table:table-cell table:style-name="Table1.A2" office:value-type="string">
            <text:p text:style-name="P14"><text:span text:style-name="T19">71</text:span>,618865976</text:p>
          </table:table-cell>
          <table:table-cell table:style-name="Table1.A2" office:value-type="string">
            <text:p text:style-name="P14"><text:span text:style-name="T19">98</text:span>,115816522</text:p>
          </table:table-cell>
          <table:table-cell table:style-name="Table1.A2" office:value-type="string">
            <text:p text:style-name="P14"><text:span text:style-name="T19">153</text:span>,47200354</text:p>
          </table:table-cell>
          <table:table-cell table:style-name="Table1.F2" office:value-type="string">
            <text:p text:style-name="P14"><text:span text:style-name="T19">480</text:span>,44534627</text:p>
          </table:table-cell>
        </table:table-row>
        <table:table-row>
          <table:table-cell table:style-name="Table1.A2" office:value-type="string">
            <text:p text:style-name="P14">Instance 4</text:p>
          </table:table-cell>
          <table:table-cell table:style-name="Table1.A2" office:value-type="string">
            <text:p text:style-name="P14"><text:span text:style-name="T19">25</text:span>,840660652</text:p>
          </table:table-cell>
          <table:table-cell table:style-name="Table1.A2" office:value-type="string">
            <text:p text:style-name="P14"><text:span text:style-name="T19">70</text:span>,892259738</text:p>
          </table:table-cell>
          <table:table-cell table:style-name="Table1.A2" office:value-type="string">
            <text:p text:style-name="P14"><text:span text:style-name="T19">94</text:span>,961269256</text:p>
          </table:table-cell>
          <table:table-cell table:style-name="Table1.A2" office:value-type="string">
            <text:p text:style-name="P14"><text:span text:style-name="T19">147</text:span>,02547452</text:p>
          </table:table-cell>
          <table:table-cell table:style-name="Table1.F2" office:value-type="string">
            <text:p text:style-name="P14"><text:span text:style-name="T19">471</text:span>,56925539</text:p>
          </table:table-cell>
        </table:table-row>
        <table:table-row>
          <table:table-cell table:style-name="Table1.A2" office:value-type="string">
            <text:p text:style-name="P14">Instance 5</text:p>
          </table:table-cell>
          <table:table-cell table:style-name="Table1.A2" office:value-type="string">
            <text:p text:style-name="P14"><text:span text:style-name="T19">24</text:span>,014739971</text:p>
          </table:table-cell>
          <table:table-cell table:style-name="Table1.A2" office:value-type="string">
            <text:p text:style-name="P14"><text:span text:style-name="T19">70</text:span>,235124925</text:p>
          </table:table-cell>
          <table:table-cell table:style-name="Table1.A2" office:value-type="string">
            <text:p text:style-name="P14"><text:span text:style-name="T19">96</text:span>,202368765</text:p>
          </table:table-cell>
          <table:table-cell table:style-name="Table1.A2" office:value-type="string">
            <text:p text:style-name="P14"><text:span text:style-name="T19">158</text:span>,69738333</text:p>
          </table:table-cell>
          <table:table-cell table:style-name="Table1.F2" office:value-type="string">
            <text:p text:style-name="P14"><text:span text:style-name="T19">464</text:span>,50073702</text:p>
          </table:table-cell>
        </table:table-row>
        <table:table-row>
          <table:table-cell table:style-name="Table1.A2" office:value-type="string">
            <text:p text:style-name="P14">Instance 6</text:p>
          </table:table-cell>
          <table:table-cell table:style-name="Table1.A2" office:value-type="string">
            <text:p text:style-name="P14"><text:span text:style-name="T19">29</text:span>,682892539</text:p>
          </table:table-cell>
          <table:table-cell table:style-name="Table1.A2" office:value-type="string">
            <text:p text:style-name="P14"><text:span text:style-name="T19">62</text:span>,849585687</text:p>
          </table:table-cell>
          <table:table-cell table:style-name="Table1.A2" office:value-type="string">
            <text:p text:style-name="P14"><text:span text:style-name="T19">84</text:span>,275924085</text:p>
          </table:table-cell>
          <table:table-cell table:style-name="Table1.A2" office:value-type="string">
            <text:p text:style-name="P14"><text:span text:style-name="T19">138</text:span>,11280516</text:p>
          </table:table-cell>
          <table:table-cell table:style-name="Table1.F2" office:value-type="string">
            <text:p text:style-name="P14"><text:span text:style-name="T19">472</text:span>,48615566</text:p>
          </table:table-cell>
        </table:table-row>
        <table:table-row>
          <table:table-cell table:style-name="Table1.A2" office:value-type="string">
            <text:p text:style-name="P14">Instance 7</text:p>
          </table:table-cell>
          <table:table-cell table:style-name="Table1.A2" office:value-type="string">
            <text:p text:style-name="P14"><text:span text:style-name="T19">27</text:span>,331061736</text:p>
          </table:table-cell>
          <table:table-cell table:style-name="Table1.A2" office:value-type="string">
            <text:p text:style-name="P14"><text:span text:style-name="T19">78</text:span>,680026114</text:p>
          </table:table-cell>
          <table:table-cell table:style-name="Table1.A2" office:value-type="string">
            <text:p text:style-name="P14"><text:span text:style-name="T19">109</text:span>,22943145</text:p>
          </table:table-cell>
          <table:table-cell table:style-name="Table1.A2" office:value-type="string">
            <text:p text:style-name="P14"><text:span text:style-name="T19">142</text:span>,73411501</text:p>
          </table:table-cell>
          <table:table-cell table:style-name="Table1.F2" office:value-type="string">
            <text:p text:style-name="P14"><text:span text:style-name="T19">474</text:span>,99750559</text:p>
          </table:table-cell>
        </table:table-row>
        <table:table-row>
          <table:table-cell table:style-name="Table1.A2" office:value-type="string">
            <text:p text:style-name="P14">Instance 8</text:p>
          </table:table-cell>
          <table:table-cell table:style-name="Table1.A2" office:value-type="string">
            <text:p text:style-name="P14"><text:span text:style-name="T19">27</text:span>,945934683</text:p>
          </table:table-cell>
          <table:table-cell table:style-name="Table1.A2" office:value-type="string">
            <text:p text:style-name="P14"><text:span text:style-name="T19">61</text:span>,868066457</text:p>
          </table:table-cell>
          <table:table-cell table:style-name="Table1.A2" office:value-type="string">
            <text:p text:style-name="P14"><text:span text:style-name="T19">104</text:span>,26434341</text:p>
          </table:table-cell>
          <table:table-cell table:style-name="Table1.A2" office:value-type="string">
            <text:p text:style-name="P14"><text:span text:style-name="T19">132</text:span>,60228703</text:p>
          </table:table-cell>
          <table:table-cell table:style-name="Table1.F2" office:value-type="string">
            <text:p text:style-name="P14"><text:span text:style-name="T19">455</text:span>,18860793</text:p>
          </table:table-cell>
        </table:table-row>
        <table:table-row>
          <table:table-cell table:style-name="Table1.A2" office:value-type="string">
            <text:p text:style-name="P14">Instance 9</text:p>
          </table:table-cell>
          <table:table-cell table:style-name="Table1.A2" office:value-type="string">
            <text:p text:style-name="P14"><text:span text:style-name="T19">30</text:span>,141671955</text:p>
          </table:table-cell>
          <table:table-cell table:style-name="Table1.A2" office:value-type="string">
            <text:p text:style-name="P14"><text:span text:style-name="T19">70</text:span>,200761214</text:p>
          </table:table-cell>
          <table:table-cell table:style-name="Table1.A2" office:value-type="string">
            <text:p text:style-name="P14"><text:span text:style-name="T19">86</text:span>,730525255</text:p>
          </table:table-cell>
          <table:table-cell table:style-name="Table1.A2" office:value-type="string">
            <text:p text:style-name="P14"><text:span text:style-name="T19">146</text:span>,50435156</text:p>
          </table:table-cell>
          <table:table-cell table:style-name="Table1.F2" office:value-type="string">
            <text:p text:style-name="P14"><text:span text:style-name="T19">472</text:span>,55267967</text:p>
          </table:table-cell>
        </table:table-row>
        <table:table-row>
          <table:table-cell table:style-name="Table1.A2" office:value-type="string">
            <text:p text:style-name="P14">Instance 10</text:p>
          </table:table-cell>
          <table:table-cell table:style-name="Table1.A2" office:value-type="string">
            <text:p text:style-name="P14"><text:span text:style-name="T19">27</text:span>,589199259</text:p>
          </table:table-cell>
          <table:table-cell table:style-name="Table1.A2" office:value-type="string">
            <text:p text:style-name="P14"><text:span text:style-name="T19">69</text:span>,416264545</text:p>
          </table:table-cell>
          <table:table-cell table:style-name="Table1.A2" office:value-type="string">
            <text:p text:style-name="P14"><text:span text:style-name="T19">103</text:span>,30650239</text:p>
          </table:table-cell>
          <table:table-cell table:style-name="Table1.A2" office:value-type="string">
            <text:p text:style-name="P14"><text:span text:style-name="T19">144</text:span>,85059530</text:p>
          </table:table-cell>
          <table:table-cell table:style-name="Table1.F2" office:value-type="string">
            <text:p text:style-name="P14"><text:span text:style-name="T21">474</text:span>,45748881</text:p>
          </table:table-cell>
        </table:table-row>
      </table:table>
      <text:p text:style-name="P28">Table 4.1: Resultados dos Testes com GRASP</text:p>
      <table:table table:name="Table2" table:style-name="Table2">
        <table:table-column table:style-name="Table2.A" table:number-columns-repeated="5"/>
        <table:table-column table:style-name="Table2.F"/>
        <text:soft-page-break/>
        <table:table-row>
          <table:table-cell table:style-name="Table2.A1" office:value-type="string">
            <text:p text:style-name="P14">Busca Tabu</text:p>
          </table:table-cell>
          <table:table-cell table:style-name="Table2.A1" office:value-type="string">
            <text:p text:style-name="P14">Tam 10</text:p>
          </table:table-cell>
          <table:table-cell table:style-name="Table2.A1" office:value-type="string">
            <text:p text:style-name="P14">Tam 30</text:p>
          </table:table-cell>
          <table:table-cell table:style-name="Table2.A1" office:value-type="string">
            <text:p text:style-name="P14">Tam 50</text:p>
          </table:table-cell>
          <table:table-cell table:style-name="Table2.A1" office:value-type="string">
            <text:p text:style-name="P14">Tam 100</text:p>
          </table:table-cell>
          <table:table-cell table:style-name="Table2.F1" office:value-type="string">
            <text:p text:style-name="P14">Tam 500</text:p>
          </table:table-cell>
        </table:table-row>
        <table:table-row>
          <table:table-cell table:style-name="Table2.A2" office:value-type="string">
            <text:p text:style-name="P14">Instance 1</text:p>
          </table:table-cell>
          <table:table-cell table:style-name="Table2.A2" office:value-type="string">
            <text:p text:style-name="P14"><text:span text:style-name="T19">24</text:span>,617173639</text:p>
          </table:table-cell>
          <table:table-cell table:style-name="Table2.A2" office:value-type="string">
            <text:p text:style-name="P14"><text:span text:style-name="T19">63</text:span>,127274817</text:p>
          </table:table-cell>
          <table:table-cell table:style-name="Table2.A2" office:value-type="string">
            <text:p text:style-name="P14"><text:span text:style-name="T19">100</text:span>,01892904</text:p>
          </table:table-cell>
          <table:table-cell table:style-name="Table2.A2" office:value-type="string">
            <text:p text:style-name="P14"><text:span text:style-name="T19">230</text:span>,17251442</text:p>
          </table:table-cell>
          <table:table-cell table:style-name="Table2.F2" office:value-type="string">
            <text:p text:style-name="P14"><text:span text:style-name="T19">1279</text:span>,2497986</text:p>
          </table:table-cell>
        </table:table-row>
        <table:table-row>
          <table:table-cell table:style-name="Table2.A2" office:value-type="string">
            <text:p text:style-name="P14">Instance 2</text:p>
          </table:table-cell>
          <table:table-cell table:style-name="Table2.A2" office:value-type="string">
            <text:p text:style-name="P14"><text:span text:style-name="T19">26</text:span>,936481443</text:p>
          </table:table-cell>
          <table:table-cell table:style-name="Table2.A2" office:value-type="string">
            <text:p text:style-name="P14"><text:span text:style-name="T19">64</text:span>,065584124</text:p>
          </table:table-cell>
          <table:table-cell table:style-name="Table2.A2" office:value-type="string">
            <text:p text:style-name="P14"><text:span text:style-name="T19">95</text:span>,733904519</text:p>
          </table:table-cell>
          <table:table-cell table:style-name="Table2.A2" office:value-type="string">
            <text:p text:style-name="P14"><text:span text:style-name="T19">200</text:span>,54506525</text:p>
          </table:table-cell>
          <table:table-cell table:style-name="Table2.F2" office:value-type="string">
            <text:p text:style-name="P14"><text:span text:style-name="T19">1198</text:span>,8478343</text:p>
          </table:table-cell>
        </table:table-row>
        <table:table-row>
          <table:table-cell table:style-name="Table2.A2" office:value-type="string">
            <text:p text:style-name="P14">Instance 3</text:p>
          </table:table-cell>
          <table:table-cell table:style-name="Table2.A2" office:value-type="string">
            <text:p text:style-name="P14"><text:span text:style-name="T19">25</text:span>,620360273</text:p>
          </table:table-cell>
          <table:table-cell table:style-name="Table2.A2" office:value-type="string">
            <text:p text:style-name="P14"><text:span text:style-name="T19">91</text:span>,957075274</text:p>
          </table:table-cell>
          <table:table-cell table:style-name="Table2.A2" office:value-type="string">
            <text:p text:style-name="P14"><text:span text:style-name="T19">123</text:span>,10793994</text:p>
          </table:table-cell>
          <table:table-cell table:style-name="Table2.A2" office:value-type="string">
            <text:p text:style-name="P14"><text:span text:style-name="T19">227</text:span>,13385483</text:p>
          </table:table-cell>
          <table:table-cell table:style-name="Table2.F2" office:value-type="string">
            <text:p text:style-name="P14"><text:span text:style-name="T19">1057</text:span>,6687066</text:p>
          </table:table-cell>
        </table:table-row>
        <table:table-row>
          <table:table-cell table:style-name="Table2.A2" office:value-type="string">
            <text:p text:style-name="P14">Instance 4</text:p>
          </table:table-cell>
          <table:table-cell table:style-name="Table2.A2" office:value-type="string">
            <text:p text:style-name="P14"><text:span text:style-name="T19">19</text:span>,919443248</text:p>
          </table:table-cell>
          <table:table-cell table:style-name="Table2.A2" office:value-type="string">
            <text:p text:style-name="P14"><text:span text:style-name="T19">82</text:span>,972411448</text:p>
          </table:table-cell>
          <table:table-cell table:style-name="Table2.A2" office:value-type="string">
            <text:p text:style-name="P14"><text:span text:style-name="T19">123</text:span>,19619443</text:p>
          </table:table-cell>
          <table:table-cell table:style-name="Table2.A2" office:value-type="string">
            <text:p text:style-name="P14"><text:span text:style-name="T19">180</text:span>,23161116</text:p>
          </table:table-cell>
          <table:table-cell table:style-name="Table2.F2" office:value-type="string">
            <text:p text:style-name="P14"><text:span text:style-name="T19">1037</text:span>,9740604</text:p>
          </table:table-cell>
        </table:table-row>
        <table:table-row>
          <table:table-cell table:style-name="Table2.A2" office:value-type="string">
            <text:p text:style-name="P14">Instance 5</text:p>
          </table:table-cell>
          <table:table-cell table:style-name="Table2.A2" office:value-type="string">
            <text:p text:style-name="P14"><text:span text:style-name="T19">25</text:span>,617011698</text:p>
          </table:table-cell>
          <table:table-cell table:style-name="Table2.A2" office:value-type="string">
            <text:p text:style-name="P14"><text:span text:style-name="T19">85</text:span>,593489277</text:p>
          </table:table-cell>
          <table:table-cell table:style-name="Table2.A2" office:value-type="string">
            <text:p text:style-name="P14"><text:span text:style-name="T19">128</text:span>,77368000</text:p>
          </table:table-cell>
          <table:table-cell table:style-name="Table2.A2" office:value-type="string">
            <text:p text:style-name="P14"><text:span text:style-name="T19">208</text:span>,55436346</text:p>
          </table:table-cell>
          <table:table-cell table:style-name="Table2.F2" office:value-type="string">
            <text:p text:style-name="P14"><text:span text:style-name="T19">1125</text:span>,1790216</text:p>
          </table:table-cell>
        </table:table-row>
        <table:table-row>
          <table:table-cell table:style-name="Table2.A2" office:value-type="string">
            <text:p text:style-name="P14">Instance 6</text:p>
          </table:table-cell>
          <table:table-cell table:style-name="Table2.A2" office:value-type="string">
            <text:p text:style-name="P14"><text:span text:style-name="T19">27</text:span>,614149197</text:p>
          </table:table-cell>
          <table:table-cell table:style-name="Table2.A2" office:value-type="string">
            <text:p text:style-name="P14"><text:span text:style-name="T19">74</text:span>,290501211</text:p>
          </table:table-cell>
          <table:table-cell table:style-name="Table2.A2" office:value-type="string">
            <text:p text:style-name="P14"><text:span text:style-name="T19">116,</text:span>61473261</text:p>
          </table:table-cell>
          <table:table-cell table:style-name="Table2.A2" office:value-type="string">
            <text:p text:style-name="P14"><text:span text:style-name="T19">250</text:span>,01773445</text:p>
          </table:table-cell>
          <table:table-cell table:style-name="Table2.F2" office:value-type="string">
            <text:p text:style-name="P14"><text:span text:style-name="T19">1199</text:span>,0925893</text:p>
          </table:table-cell>
        </table:table-row>
        <table:table-row>
          <table:table-cell table:style-name="Table2.A2" office:value-type="string">
            <text:p text:style-name="P14">Instance 7</text:p>
          </table:table-cell>
          <table:table-cell table:style-name="Table2.A2" office:value-type="string">
            <text:p text:style-name="P14"><text:span text:style-name="T19">25</text:span>,655685124</text:p>
          </table:table-cell>
          <table:table-cell table:style-name="Table2.A2" office:value-type="string">
            <text:p text:style-name="P14"><text:span text:style-name="T19">80</text:span>,264145603</text:p>
          </table:table-cell>
          <table:table-cell table:style-name="Table2.A2" office:value-type="string">
            <text:p text:style-name="P14"><text:span text:style-name="T19">100</text:span>,67131677</text:p>
          </table:table-cell>
          <table:table-cell table:style-name="Table2.A2" office:value-type="string">
            <text:p text:style-name="P14"><text:span text:style-name="T19">283</text:span>,41189464</text:p>
          </table:table-cell>
          <table:table-cell table:style-name="Table2.F2" office:value-type="string">
            <text:p text:style-name="P14"><text:span text:style-name="T19">1098</text:span>,9951989</text:p>
          </table:table-cell>
        </table:table-row>
        <table:table-row>
          <table:table-cell table:style-name="Table2.A2" office:value-type="string">
            <text:p text:style-name="P14">Instance 8</text:p>
          </table:table-cell>
          <table:table-cell table:style-name="Table2.A2" office:value-type="string">
            <text:p text:style-name="P14"><text:span text:style-name="T19">28</text:span>,911124645</text:p>
          </table:table-cell>
          <table:table-cell table:style-name="Table2.A2" office:value-type="string">
            <text:p text:style-name="P14"><text:span text:style-name="T19">87</text:span>,100447640</text:p>
          </table:table-cell>
          <table:table-cell table:style-name="Table2.A2" office:value-type="string">
            <text:p text:style-name="P14"><text:span text:style-name="T19">104</text:span>,14667923</text:p>
          </table:table-cell>
          <table:table-cell table:style-name="Table2.A2" office:value-type="string">
            <text:p text:style-name="P14"><text:span text:style-name="T19">233</text:span>,79781841</text:p>
          </table:table-cell>
          <table:table-cell table:style-name="Table2.F2" office:value-type="string">
            <text:p text:style-name="P14"><text:span text:style-name="T19">1069</text:span>,1153038</text:p>
          </table:table-cell>
        </table:table-row>
        <table:table-row>
          <table:table-cell table:style-name="Table2.A2" office:value-type="string">
            <text:p text:style-name="P14">Instance 9</text:p>
          </table:table-cell>
          <table:table-cell table:style-name="Table2.A2" office:value-type="string">
            <text:p text:style-name="P14"><text:span text:style-name="T19">19</text:span>,274636227</text:p>
          </table:table-cell>
          <table:table-cell table:style-name="Table2.A2" office:value-type="string">
            <text:p text:style-name="P14"><text:span text:style-name="T19">62</text:span>,682198837</text:p>
          </table:table-cell>
          <table:table-cell table:style-name="Table2.A2" office:value-type="string">
            <text:p text:style-name="P14"><text:span text:style-name="T19">125</text:span>,14168961</text:p>
          </table:table-cell>
          <table:table-cell table:style-name="Table2.A2" office:value-type="string">
            <text:p text:style-name="P14"><text:span text:style-name="T19">321</text:span>,71886544</text:p>
          </table:table-cell>
          <table:table-cell table:style-name="Table2.F2" office:value-type="string">
            <text:p text:style-name="P14"><text:span text:style-name="T19">1151</text:span>,0616339</text:p>
          </table:table-cell>
        </table:table-row>
        <table:table-row>
          <table:table-cell table:style-name="Table2.A2" office:value-type="string">
            <text:p text:style-name="P14">Instance 10</text:p>
          </table:table-cell>
          <table:table-cell table:style-name="Table2.A2" office:value-type="string">
            <text:p text:style-name="P14"><text:span text:style-name="T19">28</text:span>,130727198</text:p>
          </table:table-cell>
          <table:table-cell table:style-name="Table2.A2" office:value-type="string">
            <text:p text:style-name="P14"><text:span text:style-name="T19">72</text:span>,884096865</text:p>
          </table:table-cell>
          <table:table-cell table:style-name="Table2.A2" office:value-type="string">
            <text:p text:style-name="P14"><text:span text:style-name="T19">111</text:span>,79229104</text:p>
          </table:table-cell>
          <table:table-cell table:style-name="Table2.A2" office:value-type="string">
            <text:p text:style-name="P14"><text:span text:style-name="T19">280</text:span>,54265873</text:p>
          </table:table-cell>
          <table:table-cell table:style-name="Table2.F2" office:value-type="string">
            <text:p text:style-name="P14"><text:span text:style-name="T19">1174</text:span>,4103976</text:p>
          </table:table-cell>
        </table:table-row>
      </table:table>
      <text:p text:style-name="P28">Table 4.2: Resultados dos Testes com Busca Tabu</text:p>
      <text:p text:style-name="P29"/>
      <table:table table:name="Table3" table:style-name="Table3">
        <table:table-column table:style-name="Table3.A" table:number-columns-repeated="2"/>
        <table:table-column table:style-name="Table3.C"/>
        <table:table-column table:style-name="Table3.A" table:number-columns-repeated="2"/>
        <table:table-column table:style-name="Table3.F"/>
        <table:table-row>
          <table:table-cell table:style-name="Table3.A1" office:value-type="string">
            <text:p text:style-name="P14">Ant Colony</text:p>
          </table:table-cell>
          <table:table-cell table:style-name="Table3.A1" office:value-type="string">
            <text:p text:style-name="P14">Tam 10</text:p>
          </table:table-cell>
          <table:table-cell table:style-name="Table3.A1" office:value-type="string">
            <text:p text:style-name="P14">Tam 30</text:p>
          </table:table-cell>
          <table:table-cell table:style-name="Table3.A1" office:value-type="string">
            <text:p text:style-name="P14">Tam 50</text:p>
          </table:table-cell>
          <table:table-cell table:style-name="Table3.A1" office:value-type="string">
            <text:p text:style-name="P14">Tam 100</text:p>
          </table:table-cell>
          <table:table-cell table:style-name="Table3.F1" office:value-type="string">
            <text:p text:style-name="P14">Tam 500</text:p>
          </table:table-cell>
        </table:table-row>
        <table:table-row>
          <table:table-cell table:style-name="Table3.A2" office:value-type="string">
            <text:p text:style-name="P14">Instance 1</text:p>
          </table:table-cell>
          <table:table-cell table:style-name="Table3.A2" office:value-type="string">
            <text:p text:style-name="P14"><text:span text:style-name="T19">45</text:span>,724971918</text:p>
          </table:table-cell>
          <table:table-cell table:style-name="Table3.A2" office:value-type="string">
            <text:p text:style-name="P14"><text:span text:style-name="T19">185</text:span>,74882196</text:p>
          </table:table-cell>
          <table:table-cell table:style-name="Table3.A2" office:value-type="string">
            <text:p text:style-name="P14"><text:span text:style-name="T19">279</text:span>,48790418</text:p>
          </table:table-cell>
          <table:table-cell table:style-name="Table3.A2" office:value-type="string">
            <text:p text:style-name="P14"><text:span text:style-name="T19">543</text:span>,26723764</text:p>
          </table:table-cell>
          <table:table-cell table:style-name="Table3.F2" office:value-type="string">
            <text:p text:style-name="P14">N/A</text:p>
          </table:table-cell>
        </table:table-row>
        <table:table-row>
          <table:table-cell table:style-name="Table3.A2" office:value-type="string">
            <text:p text:style-name="P14">Instance 2</text:p>
          </table:table-cell>
          <table:table-cell table:style-name="Table3.A2" office:value-type="string">
            <text:p text:style-name="P14"><text:span text:style-name="T19">44</text:span>,715265886</text:p>
          </table:table-cell>
          <table:table-cell table:style-name="Table3.A2" office:value-type="string">
            <text:p text:style-name="P14"><text:span text:style-name="T19">149</text:span>,23082680</text:p>
          </table:table-cell>
          <table:table-cell table:style-name="Table3.A2" office:value-type="string">
            <text:p text:style-name="P14"><text:span text:style-name="T19">254</text:span>,30629538</text:p>
          </table:table-cell>
          <table:table-cell table:style-name="Table3.A2" office:value-type="string">
            <text:p text:style-name="P14"><text:span text:style-name="T19">561</text:span>,67219315</text:p>
          </table:table-cell>
          <table:table-cell table:style-name="Table3.F2" office:value-type="string">
            <text:p text:style-name="P14">N/A</text:p>
          </table:table-cell>
        </table:table-row>
        <table:table-row>
          <table:table-cell table:style-name="Table3.A2" office:value-type="string">
            <text:p text:style-name="P14">Instance 3</text:p>
          </table:table-cell>
          <table:table-cell table:style-name="Table3.A2" office:value-type="string">
            <text:p text:style-name="P14"><text:span text:style-name="T19">46</text:span>,102384754</text:p>
          </table:table-cell>
          <table:table-cell table:style-name="Table3.A2" office:value-type="string">
            <text:p text:style-name="P14"><text:span text:style-name="T19">150</text:span>,59131530</text:p>
          </table:table-cell>
          <table:table-cell table:style-name="Table3.A2" office:value-type="string">
            <text:p text:style-name="P14"><text:span text:style-name="T19">278</text:span>,51166527</text:p>
          </table:table-cell>
          <table:table-cell table:style-name="Table3.A2" office:value-type="string">
            <text:p text:style-name="P14"><text:span text:style-name="T19">519</text:span>,81235334</text:p>
          </table:table-cell>
          <table:table-cell table:style-name="Table3.F2" office:value-type="string">
            <text:p text:style-name="P14">N/A</text:p>
          </table:table-cell>
        </table:table-row>
        <table:table-row>
          <table:table-cell table:style-name="Table3.A2" office:value-type="string">
            <text:p text:style-name="P14">Instance 4</text:p>
          </table:table-cell>
          <table:table-cell table:style-name="Table3.A2" office:value-type="string">
            <text:p text:style-name="P14"><text:span text:style-name="T19">53</text:span>,177733969</text:p>
          </table:table-cell>
          <table:table-cell table:style-name="Table3.A2" office:value-type="string">
            <text:p text:style-name="P14"><text:span text:style-name="T19">136</text:span>,51263866</text:p>
          </table:table-cell>
          <table:table-cell table:style-name="Table3.A2" office:value-type="string">
            <text:p text:style-name="P14"><text:span text:style-name="T19">267</text:span>,07599373</text:p>
          </table:table-cell>
          <table:table-cell table:style-name="Table3.A2" office:value-type="string">
            <text:p text:style-name="P14"><text:span text:style-name="T19">519</text:span>,99607906</text:p>
          </table:table-cell>
          <table:table-cell table:style-name="Table3.F2" office:value-type="string">
            <text:p text:style-name="P14">N/A</text:p>
          </table:table-cell>
        </table:table-row>
        <table:table-row>
          <table:table-cell table:style-name="Table3.A2" office:value-type="string">
            <text:p text:style-name="P14">Instance 5</text:p>
          </table:table-cell>
          <table:table-cell table:style-name="Table3.A2" office:value-type="string">
            <text:p text:style-name="P14"><text:span text:style-name="T19">39</text:span>,083641551</text:p>
          </table:table-cell>
          <table:table-cell table:style-name="Table3.A2" office:value-type="string">
            <text:p text:style-name="P14"><text:span text:style-name="T19">151</text:span>,04148569</text:p>
          </table:table-cell>
          <table:table-cell table:style-name="Table3.A2" office:value-type="string">
            <text:p text:style-name="P14"><text:span text:style-name="T19">278</text:span>,75790416</text:p>
          </table:table-cell>
          <table:table-cell table:style-name="Table3.A2" office:value-type="string">
            <text:p text:style-name="P14"><text:span text:style-name="T19">521</text:span>,35188506</text:p>
          </table:table-cell>
          <table:table-cell table:style-name="Table3.F2" office:value-type="string">
            <text:p text:style-name="P14">N/A</text:p>
          </table:table-cell>
        </table:table-row>
        <table:table-row>
          <table:table-cell table:style-name="Table3.A2" office:value-type="string">
            <text:p text:style-name="P14">Instance 6</text:p>
          </table:table-cell>
          <table:table-cell table:style-name="Table3.A2" office:value-type="string">
            <text:p text:style-name="P14"><text:span text:style-name="T19">51</text:span>,926126106</text:p>
          </table:table-cell>
          <table:table-cell table:style-name="Table3.A2" office:value-type="string">
            <text:p text:style-name="P14"><text:span text:style-name="T19">149</text:span>,72300038</text:p>
          </table:table-cell>
          <table:table-cell table:style-name="Table3.A2" office:value-type="string">
            <text:p text:style-name="P14"><text:span text:style-name="T19">270</text:span>,73158299</text:p>
          </table:table-cell>
          <table:table-cell table:style-name="Table3.A2" office:value-type="string">
            <text:p text:style-name="P14"><text:span text:style-name="T19">511</text:span>,39345812</text:p>
          </table:table-cell>
          <table:table-cell table:style-name="Table3.F2" office:value-type="string">
            <text:p text:style-name="P14">N/A</text:p>
          </table:table-cell>
        </table:table-row>
        <table:table-row>
          <table:table-cell table:style-name="Table3.A2" office:value-type="string">
            <text:p text:style-name="P14">Instance 7</text:p>
          </table:table-cell>
          <table:table-cell table:style-name="Table3.A2" office:value-type="string">
            <text:p text:style-name="P14"><text:span text:style-name="T19">49</text:span>,961344717</text:p>
          </table:table-cell>
          <table:table-cell table:style-name="Table3.A2" office:value-type="string">
            <text:p text:style-name="P14"><text:span text:style-name="T19">176</text:span>,60514188</text:p>
          </table:table-cell>
          <table:table-cell table:style-name="Table3.A2" office:value-type="string">
            <text:p text:style-name="P14"><text:span text:style-name="T19">266</text:span>,06054913</text:p>
          </table:table-cell>
          <table:table-cell table:style-name="Table3.A2" office:value-type="string">
            <text:p text:style-name="P14"><text:span text:style-name="T19">512</text:span>,02921294</text:p>
          </table:table-cell>
          <table:table-cell table:style-name="Table3.F2" office:value-type="string">
            <text:p text:style-name="P14">N/A</text:p>
          </table:table-cell>
        </table:table-row>
        <table:table-row>
          <table:table-cell table:style-name="Table3.A2" office:value-type="string">
            <text:p text:style-name="P14">Instance 8</text:p>
          </table:table-cell>
          <table:table-cell table:style-name="Table3.A2" office:value-type="string">
            <text:p text:style-name="P14"><text:span text:style-name="T19">55</text:span>,739542318</text:p>
          </table:table-cell>
          <table:table-cell table:style-name="Table3.A2" office:value-type="string">
            <text:p text:style-name="P14"><text:span text:style-name="T19">153</text:span>,23303929</text:p>
          </table:table-cell>
          <table:table-cell table:style-name="Table3.A2" office:value-type="string">
            <text:p text:style-name="P14"><text:span text:style-name="T19">281</text:span>,93190169</text:p>
          </table:table-cell>
          <table:table-cell table:style-name="Table3.A2" office:value-type="string">
            <text:p text:style-name="P14"><text:span text:style-name="T19">541</text:span>,05231078</text:p>
          </table:table-cell>
          <table:table-cell table:style-name="Table3.F2" office:value-type="string">
            <text:p text:style-name="P14">N/A</text:p>
          </table:table-cell>
        </table:table-row>
        <table:table-row>
          <table:table-cell table:style-name="Table3.A2" office:value-type="string">
            <text:p text:style-name="P14">Instance 9</text:p>
          </table:table-cell>
          <table:table-cell table:style-name="Table3.A2" office:value-type="string">
            <text:p text:style-name="P14"><text:span text:style-name="T19">43</text:span>,937623349</text:p>
          </table:table-cell>
          <table:table-cell table:style-name="Table3.A2" office:value-type="string">
            <text:p text:style-name="P14"><text:span text:style-name="T19">157</text:span>,45323387</text:p>
          </table:table-cell>
          <table:table-cell table:style-name="Table3.A2" office:value-type="string">
            <text:p text:style-name="P14"><text:span text:style-name="T19">265</text:span>,59293061</text:p>
          </table:table-cell>
          <table:table-cell table:style-name="Table3.A2" office:value-type="string">
            <text:p text:style-name="P14"><text:span text:style-name="T19">559</text:span>,20159725</text:p>
          </table:table-cell>
          <table:table-cell table:style-name="Table3.F2" office:value-type="string">
            <text:p text:style-name="P14">N/A</text:p>
          </table:table-cell>
        </table:table-row>
        <table:table-row>
          <table:table-cell table:style-name="Table3.A2" office:value-type="string">
            <text:p text:style-name="P14">Instance 10</text:p>
          </table:table-cell>
          <table:table-cell table:style-name="Table3.A2" office:value-type="string">
            <text:p text:style-name="P14"><text:span text:style-name="T19">55</text:span>,374515735</text:p>
          </table:table-cell>
          <table:table-cell table:style-name="Table3.A2" office:value-type="string">
            <text:p text:style-name="P14"><text:span text:style-name="T19">142</text:span>,53749655</text:p>
          </table:table-cell>
          <table:table-cell table:style-name="Table3.A2" office:value-type="string">
            <text:p text:style-name="P14"><text:span text:style-name="T19">266</text:span>,54929239</text:p>
          </table:table-cell>
          <table:table-cell table:style-name="Table3.A2" office:value-type="string">
            <text:p text:style-name="P14"><text:span text:style-name="T19">556</text:span>,87816068</text:p>
          </table:table-cell>
          <table:table-cell table:style-name="Table3.F2" office:value-type="string">
            <text:p text:style-name="P14">N/A</text:p>
          </table:table-cell>
        </table:table-row>
      </table:table>
      <text:p text:style-name="P28">Table 4.3: Resultados dos Testes com Colonia de Formigas</text:p>
      <text:p text:style-name="P29"/>
      <text:p text:style-name="P11"/>
      <table:table table:name="ResultadoMédio" table:style-name="ResultadoMédio">
        <table:table-column table:style-name="ResultadoMédio.A"/>
        <table:table-column table:style-name="ResultadoMédio.B"/>
        <table:table-column table:style-name="ResultadoMédio.A"/>
        <table:table-column table:style-name="ResultadoMédio.B"/>
        <table:table-column table:style-name="ResultadoMédio.E"/>
        <table:table-column table:style-name="ResultadoMédio.F"/>
        <table:table-row>
          <table:table-cell table:style-name="ResultadoMédio.A1" office:value-type="string">
            <text:p text:style-name="P13">Tamanho do Grafo / Metaheuristica</text:p>
          </table:table-cell>
          <table:table-cell table:style-name="ResultadoMédio.A1" office:value-type="string">
            <text:p text:style-name="P13">10</text:p>
          </table:table-cell>
          <table:table-cell table:style-name="ResultadoMédio.A1" office:value-type="string">
            <text:p text:style-name="P13">30</text:p>
          </table:table-cell>
          <table:table-cell table:style-name="ResultadoMédio.A1" office:value-type="string">
            <text:p text:style-name="P13">50</text:p>
          </table:table-cell>
          <table:table-cell table:style-name="ResultadoMédio.A1" office:value-type="string">
            <text:p text:style-name="P13">100</text:p>
          </table:table-cell>
          <table:table-cell table:style-name="ResultadoMédio.F1" office:value-type="string">
            <text:p text:style-name="P13">500</text:p>
          </table:table-cell>
        </table:table-row>
        <table:table-row>
          <table:table-cell table:style-name="ResultadoMédio.A2" office:value-type="string">
            <text:p text:style-name="P13">GRASP</text:p>
          </table:table-cell>
          <table:table-cell table:style-name="ResultadoMédio.A2" office:value-type="string">
            <text:p text:style-name="P13">22,54451</text:p>
          </table:table-cell>
          <table:table-cell table:style-name="ResultadoMédio.A2" office:value-type="string">
            <text:p text:style-name="P13">69,19307</text:p>
          </table:table-cell>
          <table:table-cell table:style-name="ResultadoMédio.A2" office:value-type="string">
            <text:p text:style-name="P13">96,68023</text:p>
          </table:table-cell>
          <table:table-cell table:style-name="ResultadoMédio.A2" office:value-type="string">
            <text:p text:style-name="P13">146,74111</text:p>
          </table:table-cell>
          <table:table-cell table:style-name="ResultadoMédio.F2" office:value-type="string">
            <text:p text:style-name="P13">470,22070</text:p>
          </table:table-cell>
        </table:table-row>
        <table:table-row>
          <table:table-cell table:style-name="ResultadoMédio.A2" office:value-type="string">
            <text:p text:style-name="P13">Busca Tabu</text:p>
          </table:table-cell>
          <table:table-cell table:style-name="ResultadoMédio.A2" office:value-type="string">
            <text:p text:style-name="P13">25,22968</text:p>
          </table:table-cell>
          <table:table-cell table:style-name="ResultadoMédio.A2" office:value-type="string">
            <text:p text:style-name="P13">76,49372</text:p>
          </table:table-cell>
          <table:table-cell table:style-name="ResultadoMédio.A2" office:value-type="string">
            <text:p text:style-name="P13">112,91973</text:p>
          </table:table-cell>
          <table:table-cell table:style-name="ResultadoMédio.A2" office:value-type="string">
            <text:p text:style-name="P13">241,61263</text:p>
          </table:table-cell>
          <table:table-cell table:style-name="ResultadoMédio.F2" office:value-type="string">
            <text:p text:style-name="P13">1139,15945</text:p>
          </table:table-cell>
        </table:table-row>
        <table:table-row>
          <table:table-cell table:style-name="ResultadoMédio.A2" office:value-type="string">
            <text:p text:style-name="P13">Colônia de Formigas</text:p>
          </table:table-cell>
          <table:table-cell table:style-name="ResultadoMédio.A2" office:value-type="string">
            <text:p text:style-name="P13">48,57432</text:p>
          </table:table-cell>
          <table:table-cell table:style-name="ResultadoMédio.A2" office:value-type="string">
            <text:p text:style-name="P13">155,26770</text:p>
          </table:table-cell>
          <table:table-cell table:style-name="ResultadoMédio.A2" office:value-type="string">
            <text:p text:style-name="P13">270,90060</text:p>
          </table:table-cell>
          <table:table-cell table:style-name="ResultadoMédio.A2" office:value-type="string">
            <text:p text:style-name="P13">534,66544</text:p>
          </table:table-cell>
          <table:table-cell table:style-name="ResultadoMédio.F2" office:value-type="string">
            <text:p text:style-name="P13">N/A</text:p>
          </table:table-cell>
        </table:table-row>
      </table:table>
      <text:p text:style-name="P28">Table 4.4: Resultado médio dos testes com 10 instancias de cada tamanho de grafo.</text:p>
      <text:p text:style-name="P12"/>
      <text:p text:style-name="P33">Nossa implementação simples da Colônia de Formigas se mostrou extremamente ineficiente, tanto na qualidade de suas respostas como no tempo de execução, especialmente nas instancias <text:soft-page-break/>de maior tamanho, onde levou várias horas para resolver uma única instancia, de forma que nos levou a não apresentar resultados para as instancias de tamanho 500.</text:p>
      <text:p text:style-name="P33">Examinando as tabelas podemos ver que, surpreendentemente, o algoritmo mais inocente se provou <text:s/>também o mais eficiente especialmente nas instancias de tamanho 100 e 500 onde sua performance foi até duas vezes melhor. Lembrando que a diferença entre os tempos de execução foi insignificante.</text:p>
      <text:p text:style-name="P29"/>
      <text:h text:style-name="P38" text:outline-level="2">5. Uma proposta híbrida para a solução do TSP</text:h>
      <text:p text:style-name="P34">Dado que a eficiencia do GRASP é proporcional à sua fase de construção, consideramos que seria interessante utilizar a construção semi-gulosa do GRASP como inicialização dos cromossomos para um algortimo genético, que substituiria a fase de busca local do GRASP.</text:p>
      <text:p text:style-name="P34">A idéia aqui seria similar a um GRASP multi-start, usando a técnica semi-gulosa aleatória do GRASP, iniciariamos o algoritmo genético já com boas respostas, reduzindo o tempo de busca necessário para a obtenção de uma boa resposta.</text:p>
      <text:p text:style-name="P35">Algoritmo Genetic-GRASP (Numero_de_Cidades)</text:p>
      <text:p text:style-name="P36">Start</text:p>
      <text:p text:style-name="P36"><text:tab/>Gerar<text:span text:style-name="T15"> uma população inicial de soluções de forma semi-aleatória.</text:span></text:p>
      <text:p text:style-name="P36"><text:span text:style-name="T15"><text:tab/></text:span>Avaliar<text:span text:style-name="T15"> a qualidade das soluções produzidas.</text:span></text:p>
      <text:p text:style-name="P36"><text:span text:style-name="T15"><text:tab/></text:span>Repetir</text:p>
      <text:p text:style-name="P36"><text:tab/><text:tab/>Gerar<text:span text:style-name="T15"> novas soluções utilizando como base a população gerada.</text:span></text:p>
      <text:p text:style-name="P36"><text:span text:style-name="T15"><text:tab/><text:tab/></text:span>Avaliar<text:span text:style-name="T15"> a qualidade das novas soluções.</text:span></text:p>
      <text:p text:style-name="P36"><text:span text:style-name="T15"><text:tab/><text:tab/></text:span>Substituir<text:span text:style-name="T15"> a população pelas novas soluções geradas.</text:span></text:p>
      <text:p text:style-name="P36"><text:span text:style-name="T15"><text:tab/></text:span>Até<text:span text:style-name="T15"> que a convergencia seja maior que 25%.</text:span></text:p>
      <text:p text:style-name="P36">End.</text:p>
      <text:p text:style-name="P31"/>
      <text:h text:style-name="P38" text:outline-level="2">6. Conslusão e trabalhos futuros</text:h>
      <text:p text:style-name="P33">A comparação entre os métodos se mostrou inconclusiva. Certamente deve-se mais refinamento às implementações dos algoritmos de forma a produzir resultados melhores e mais confiáveis. Especialmente no caso da colônia de formigas.</text:p>
      <text:h text:style-name="P38" text:outline-level="2">Referências</text:h>
      <text:p text:style-name="P2"><text:span text:style-name="T1">Gendreau, M., Iori, M., Laporte, G., &amp; Martello, S</text:span><text:span text:style-name="T3">. (2006). A tabu search algorithm for a routing and container loading problem. </text:span><text:span text:style-name="T9">Transportation Science</text:span><text:span text:style-name="T3">, </text:span><text:span text:style-name="T9">40</text:span><text:span text:style-name="T3">(3), 342-350. </text:span></text:p>
      <text:p text:style-name="P6">Rardin, Ronald L., Craig A. Tovey, and Martha G. Pilcher. <text:span text:style-name="T15">"Analysis of a random cut test instance generator for the tsp." </text:span><text:span text:style-name="T13">Complexity in Numerical Optimization, World Scientific Publishing</text:span><text:span text:style-name="T15"> (1993): 387-405;</text:span></text:p>
      <text:p text:style-name="P4"><text:span text:style-name="T19">Melo, V. A., &amp; Martinhon, C. A.</text:span> (2004). Metaheurísticas híbridas para o problema do caixeiro viajante com coleta de prêmios. In <text:span text:style-name="T12">Simpósio Brasileiro de Pesquisa Operacional (SBPO)</text:span> (Vol. 36, pp. 1295-1306). </text:p>
      <text:p text:style-name="P9"><text:span text:style-name="T17">Gambardella, L. M., De Luigi, F., &amp; Maniezzo, V. </text:span><text:span text:style-name="T18">(1998). Ant Colony Optimization. </text:span><text:span text:style-name="T16">Istituto Dalle Molle di Studi sull’Intelligenza Artificiale Galleria</text:span><text:span text:style-name="T18">, </text:span><text:span text:style-name="T16">2</text:span><text:span text:style-name="T18">. </text:span></text:p>
      <text:p text:style-name="P2"><text:span text:style-name="T1">Kaiser, Maxwell S. </text:span><text:span text:style-name="T4">“</text:span><text:span text:style-name="T5">Aplicação de metaheuristica híbrida na resolução do problema Dial-A-Ride” (2009) </text:span><text:span text:style-name="T10">COPPE/UFRJ</text:span><text:span text:style-name="T6">.</text:span></text:p>
      <text:h text:style-name="P7" text:outline-level="1"><text:bookmark text:name="ctl00_ArticleTitle"/><text:soft-page-break/><text:span text:style-name="T2">“Applying Ant Colony Optimization Algorithms to Solve the Traveling Salesman Problem”</text:span><text:span text:style-name="T8"> (13, Set 2013) Recuperado de: </text:span><text:span text:style-name="T11"><text:s/></text:span><text:a xlink:type="simple" xlink:href="http://www.codeproject.com/Articles/644067/Applying-Ant-Colony-Optimization-Algorithms-to-Sol">http://www.codeproject.com/Articles/644067/Applying-Ant-Colony-Optimization-Algorithms-to-Sol</text:a><text:span text:style-name="T8">;</text:span></text:h>
      <text:p text:style-name="P8"><text:span text:style-name="T2">“Ant Colony Optimization Algorithms”</text:span><text:span text:style-name="T8"> (20 Jul, 2015) Recuperado de: </text:span><text:a xlink:type="simple" xlink:href="https://en.wikipedia.org/wiki/Ant_colony_optimization_algorithms">https://en.wikipedia.org/wiki/Ant_colony_optimization_algorithms</text:a><text:span text:style-name="T8">;</text:span></text:p>
      <text:p text:style-name="P3"><text:span text:style-name="T7">Gonçalves, Luciana B. </text:span><text:span text:style-name="T4">“Tópicos Especiais em Otimização – GRASP”. Apresentação PowerPoint;</text:span></text:p>
      <text:p text:style-name="P5"><text:span text:style-name="T20">Gonçalves, Luciana B. </text:span><text:span text:style-name="T8">“Tópicos Especiais em Otimização – Busca Tabu”. Apresentação PowerPoi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MT" svg:font-family="TimesNewRomanPSMT" style:font-family-generic="roman"/>
    <style:font-face style:name="Consolas" svg:font-family="Consolas" style:font-family-generic="swiss" style:font-pitch="fixed"/>
    <style:font-face style:name="Courier New" svg:font-family="'Courier New'" style:font-pitch="variable"/>
    <style:font-face style:name="Times" svg:font-family="Times"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References" style:family="paragraph" style:parent-style-name="Standard">
      <style:paragraph-properties fo:margin="100%" fo:margin-left="0.741cm" fo:margin-right="0cm" fo:margin-top="0.106cm" fo:margin-bottom="0cm" fo:orphans="0" fo:widows="0" fo:text-indent="-0.741cm" style:auto-text-indent="false"/>
      <style:text-properties style:font-name="Times" fo:language="en" fo:country="US" style:font-name-complex="Times"/>
    </style:style>
    <style:style style:name="SBPO-Título" style:family="paragraph">
      <style:paragraph-properties fo:text-align="center" style:justify-single-word="false" fo:orphans="2" fo:widows="2"/>
      <style:text-properties fo:text-transform="uppercase" style:use-window-font-color="true" style:font-name="Times New Roman" fo:font-size="13pt" fo:language="pt" fo:country="BR" fo:font-weight="bold" style:font-name-asian="Times New Roman" style:font-size-asian="13pt" style:font-weight-asian="bold" style:font-name-complex="Times New Roman" style:font-size-complex="13pt" style:language-complex="ar" style:country-complex="SA" style:font-style-complex="italic"/>
    </style:style>
    <style:style style:name="Author_26_Address" style:display-name="Author&amp;Address" style:family="paragraph" style:parent-style-name="Standard">
      <style:paragraph-properties fo:text-align="center" style:justify-single-word="false" fo:orphans="0" fo:widows="0"/>
      <style:text-properties style:font-name="Times" fo:font-size="11pt" fo:language="en" fo:country="US" fo:font-weight="bold" style:font-size-asian="11pt" style:font-weight-asian="bold" style:font-name-complex="Times"/>
    </style:style>
    <style:style style:name="SBPO-e-mail" style:family="paragraph" style:parent-style-name="Author_26_Address">
      <style:paragraph-properties fo:orphans="2" fo:widows="2"/>
      <style:text-properties style:font-name="Times New Roman" fo:language="pt" fo:country="BR" fo:font-weight="normal" style:font-weight-asian="normal" style:font-name-complex="Times New Roman"/>
    </style:style>
    <style:style style:name="Heading_20_3" style:display-name="Heading 3" style:family="paragraph" style:parent-style-name="Standard" style:next-style-name="Text_20_body" style:default-outline-level="3" style:class="text">
      <style:paragraph-properties fo:margin-top="0.176cm" fo:margin-bottom="0.176cm" fo:text-align="center" style:justify-single-word="false" fo:keep-with-next="always" style:text-autospace="ideograph-alpha" style:punctuation-wrap="hanging" style:vertical-align="auto"/>
      <style:text-properties fo:font-size="12pt" fo:font-weight="bold" style:font-size-asian="12pt" style:font-weight-asian="bold" style:font-size-complex="12pt" style:font-style-complex="italic" style:font-weight-complex="bold"/>
    </style:style>
    <style:style style:name="Keywords" style:family="paragraph" style:parent-style-name="Text_20_body">
      <style:paragraph-properties fo:margin="100%" fo:margin-left="0cm" fo:margin-right="0cm" fo:margin-top="0.212cm" fo:margin-bottom="0.212cm" fo:text-align="start" style:justify-single-word="false" fo:orphans="2" fo:widows="2" fo:text-indent="0cm" style:auto-text-indent="false"/>
      <style:text-properties fo:language="pt" fo:country="BR" fo:font-weight="bold"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2pt" style:font-size-asian="12pt" style:font-name-complex="Arial" style:font-size-complex="12pt"/>
    </style:style>
    <style:style style:name="Heading_20_2" style:display-name="Heading 2" style:family="paragraph" style:parent-style-name="Subtitle" style:next-style-name="Plain_20_Text" style:default-outline-level="2" style:class="text">
      <style:paragraph-properties fo:margin-top="0.212cm" fo:margin-bottom="0.106cm" fo:text-align="start" style:justify-single-word="false" fo:keep-with-next="always" style:text-autospace="ideograph-alpha" style:punctuation-wrap="hanging" style:vertical-align="auto"/>
      <style:text-properties style:font-name="Times New Roman" fo:font-size="11pt" fo:font-weight="bold" style:font-size-asian="11pt" style:font-weight-asian="bold" style:font-name-complex="Times New Roman" style:font-style-complex="italic" style:font-weight-complex="bold"/>
    </style:style>
    <style:style style:name="Plain_20_Text" style:display-name="Plain Text" style:family="paragraph" style:parent-style-name="Standard">
      <style:text-properties style:font-name="Courier New" style:font-name-complex="Courier New"/>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3cm" fo:margin-bottom="2.499cm" fo:margin-left="2.9cm" fo:margin-right="2.9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4H8M11S</meta:editing-duration>
    <meta:editing-cycles>113</meta:editing-cycles>
    <meta:generator>OpenOffice/4.0.1$Win32 OpenOffice.org_project/401m5$Build-9714</meta:generator>
    <dc:date>2015-07-22T19:40:04.93</dc:date>
    <dc:creator>Igor Batista</dc:creator>
    <meta:document-statistic meta:table-count="4" meta:image-count="0" meta:object-count="0" meta:page-count="13" meta:paragraph-count="709" meta:word-count="3522" meta:character-count="26037"/>
    <meta:user-defined meta:name="Info 1"/>
    <meta:user-defined meta:name="Info 2"/>
    <meta:user-defined meta:name="Info 3"/>
    <meta:user-defined meta:name="Info 4"/>
  </office:meta>
</office:document-meta>
</file>